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44pt"/>
    </style:style>
    <style:style style:name="co6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75.86pt"/>
    </style:style>
    <style:style style:name="co9" style:family="table-column">
      <style:table-column-properties fo:break-before="auto" style:column-width="118.8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" style:family="table-cell" style:parent-style-name="Default">
      <style:text-properties style:text-position="" style:font-name="Liberation Sans" style:font-name-asian="Liberation Sans" style:font-name-complex="Liberation San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2.01pt"/>
      <style:text-properties style:text-position=""/>
    </style:style>
    <style:style style:name="ce4" style:family="table-cell" style:parent-style-name="Default" style:data-style-name="N20036"/>
    <style:style style:name="ce5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9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1" style:family="table-cell" style:parent-style-name="Default" style:data-style-name="N10002"/>
    <style:style style:name="ce12" style:family="table-cell" style:parent-style-name="Default">
      <style:text-properties style:font-name="Liberation Sans" style:font-name-asian="Liberation Sans" style:font-name-complex="Liberation Sans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padding="2.01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0036"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36"/>
    <style:style style:name="ce20" style:family="table-cell" style:parent-style-name="Default" style:data-style-name="N2">
      <style:text-properties style:font-name="Liberation Sans" style:font-name-asian="Droid Sans Fallback" style:language-asian="en" style:country-asian="US" style:font-name-complex="FreeSans" style:language-complex="en" style:country-complex="US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/>
      <table:table table:name="good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ce11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price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rust-Dax</text:p>
          </table:table-cell>
          <table:table-cell table:style-name="ce9" table:formula="of:=RANDBETWEEN(100; 1000)" office:value-type="float" office:value="165" calcext:value-type="float">
            <text:p>16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tatcom</text:p>
          </table:table-cell>
          <table:table-cell table:style-name="ce9" table:formula="of:=RANDBETWEEN(100; 1000)" office:value-type="float" office:value="516" calcext:value-type="float">
            <text:p>51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onksing</text:p>
          </table:table-cell>
          <table:table-cell table:style-name="ce9" table:formula="of:=RANDBETWEEN(100; 1000)" office:value-type="float" office:value="857" calcext:value-type="float">
            <text:p>85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ancof</text:p>
          </table:table-cell>
          <table:table-cell table:style-name="ce9" table:formula="of:=RANDBETWEEN(100; 1000)" office:value-type="float" office:value="960" calcext:value-type="float">
            <text:p>96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eo-Ity</text:p>
          </table:table-cell>
          <table:table-cell table:style-name="ce9" table:formula="of:=RANDBETWEEN(100; 1000)" office:value-type="float" office:value="250" calcext:value-type="float">
            <text:p>25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axtom</text:p>
          </table:table-cell>
          <table:table-cell table:style-name="ce9" table:formula="of:=RANDBETWEEN(100; 1000)" office:value-type="float" office:value="944" calcext:value-type="float">
            <text:p>94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-ing</text:p>
          </table:table-cell>
          <table:table-cell table:style-name="ce9" table:formula="of:=RANDBETWEEN(100; 1000)" office:value-type="float" office:value="881" calcext:value-type="float">
            <text:p>88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e Hattip</text:p>
          </table:table-cell>
          <table:table-cell table:style-name="ce9" table:formula="of:=RANDBETWEEN(100; 1000)" office:value-type="float" office:value="295" calcext:value-type="float">
            <text:p>29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ranstraxing</text:p>
          </table:table-cell>
          <table:table-cell table:style-name="ce9" table:formula="of:=RANDBETWEEN(100; 1000)" office:value-type="float" office:value="394" calcext:value-type="float">
            <text:p>39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ailjob</text:p>
          </table:table-cell>
          <table:table-cell table:style-name="ce9" table:formula="of:=RANDBETWEEN(100; 1000)" office:value-type="float" office:value="438" calcext:value-type="float">
            <text:p>438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Hot Ex</text:p>
          </table:table-cell>
          <table:table-cell table:style-name="ce9" table:formula="of:=RANDBETWEEN(100; 1000)" office:value-type="float" office:value="221" calcext:value-type="float">
            <text:p>22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Volt Fan</text:p>
          </table:table-cell>
          <table:table-cell table:style-name="ce9" table:formula="of:=RANDBETWEEN(100; 1000)" office:value-type="float" office:value="770" calcext:value-type="float">
            <text:p>77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Zaam Warm</text:p>
          </table:table-cell>
          <table:table-cell table:style-name="ce9" table:formula="of:=RANDBETWEEN(100; 1000)" office:value-type="float" office:value="548" calcext:value-type="float">
            <text:p>548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aoplus</text:p>
          </table:table-cell>
          <table:table-cell table:style-name="ce9" table:formula="of:=RANDBETWEEN(100; 1000)" office:value-type="float" office:value="705" calcext:value-type="float">
            <text:p>70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io Hotin</text:p>
          </table:table-cell>
          <table:table-cell table:style-name="ce9" table:formula="of:=RANDBETWEEN(100; 1000)" office:value-type="float" office:value="710" calcext:value-type="float">
            <text:p>71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--Tip</text:p>
          </table:table-cell>
          <table:table-cell table:style-name="ce9" table:formula="of:=RANDBETWEEN(100; 1000)" office:value-type="float" office:value="707" calcext:value-type="float">
            <text:p>70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altsoft</text:p>
          </table:table-cell>
          <table:table-cell table:style-name="ce9" table:formula="of:=RANDBETWEEN(100; 1000)" office:value-type="float" office:value="310" calcext:value-type="float">
            <text:p>31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ankeco</text:p>
          </table:table-cell>
          <table:table-cell table:style-name="ce9" table:formula="of:=RANDBETWEEN(100; 1000)" office:value-type="float" office:value="141" calcext:value-type="float">
            <text:p>14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Zenron</text:p>
          </table:table-cell>
          <table:table-cell table:style-name="ce9" table:formula="of:=RANDBETWEEN(100; 1000)" office:value-type="float" office:value="233" calcext:value-type="float">
            <text:p>23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luswarm</text:p>
          </table:table-cell>
          <table:table-cell table:style-name="ce9" table:formula="of:=RANDBETWEEN(100; 1000)" office:value-type="float" office:value="881" calcext:value-type="float">
            <text:p>88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Lam Zumtrax</text:p>
          </table:table-cell>
          <table:table-cell table:style-name="ce9" table:formula="of:=RANDBETWEEN(100; 1000)" office:value-type="float" office:value="123" calcext:value-type="float">
            <text:p>12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Bigwarm</text:p>
          </table:table-cell>
          <table:table-cell table:style-name="ce9" table:formula="of:=RANDBETWEEN(100; 1000)" office:value-type="float" office:value="146" calcext:value-type="float">
            <text:p>14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Homelex</text:p>
          </table:table-cell>
          <table:table-cell table:style-name="ce9" table:formula="of:=RANDBETWEEN(100; 1000)" office:value-type="float" office:value="501" calcext:value-type="float">
            <text:p>50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Fresh Strong</text:p>
          </table:table-cell>
          <table:table-cell table:style-name="ce9" table:formula="of:=RANDBETWEEN(100; 1000)" office:value-type="float" office:value="171" calcext:value-type="float">
            <text:p>17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Flexkix</text:p>
          </table:table-cell>
          <table:table-cell table:style-name="ce9" table:formula="of:=RANDBETWEEN(100; 1000)" office:value-type="float" office:value="781" calcext:value-type="float">
            <text:p>78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Lightin</text:p>
          </table:table-cell>
          <table:table-cell table:style-name="ce9" table:formula="of:=RANDBETWEEN(100; 1000)" office:value-type="float" office:value="153" calcext:value-type="float">
            <text:p>15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Biostrong</text:p>
          </table:table-cell>
          <table:table-cell table:style-name="ce9" table:formula="of:=RANDBETWEEN(100; 1000)" office:value-type="float" office:value="350" calcext:value-type="float">
            <text:p>35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Kin Sillux</text:p>
          </table:table-cell>
          <table:table-cell table:style-name="ce9" table:formula="of:=RANDBETWEEN(100; 1000)" office:value-type="float" office:value="290" calcext:value-type="float">
            <text:p>29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roovejob</text:p>
          </table:table-cell>
          <table:table-cell table:style-name="ce9" table:formula="of:=RANDBETWEEN(100; 1000)" office:value-type="float" office:value="186" calcext:value-type="float">
            <text:p>18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Vaiaing</text:p>
          </table:table-cell>
          <table:table-cell table:style-name="ce9" table:formula="of:=RANDBETWEEN(100; 1000)" office:value-type="float" office:value="704" calcext:value-type="float">
            <text:p>70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pcantech</text:p>
          </table:table-cell>
          <table:table-cell table:style-name="ce9" table:formula="of:=RANDBETWEEN(100; 1000)" office:value-type="float" office:value="426" calcext:value-type="float">
            <text:p>42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Tough Statla</text:p>
          </table:table-cell>
          <table:table-cell table:style-name="ce9" table:formula="of:=RANDBETWEEN(100; 1000)" office:value-type="float" office:value="642" calcext:value-type="float">
            <text:p>64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Ranex</text:p>
          </table:table-cell>
          <table:table-cell table:style-name="ce9" table:formula="of:=RANDBETWEEN(100; 1000)" office:value-type="float" office:value="354" calcext:value-type="float">
            <text:p>35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Keydandom</text:p>
          </table:table-cell>
          <table:table-cell table:style-name="ce9" table:formula="of:=RANDBETWEEN(100; 1000)" office:value-type="float" office:value="447" calcext:value-type="float">
            <text:p>44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Tamp-Tex</text:p>
          </table:table-cell>
          <table:table-cell table:style-name="ce9" table:formula="of:=RANDBETWEEN(100; 1000)" office:value-type="float" office:value="286" calcext:value-type="float">
            <text:p>28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Zoombam</text:p>
          </table:table-cell>
          <table:table-cell table:style-name="ce9" table:formula="of:=RANDBETWEEN(100; 1000)" office:value-type="float" office:value="691" calcext:value-type="float">
            <text:p>69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Spanplus</text:p>
          </table:table-cell>
          <table:table-cell table:style-name="ce9" table:formula="of:=RANDBETWEEN(100; 1000)" office:value-type="float" office:value="867" calcext:value-type="float">
            <text:p>86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ay Keydex</text:p>
          </table:table-cell>
          <table:table-cell table:style-name="ce9" table:formula="of:=RANDBETWEEN(100; 1000)" office:value-type="float" office:value="423" calcext:value-type="float">
            <text:p>42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obcof</text:p>
          </table:table-cell>
          <table:table-cell table:style-name="ce9" table:formula="of:=RANDBETWEEN(100; 1000)" office:value-type="float" office:value="467" calcext:value-type="float">
            <text:p>46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Grooveity</text:p>
          </table:table-cell>
          <table:table-cell table:style-name="ce9" table:formula="of:=RANDBETWEEN(100; 1000)" office:value-type="float" office:value="245" calcext:value-type="float">
            <text:p>24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Techeco</text:p>
          </table:table-cell>
          <table:table-cell table:style-name="ce9" table:formula="of:=RANDBETWEEN(100; 1000)" office:value-type="float" office:value="555" calcext:value-type="float">
            <text:p>55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Zerdex</text:p>
          </table:table-cell>
          <table:table-cell table:style-name="ce9" table:formula="of:=RANDBETWEEN(100; 1000)" office:value-type="float" office:value="607" calcext:value-type="float">
            <text:p>60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Overlight</text:p>
          </table:table-cell>
          <table:table-cell table:style-name="ce9" table:formula="of:=RANDBETWEEN(100; 1000)" office:value-type="float" office:value="1000" calcext:value-type="float">
            <text:p>1000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Geolax</text:p>
          </table:table-cell>
          <table:table-cell table:style-name="ce9" table:formula="of:=RANDBETWEEN(100; 1000)" office:value-type="float" office:value="904" calcext:value-type="float">
            <text:p>90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ase Jaylux</text:p>
          </table:table-cell>
          <table:table-cell table:style-name="ce9" table:formula="of:=RANDBETWEEN(100; 1000)" office:value-type="float" office:value="929" calcext:value-type="float">
            <text:p>92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Alphagohold</text:p>
          </table:table-cell>
          <table:table-cell table:style-name="ce9" table:formula="of:=RANDBETWEEN(100; 1000)" office:value-type="float" office:value="735" calcext:value-type="float">
            <text:p>73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Canlatplus</text:p>
          </table:table-cell>
          <table:table-cell table:style-name="ce9" table:formula="of:=RANDBETWEEN(100; 1000)" office:value-type="float" office:value="217" calcext:value-type="float">
            <text:p>21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trongfind</text:p>
          </table:table-cell>
          <table:table-cell table:style-name="ce9" table:formula="of:=RANDBETWEEN(100; 1000)" office:value-type="float" office:value="713" calcext:value-type="float">
            <text:p>71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Hattip</text:p>
          </table:table-cell>
          <table:table-cell table:style-name="ce9" table:formula="of:=RANDBETWEEN(100; 1000)" office:value-type="float" office:value="586" calcext:value-type="float">
            <text:p>58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Opestring</text:p>
          </table:table-cell>
          <table:table-cell table:style-name="ce9" table:formula="of:=RANDBETWEEN(100; 1000)" office:value-type="float" office:value="398" calcext:value-type="float">
            <text:p>398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imdom</text:p>
          </table:table-cell>
          <table:table-cell table:style-name="ce9" table:formula="of:=RANDBETWEEN(100; 1000)" office:value-type="float" office:value="216" calcext:value-type="float">
            <text:p>21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Singtough</text:p>
          </table:table-cell>
          <table:table-cell table:style-name="ce9" table:formula="of:=RANDBETWEEN(100; 1000)" office:value-type="float" office:value="519" calcext:value-type="float">
            <text:p>51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Kan String</text:p>
          </table:table-cell>
          <table:table-cell table:style-name="ce9" table:formula="of:=RANDBETWEEN(100; 1000)" office:value-type="float" office:value="534" calcext:value-type="float">
            <text:p>53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Zerwarm</text:p>
          </table:table-cell>
          <table:table-cell table:style-name="ce9" table:formula="of:=RANDBETWEEN(100; 1000)" office:value-type="float" office:value="707" calcext:value-type="float">
            <text:p>70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Danity</text:p>
          </table:table-cell>
          <table:table-cell table:style-name="ce9" table:formula="of:=RANDBETWEEN(100; 1000)" office:value-type="float" office:value="252" calcext:value-type="float">
            <text:p>25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Bam-Sing</text:p>
          </table:table-cell>
          <table:table-cell table:style-name="ce9" table:formula="of:=RANDBETWEEN(100; 1000)" office:value-type="float" office:value="994" calcext:value-type="float">
            <text:p>994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Unisantech</text:p>
          </table:table-cell>
          <table:table-cell table:style-name="ce9" table:formula="of:=RANDBETWEEN(100; 1000)" office:value-type="float" office:value="365" calcext:value-type="float">
            <text:p>36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Ontofind</text:p>
          </table:table-cell>
          <table:table-cell table:style-name="ce9" table:formula="of:=RANDBETWEEN(100; 1000)" office:value-type="float" office:value="859" calcext:value-type="float">
            <text:p>85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Refan</text:p>
          </table:table-cell>
          <table:table-cell table:style-name="ce9" table:formula="of:=RANDBETWEEN(100; 1000)" office:value-type="float" office:value="386" calcext:value-type="float">
            <text:p>38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Intip</text:p>
          </table:table-cell>
          <table:table-cell table:style-name="ce9" table:formula="of:=RANDBETWEEN(100; 1000)" office:value-type="float" office:value="441" calcext:value-type="float">
            <text:p>44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Eco Nimtouch</text:p>
          </table:table-cell>
          <table:table-cell table:style-name="ce9" table:formula="of:=RANDBETWEEN(100; 1000)" office:value-type="float" office:value="542" calcext:value-type="float">
            <text:p>54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Alphaflex</text:p>
          </table:table-cell>
          <table:table-cell table:style-name="ce9" table:formula="of:=RANDBETWEEN(100; 1000)" office:value-type="float" office:value="626" calcext:value-type="float">
            <text:p>62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Funtoit</text:p>
          </table:table-cell>
          <table:table-cell table:style-name="ce9" table:formula="of:=RANDBETWEEN(100; 1000)" office:value-type="float" office:value="225" calcext:value-type="float">
            <text:p>22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Stim Tone</text:p>
          </table:table-cell>
          <table:table-cell table:style-name="ce9" table:formula="of:=RANDBETWEEN(100; 1000)" office:value-type="float" office:value="235" calcext:value-type="float">
            <text:p>23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Key Solostock</text:p>
          </table:table-cell>
          <table:table-cell table:style-name="ce9" table:formula="of:=RANDBETWEEN(100; 1000)" office:value-type="float" office:value="646" calcext:value-type="float">
            <text:p>64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Singlezumjob</text:p>
          </table:table-cell>
          <table:table-cell table:style-name="ce9" table:formula="of:=RANDBETWEEN(100; 1000)" office:value-type="float" office:value="506" calcext:value-type="float">
            <text:p>50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imtone</text:p>
          </table:table-cell>
          <table:table-cell table:style-name="ce9" table:formula="of:=RANDBETWEEN(100; 1000)" office:value-type="float" office:value="503" calcext:value-type="float">
            <text:p>50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Xxx-tam</text:p>
          </table:table-cell>
          <table:table-cell table:style-name="ce9" table:formula="of:=RANDBETWEEN(100; 1000)" office:value-type="float" office:value="397" calcext:value-type="float">
            <text:p>39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Trippleovetough</text:p>
          </table:table-cell>
          <table:table-cell table:style-name="ce9" table:formula="of:=RANDBETWEEN(100; 1000)" office:value-type="float" office:value="467" calcext:value-type="float">
            <text:p>46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andax</text:p>
          </table:table-cell>
          <table:table-cell table:style-name="ce9" table:formula="of:=RANDBETWEEN(100; 1000)" office:value-type="float" office:value="225" calcext:value-type="float">
            <text:p>22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trongis</text:p>
          </table:table-cell>
          <table:table-cell table:style-name="ce9" table:formula="of:=RANDBETWEEN(100; 1000)" office:value-type="float" office:value="625" calcext:value-type="float">
            <text:p>62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tockdom</text:p>
          </table:table-cell>
          <table:table-cell table:style-name="ce9" table:formula="of:=RANDBETWEEN(100; 1000)" office:value-type="float" office:value="603" calcext:value-type="float">
            <text:p>60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Salt Sanity</text:p>
          </table:table-cell>
          <table:table-cell table:style-name="ce9" table:formula="of:=RANDBETWEEN(100; 1000)" office:value-type="float" office:value="972" calcext:value-type="float">
            <text:p>97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Zathzimis</text:p>
          </table:table-cell>
          <table:table-cell table:style-name="ce9" table:formula="of:=RANDBETWEEN(100; 1000)" office:value-type="float" office:value="562" calcext:value-type="float">
            <text:p>56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Light-Dax</text:p>
          </table:table-cell>
          <table:table-cell table:style-name="ce9" table:formula="of:=RANDBETWEEN(100; 1000)" office:value-type="float" office:value="816" calcext:value-type="float">
            <text:p>81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New Dom</text:p>
          </table:table-cell>
          <table:table-cell table:style-name="ce9" table:formula="of:=RANDBETWEEN(100; 1000)" office:value-type="float" office:value="192" calcext:value-type="float">
            <text:p>19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empphase</text:p>
          </table:table-cell>
          <table:table-cell table:style-name="ce9" table:formula="of:=RANDBETWEEN(100; 1000)" office:value-type="float" office:value="372" calcext:value-type="float">
            <text:p>37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Flexstock</text:p>
          </table:table-cell>
          <table:table-cell table:style-name="ce9" table:formula="of:=RANDBETWEEN(100; 1000)" office:value-type="float" office:value="533" calcext:value-type="float">
            <text:p>53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Freshnix</text:p>
          </table:table-cell>
          <table:table-cell table:style-name="ce9" table:formula="of:=RANDBETWEEN(100; 1000)" office:value-type="float" office:value="728" calcext:value-type="float">
            <text:p>728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Zencom</text:p>
          </table:table-cell>
          <table:table-cell table:style-name="ce9" table:formula="of:=RANDBETWEEN(100; 1000)" office:value-type="float" office:value="605" calcext:value-type="float">
            <text:p>60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K--Fax</text:p>
          </table:table-cell>
          <table:table-cell table:style-name="ce9" table:formula="of:=RANDBETWEEN(100; 1000)" office:value-type="float" office:value="161" calcext:value-type="float">
            <text:p>16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Tipstring</text:p>
          </table:table-cell>
          <table:table-cell table:style-name="ce9" table:formula="of:=RANDBETWEEN(100; 1000)" office:value-type="float" office:value="216" calcext:value-type="float">
            <text:p>21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Sumzap</text:p>
          </table:table-cell>
          <table:table-cell table:style-name="ce9" table:formula="of:=RANDBETWEEN(100; 1000)" office:value-type="float" office:value="588" calcext:value-type="float">
            <text:p>588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Strongflex</text:p>
          </table:table-cell>
          <table:table-cell table:style-name="ce9" table:formula="of:=RANDBETWEEN(100; 1000)" office:value-type="float" office:value="567" calcext:value-type="float">
            <text:p>56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Zotex</text:p>
          </table:table-cell>
          <table:table-cell table:style-name="ce9" table:formula="of:=RANDBETWEEN(100; 1000)" office:value-type="float" office:value="379" calcext:value-type="float">
            <text:p>37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Roundit</text:p>
          </table:table-cell>
          <table:table-cell table:style-name="ce9" table:formula="of:=RANDBETWEEN(100; 1000)" office:value-type="float" office:value="632" calcext:value-type="float">
            <text:p>63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amnix</text:p>
          </table:table-cell>
          <table:table-cell table:style-name="ce9" table:formula="of:=RANDBETWEEN(100; 1000)" office:value-type="float" office:value="849" calcext:value-type="float">
            <text:p>84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Zon Kayfresh</text:p>
          </table:table-cell>
          <table:table-cell table:style-name="ce9" table:formula="of:=RANDBETWEEN(100; 1000)" office:value-type="float" office:value="905" calcext:value-type="float">
            <text:p>905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Strong Ozejob</text:p>
          </table:table-cell>
          <table:table-cell table:style-name="ce9" table:formula="of:=RANDBETWEEN(100; 1000)" office:value-type="float" office:value="532" calcext:value-type="float">
            <text:p>53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Jaykix</text:p>
          </table:table-cell>
          <table:table-cell table:style-name="ce9" table:formula="of:=RANDBETWEEN(100; 1000)" office:value-type="float" office:value="661" calcext:value-type="float">
            <text:p>661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Ranknix</text:p>
          </table:table-cell>
          <table:table-cell table:style-name="ce9" table:formula="of:=RANDBETWEEN(100; 1000)" office:value-type="float" office:value="923" calcext:value-type="float">
            <text:p>923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Superhome</text:p>
          </table:table-cell>
          <table:table-cell table:style-name="ce9" table:formula="of:=RANDBETWEEN(100; 1000)" office:value-type="float" office:value="322" calcext:value-type="float">
            <text:p>322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Geo Plus</text:p>
          </table:table-cell>
          <table:table-cell table:style-name="ce9" table:formula="of:=RANDBETWEEN(100; 1000)" office:value-type="float" office:value="317" calcext:value-type="float">
            <text:p>31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Treeit</text:p>
          </table:table-cell>
          <table:table-cell table:style-name="ce9" table:formula="of:=RANDBETWEEN(100; 1000)" office:value-type="float" office:value="407" calcext:value-type="float">
            <text:p>40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Zam-La</text:p>
          </table:table-cell>
          <table:table-cell table:style-name="ce9" table:formula="of:=RANDBETWEEN(100; 1000)" office:value-type="float" office:value="167" calcext:value-type="float">
            <text:p>167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Quad Finkix</text:p>
          </table:table-cell>
          <table:table-cell table:style-name="ce9" table:formula="of:=RANDBETWEEN(100; 1000)" office:value-type="float" office:value="469" calcext:value-type="float">
            <text:p>46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Zaam Runnix</text:p>
          </table:table-cell>
          <table:table-cell table:style-name="ce9" table:formula="of:=RANDBETWEEN(100; 1000)" office:value-type="float" office:value="346" calcext:value-type="float">
            <text:p>34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tax</text:p>
          </table:table-cell>
          <table:table-cell table:style-name="ce9" table:formula="of:=RANDBETWEEN(100; 1000)" office:value-type="float" office:value="696" calcext:value-type="float">
            <text:p>696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Voldox</text:p>
          </table:table-cell>
          <table:table-cell table:style-name="ce9" table:formula="of:=RANDBETWEEN(100; 1000)" office:value-type="float" office:value="359" calcext:value-type="float">
            <text:p>359.00</text:p>
          </table:table-cell>
          <table:table-cell table:style-name="ce10"/>
          <table:table-cell table:style-name="ce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Laming</text:p>
          </table:table-cell>
          <table:table-cell table:style-name="ce9" table:formula="of:=RANDBETWEEN(100; 1000)" office:value-type="float" office:value="672" calcext:value-type="float">
            <text:p>672.00</text:p>
          </table:table-cell>
          <table:table-cell table:number-columns-repeated="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Opensoft</text:p>
          </table:table-cell>
          <table:table-cell table:style-name="ce9" table:formula="of:=RANDBETWEEN(100; 1000)" office:value-type="float" office:value="185" calcext:value-type="float">
            <text:p>185.00</text:p>
          </table:table-cell>
          <table:table-cell table:number-columns-repeated="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Ecotax</text:p>
          </table:table-cell>
          <table:table-cell table:style-name="ce9" table:formula="of:=RANDBETWEEN(100; 1000)" office:value-type="float" office:value="197" calcext:value-type="float">
            <text:p>197.00</text:p>
          </table:table-cell>
          <table:table-cell table:number-columns-repeated="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Transla</text:p>
          </table:table-cell>
          <table:table-cell table:style-name="ce9" table:formula="of:=RANDBETWEEN(100; 1000)" office:value-type="float" office:value="866" calcext:value-type="float">
            <text:p>866.00</text:p>
          </table:table-cell>
          <table:table-cell table:number-columns-repeated="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Zenphase</text:p>
          </table:table-cell>
          <table:table-cell table:style-name="ce9" table:formula="of:=RANDBETWEEN(100; 1000)" office:value-type="float" office:value="548" calcext:value-type="float">
            <text:p>548.00</text:p>
          </table:table-cell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Donredlex</text:p>
          </table:table-cell>
          <table:table-cell table:style-name="ce9" table:formula="of:=RANDBETWEEN(100; 1000)" office:value-type="float" office:value="720" calcext:value-type="float">
            <text:p>720.00</text:p>
          </table:table-cell>
          <table:table-cell table:number-columns-repeated="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Doublecof</text:p>
          </table:table-cell>
          <table:table-cell table:style-name="ce9" table:formula="of:=RANDBETWEEN(100; 1000)" office:value-type="float" office:value="863" calcext:value-type="float">
            <text:p>863.00</text:p>
          </table:table-cell>
          <table:table-cell table:number-columns-repeated="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Latnix</text:p>
          </table:table-cell>
          <table:table-cell table:style-name="ce9" table:formula="of:=RANDBETWEEN(100; 1000)" office:value-type="float" office:value="485" calcext:value-type="float">
            <text:p>485.00</text:p>
          </table:table-cell>
          <table:table-cell table:number-columns-repeated="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Alpha Qvotone</text:p>
          </table:table-cell>
          <table:table-cell table:style-name="ce9" table:formula="of:=RANDBETWEEN(100; 1000)" office:value-type="float" office:value="200" calcext:value-type="float">
            <text:p>200.00</text:p>
          </table:table-cell>
          <table:table-cell table:number-columns-repeated="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Ozerit</text:p>
          </table:table-cell>
          <table:table-cell table:style-name="ce9" table:formula="of:=RANDBETWEEN(100; 1000)" office:value-type="float" office:value="989" calcext:value-type="float">
            <text:p>989.00</text:p>
          </table:table-cell>
          <table:table-cell table:number-columns-repeated="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Soft Phase</text:p>
          </table:table-cell>
          <table:table-cell table:style-name="ce9" table:formula="of:=RANDBETWEEN(100; 1000)" office:value-type="float" office:value="274" calcext:value-type="float">
            <text:p>274.00</text:p>
          </table:table-cell>
          <table:table-cell table:number-columns-repeated="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An Sanstring</text:p>
          </table:table-cell>
          <table:table-cell table:style-name="ce9" table:formula="of:=RANDBETWEEN(100; 1000)" office:value-type="float" office:value="113" calcext:value-type="float">
            <text:p>113.00</text:p>
          </table:table-cell>
          <table:table-cell table:number-columns-repeated="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Physfind</text:p>
          </table:table-cell>
          <table:table-cell table:style-name="ce9" table:formula="of:=RANDBETWEEN(100; 1000)" office:value-type="float" office:value="134" calcext:value-type="float">
            <text:p>134.00</text:p>
          </table:table-cell>
          <table:table-cell table:number-columns-repeated="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irsantom</text:p>
          </table:table-cell>
          <table:table-cell table:style-name="ce9" table:formula="of:=RANDBETWEEN(100; 1000)" office:value-type="float" office:value="797" calcext:value-type="float">
            <text:p>797.00</text:p>
          </table:table-cell>
          <table:table-cell table:number-columns-repeated="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Ontozap</text:p>
          </table:table-cell>
          <table:table-cell table:style-name="ce9" table:formula="of:=RANDBETWEEN(100; 1000)" office:value-type="float" office:value="848" calcext:value-type="float">
            <text:p>848.00</text:p>
          </table:table-cell>
          <table:table-cell table:number-columns-repeated="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Zonedex</text:p>
          </table:table-cell>
          <table:table-cell table:style-name="ce9" table:formula="of:=RANDBETWEEN(100; 1000)" office:value-type="float" office:value="707" calcext:value-type="float">
            <text:p>707.00</text:p>
          </table:table-cell>
          <table:table-cell table:number-columns-repeated="2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Vaiatone</text:p>
          </table:table-cell>
          <table:table-cell table:style-name="ce9" table:formula="of:=RANDBETWEEN(100; 1000)" office:value-type="float" office:value="232" calcext:value-type="float">
            <text:p>232.00</text:p>
          </table:table-cell>
          <table:table-cell table:number-columns-repeated="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uperlab</text:p>
          </table:table-cell>
          <table:table-cell table:style-name="ce9" table:formula="of:=RANDBETWEEN(100; 1000)" office:value-type="float" office:value="317" calcext:value-type="float">
            <text:p>317.00</text:p>
          </table:table-cell>
          <table:table-cell table:number-columns-repeated="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Open Dom</text:p>
          </table:table-cell>
          <table:table-cell table:style-name="ce9" table:formula="of:=RANDBETWEEN(100; 1000)" office:value-type="float" office:value="516" calcext:value-type="float">
            <text:p>516.00</text:p>
          </table:table-cell>
          <table:table-cell table:number-columns-repeated="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Itdom</text:p>
          </table:table-cell>
          <table:table-cell table:style-name="ce9" table:formula="of:=RANDBETWEEN(100; 1000)" office:value-type="float" office:value="788" calcext:value-type="float">
            <text:p>788.00</text:p>
          </table:table-cell>
          <table:table-cell table:number-columns-repeated="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Zoolex</text:p>
          </table:table-cell>
          <table:table-cell table:style-name="ce9" table:formula="of:=RANDBETWEEN(100; 1000)" office:value-type="float" office:value="772" calcext:value-type="float">
            <text:p>772.00</text:p>
          </table:table-cell>
          <table:table-cell table:number-columns-repeated="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ran Ancom</text:p>
          </table:table-cell>
          <table:table-cell table:style-name="ce9" table:formula="of:=RANDBETWEEN(100; 1000)" office:value-type="float" office:value="635" calcext:value-type="float">
            <text:p>635.00</text:p>
          </table:table-cell>
          <table:table-cell table:number-columns-repeated="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Zotstring</text:p>
          </table:table-cell>
          <table:table-cell table:style-name="ce9" table:formula="of:=RANDBETWEEN(100; 1000)" office:value-type="float" office:value="222" calcext:value-type="float">
            <text:p>222.00</text:p>
          </table:table-cell>
          <table:table-cell table:number-columns-repeated="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Lam Nimplus</text:p>
          </table:table-cell>
          <table:table-cell table:style-name="ce9" table:formula="of:=RANDBETWEEN(100; 1000)" office:value-type="float" office:value="558" calcext:value-type="float">
            <text:p>558.00</text:p>
          </table:table-cell>
          <table:table-cell table:number-columns-repeated="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Over Dubtough</text:p>
          </table:table-cell>
          <table:table-cell table:style-name="ce9" table:formula="of:=RANDBETWEEN(100; 1000)" office:value-type="float" office:value="105" calcext:value-type="float">
            <text:p>105.00</text:p>
          </table:table-cell>
          <table:table-cell table:number-columns-repeated="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Dam Jaystock</text:p>
          </table:table-cell>
          <table:table-cell table:style-name="ce9" table:formula="of:=RANDBETWEEN(100; 1000)" office:value-type="float" office:value="386" calcext:value-type="float">
            <text:p>386.00</text:p>
          </table:table-cell>
          <table:table-cell table:number-columns-repeated="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Tripple-Dox</text:p>
          </table:table-cell>
          <table:table-cell table:style-name="ce9" table:formula="of:=RANDBETWEEN(100; 1000)" office:value-type="float" office:value="758" calcext:value-type="float">
            <text:p>758.00</text:p>
          </table:table-cell>
          <table:table-cell table:number-columns-repeated="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Sanlex</text:p>
          </table:table-cell>
          <table:table-cell table:style-name="ce9" table:formula="of:=RANDBETWEEN(100; 1000)" office:value-type="float" office:value="704" calcext:value-type="float">
            <text:p>704.00</text:p>
          </table:table-cell>
          <table:table-cell table:number-columns-repeated="2"/>
        </table:table-row>
        <table:table-row table:style-name="ro2" table:number-rows-repeated="104844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ource" table:style-name="ta1">
        <table:table-column table:style-name="co1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irect lin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oogle search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mpaign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Word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dvertise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anner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N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6" table:default-cell-style-name="ce7"/>
        <table:table-row table:style-name="ro2">
          <table:table-cell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ir Freshen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h Produc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k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nd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tal Car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alth &amp; Medici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ic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nack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ea &amp; Coffe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easonings &amp; Spic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asta &amp; Noodl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Fruits &amp; Vegetables</text:p>
          </table:table-cell>
        </table:table-row>
      </table:table>
      <table:table table:name="status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oces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ad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liveri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ssued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jected</text:p>
          </table:table-cell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8" table:default-cell-style-name="ce15"/>
        <table:table-column table:style-name="co9" table:default-cell-style-name="ce13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first_name</text:p>
          </table:table-cell>
          <table:table-cell table:style-name="Default" office:value-type="string" calcext:value-type="string">
            <text:p>last_name</text:p>
          </table:table-cell>
          <table:table-cell office:value-type="string" calcext:value-type="string">
            <text:p>source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&quot;client_&quot;&amp;[.A2]" office:value-type="string" office:string-value="client_1" calcext:value-type="string">
            <text:p>client_1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Dean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&quot;client_&quot;&amp;[.A3]" office:value-type="string" office:string-value="client_2" calcext:value-type="string">
            <text:p>client_2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Ortega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&quot;client_&quot;&amp;[.A4]" office:value-type="string" office:string-value="client_3" calcext:value-type="string">
            <text:p>client_3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ridges</text:p>
          </table:table-cell>
          <table:table-cell table:formula="of:=CHOOSE(RANDBETWEEN(1; 7);[source.$A$2];[source.$A$3];[source.$A$4];[source.$A$5];[source.$A$6];[source.$A$7];[source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&quot;client_&quot;&amp;[.A5]" office:value-type="string" office:string-value="client_4" calcext:value-type="string">
            <text:p>client_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orter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&quot;client_&quot;&amp;[.A6]" office:value-type="string" office:string-value="client_5" calcext:value-type="string">
            <text:p>client_5</text:p>
          </table:table-cell>
          <table:table-cell office:value-type="string" calcext:value-type="string">
            <text:p>Lowell</text:p>
          </table:table-cell>
          <table:table-cell table:style-name="ce16" office:value-type="string" calcext:value-type="string">
            <text:p>Hamilton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&quot;client_&quot;&amp;[.A7]" office:value-type="string" office:string-value="client_6" calcext:value-type="string">
            <text:p>client_6</text:p>
          </table:table-cell>
          <table:table-cell office:value-type="string" calcext:value-type="string">
            <text:p>Sherman</text:p>
          </table:table-cell>
          <table:table-cell table:style-name="ce16" office:value-type="string" calcext:value-type="string">
            <text:p>Rogers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&quot;client_&quot;&amp;[.A8]" office:value-type="string" office:string-value="client_7" calcext:value-type="string">
            <text:p>client_7</text:p>
          </table:table-cell>
          <table:table-cell office:value-type="string" calcext:value-type="string">
            <text:p>Bessie</text:p>
          </table:table-cell>
          <table:table-cell table:style-name="ce16" office:value-type="string" calcext:value-type="string">
            <text:p>Reynolds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&quot;client_&quot;&amp;[.A9]" office:value-type="string" office:string-value="client_8" calcext:value-type="string">
            <text:p>client_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Day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&quot;client_&quot;&amp;[.A10]" office:value-type="string" office:string-value="client_9" calcext:value-type="string">
            <text:p>client_9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Jennings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&quot;client_&quot;&amp;[.A11]" office:value-type="string" office:string-value="client_10" calcext:value-type="string">
            <text:p>client_10</text:p>
          </table:table-cell>
          <table:table-cell office:value-type="string" calcext:value-type="string">
            <text:p>Gene</text:p>
          </table:table-cell>
          <table:table-cell table:style-name="ce16" office:value-type="string" calcext:value-type="string">
            <text:p>Copeland</text:p>
          </table:table-cell>
          <table:table-cell table:formula="of:=CHOOSE(RANDBETWEEN(1; 7);[source.$A$2];[source.$A$3];[source.$A$4];[source.$A$5];[source.$A$6];[source.$A$7];[source.$A$8])" office:value-type="float" office:value="1" calcext:value-type="float">
            <text:p>1</text:p>
          </table:table-cell>
        </table:table-row>
      </table:table>
      <table:table table:name="order" table:style-name="ta1">
        <table:table-column table:style-name="co1" table:number-columns-repeated="4" table:default-cell-style-name="Default"/>
        <table:table-column table:style-name="co1" table:default-cell-style-name="ce19"/>
        <table:table-column table:style-name="co1" table:default-cell-style-name="ce21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t_created</text:p>
          </table:table-cell>
          <table:table-cell table:style-name="Default" office:value-type="string" calcext:value-type="string">
            <text:p>dt_modified</text:p>
          </table:table-cell>
          <table:table-cell table:style-name="Default" office:value-type="string" calcext:value-type="string">
            <text:p>sum</text:p>
          </table:table-cell>
          <table:table-cell office:value-type="string" calcext:value-type="string">
            <text:p>status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2]" office:value-type="string" office:string-value="ORD_1" calcext:value-type="string">
            <text:p>ORD_1</text:p>
          </table:table-cell>
          <table:table-cell table:style-name="ce18" table:formula="of:=RANDBETWEEN(DATE(2015;1;1);DATE(2015;6;30))" office:value-type="date" office:date-value="2015-06-11" calcext:value-type="date">
            <text:p>11.06.2015</text:p>
          </table:table-cell>
          <table:table-cell table:style-name="ce18" table:formula="of:=RANDBETWEEN([.D2];DATE(2015;6;30))" office:value-type="date" office:date-value="2015-06-21" calcext:value-type="date">
            <text:p>21.06.2015</text:p>
          </table:table-cell>
          <table:table-cell table:style-name="ce20" table:formula="of:=RANDBETWEEN(1000; 10000)" office:value-type="float" office:value="8618" calcext:value-type="float">
            <text:p>8618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3]" office:value-type="string" office:string-value="ORD_2" calcext:value-type="string">
            <text:p>ORD_2</text:p>
          </table:table-cell>
          <table:table-cell table:style-name="ce18" table:formula="of:=RANDBETWEEN(DATE(2015;1;1);DATE(2015;6;30))" office:value-type="date" office:date-value="2015-01-02" calcext:value-type="date">
            <text:p>02.01.2015</text:p>
          </table:table-cell>
          <table:table-cell table:style-name="ce18" table:formula="of:=RANDBETWEEN([.D3];DATE(2015;6;30))" office:value-type="date" office:date-value="2015-06-25" calcext:value-type="date">
            <text:p>25.06.2015</text:p>
          </table:table-cell>
          <table:table-cell table:style-name="ce20" table:formula="of:=RANDBETWEEN(1000; 10000)" office:value-type="float" office:value="4832" calcext:value-type="float">
            <text:p>4832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4]" office:value-type="string" office:string-value="ORD_3" calcext:value-type="string">
            <text:p>ORD_3</text:p>
          </table:table-cell>
          <table:table-cell table:style-name="ce18" table:formula="of:=RANDBETWEEN(DATE(2015;1;1);DATE(2015;6;30))" office:value-type="date" office:date-value="2015-03-02" calcext:value-type="date">
            <text:p>02.03.2015</text:p>
          </table:table-cell>
          <table:table-cell table:style-name="ce18" table:formula="of:=RANDBETWEEN([.D4];DATE(2015;6;30))" office:value-type="date" office:date-value="2015-06-13" calcext:value-type="date">
            <text:p>13.06.2015</text:p>
          </table:table-cell>
          <table:table-cell table:style-name="ce20" table:formula="of:=RANDBETWEEN(1000; 10000)" office:value-type="float" office:value="3654" calcext:value-type="float">
            <text:p>3654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5]" office:value-type="string" office:string-value="ORD_4" calcext:value-type="string">
            <text:p>ORD_4</text:p>
          </table:table-cell>
          <table:table-cell table:style-name="ce18" table:formula="of:=RANDBETWEEN(DATE(2015;1;1);DATE(2015;6;30))" office:value-type="date" office:date-value="2015-04-23" calcext:value-type="date">
            <text:p>23.04.2015</text:p>
          </table:table-cell>
          <table:table-cell table:style-name="ce18" table:formula="of:=RANDBETWEEN([.D5];DATE(2015;6;30))" office:value-type="date" office:date-value="2015-05-06" calcext:value-type="date">
            <text:p>06.05.2015</text:p>
          </table:table-cell>
          <table:table-cell table:style-name="ce20" table:formula="of:=RANDBETWEEN(1000; 10000)" office:value-type="float" office:value="6131" calcext:value-type="float">
            <text:p>6131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6]" office:value-type="string" office:string-value="ORD_5" calcext:value-type="string">
            <text:p>ORD_5</text:p>
          </table:table-cell>
          <table:table-cell table:style-name="ce18" table:formula="of:=RANDBETWEEN(DATE(2015;1;1);DATE(2015;6;30))" office:value-type="date" office:date-value="2015-03-12" calcext:value-type="date">
            <text:p>12.03.2015</text:p>
          </table:table-cell>
          <table:table-cell table:style-name="ce18" table:formula="of:=RANDBETWEEN([.D6];DATE(2015;6;30))" office:value-type="date" office:date-value="2015-03-24" calcext:value-type="date">
            <text:p>24.03.2015</text:p>
          </table:table-cell>
          <table:table-cell table:style-name="ce20" table:formula="of:=RANDBETWEEN(1000; 10000)" office:value-type="float" office:value="9233" calcext:value-type="float">
            <text:p>9233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7]" office:value-type="string" office:string-value="ORD_6" calcext:value-type="string">
            <text:p>ORD_6</text:p>
          </table:table-cell>
          <table:table-cell table:style-name="ce18" table:formula="of:=RANDBETWEEN(DATE(2015;1;1);DATE(2015;6;30))" office:value-type="date" office:date-value="2015-05-10" calcext:value-type="date">
            <text:p>10.05.2015</text:p>
          </table:table-cell>
          <table:table-cell table:style-name="ce18" table:formula="of:=RANDBETWEEN([.D7];DATE(2015;6;30))" office:value-type="date" office:date-value="2015-06-04" calcext:value-type="date">
            <text:p>04.06.2015</text:p>
          </table:table-cell>
          <table:table-cell table:style-name="ce20" table:formula="of:=RANDBETWEEN(1000; 10000)" office:value-type="float" office:value="1301" calcext:value-type="float">
            <text:p>1301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8]" office:value-type="string" office:string-value="ORD_7" calcext:value-type="string">
            <text:p>ORD_7</text:p>
          </table:table-cell>
          <table:table-cell table:style-name="ce18" table:formula="of:=RANDBETWEEN(DATE(2015;1;1);DATE(2015;6;30))" office:value-type="date" office:date-value="2015-02-28" calcext:value-type="date">
            <text:p>28.02.2015</text:p>
          </table:table-cell>
          <table:table-cell table:style-name="ce18" table:formula="of:=RANDBETWEEN([.D8];DATE(2015;6;30))" office:value-type="date" office:date-value="2015-04-02" calcext:value-type="date">
            <text:p>02.04.2015</text:p>
          </table:table-cell>
          <table:table-cell table:style-name="ce20" table:formula="of:=RANDBETWEEN(1000; 10000)" office:value-type="float" office:value="3186" calcext:value-type="float">
            <text:p>3186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9]" office:value-type="string" office:string-value="ORD_8" calcext:value-type="string">
            <text:p>ORD_8</text:p>
          </table:table-cell>
          <table:table-cell table:style-name="ce18" table:formula="of:=RANDBETWEEN(DATE(2015;1;1);DATE(2015;6;30))" office:value-type="date" office:date-value="2015-05-12" calcext:value-type="date">
            <text:p>12.05.2015</text:p>
          </table:table-cell>
          <table:table-cell table:style-name="ce18" table:formula="of:=RANDBETWEEN([.D9];DATE(2015;6;30))" office:value-type="date" office:date-value="2015-05-24" calcext:value-type="date">
            <text:p>24.05.2015</text:p>
          </table:table-cell>
          <table:table-cell table:style-name="ce20" table:formula="of:=RANDBETWEEN(1000; 10000)" office:value-type="float" office:value="4312" calcext:value-type="float">
            <text:p>4312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10]" office:value-type="string" office:string-value="ORD_9" calcext:value-type="string">
            <text:p>ORD_9</text:p>
          </table:table-cell>
          <table:table-cell table:style-name="ce18" table:formula="of:=RANDBETWEEN(DATE(2015;1;1);DATE(2015;6;30))" office:value-type="date" office:date-value="2015-02-02" calcext:value-type="date">
            <text:p>02.02.2015</text:p>
          </table:table-cell>
          <table:table-cell table:style-name="ce18" table:formula="of:=RANDBETWEEN([.D10];DATE(2015;6;30))" office:value-type="date" office:date-value="2015-02-21" calcext:value-type="date">
            <text:p>21.02.2015</text:p>
          </table:table-cell>
          <table:table-cell table:style-name="ce20" table:formula="of:=RANDBETWEEN(1000; 10000)" office:value-type="float" office:value="7242" calcext:value-type="float">
            <text:p>7242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11]" office:value-type="string" office:string-value="ORD_10" calcext:value-type="string">
            <text:p>ORD_10</text:p>
          </table:table-cell>
          <table:table-cell table:style-name="ce18" table:formula="of:=RANDBETWEEN(DATE(2015;1;1);DATE(2015;6;30))" office:value-type="date" office:date-value="2015-01-04" calcext:value-type="date">
            <text:p>04.01.2015</text:p>
          </table:table-cell>
          <table:table-cell table:style-name="ce18" table:formula="of:=RANDBETWEEN([.D11];DATE(2015;6;30))" office:value-type="date" office:date-value="2015-05-17" calcext:value-type="date">
            <text:p>17.05.2015</text:p>
          </table:table-cell>
          <table:table-cell table:style-name="ce20" table:formula="of:=RANDBETWEEN(1000; 10000)" office:value-type="float" office:value="2114" calcext:value-type="float">
            <text:p>2114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12]" office:value-type="string" office:string-value="ORD_11" calcext:value-type="string">
            <text:p>ORD_11</text:p>
          </table:table-cell>
          <table:table-cell table:style-name="ce18" table:formula="of:=RANDBETWEEN(DATE(2015;1;1);DATE(2015;6;30))" office:value-type="date" office:date-value="2015-04-17" calcext:value-type="date">
            <text:p>17.04.2015</text:p>
          </table:table-cell>
          <table:table-cell table:style-name="ce18" table:formula="of:=RANDBETWEEN([.D12];DATE(2015;6;30))" office:value-type="date" office:date-value="2015-05-14" calcext:value-type="date">
            <text:p>14.05.2015</text:p>
          </table:table-cell>
          <table:table-cell table:style-name="ce20" table:formula="of:=RANDBETWEEN(1000; 10000)" office:value-type="float" office:value="7361" calcext:value-type="float">
            <text:p>7361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13]" office:value-type="string" office:string-value="ORD_12" calcext:value-type="string">
            <text:p>ORD_12</text:p>
          </table:table-cell>
          <table:table-cell table:style-name="ce18" table:formula="of:=RANDBETWEEN(DATE(2015;1;1);DATE(2015;6;30))" office:value-type="date" office:date-value="2015-04-09" calcext:value-type="date">
            <text:p>09.04.2015</text:p>
          </table:table-cell>
          <table:table-cell table:style-name="ce18" table:formula="of:=RANDBETWEEN([.D13];DATE(2015;6;30))" office:value-type="date" office:date-value="2015-04-12" calcext:value-type="date">
            <text:p>12.04.2015</text:p>
          </table:table-cell>
          <table:table-cell table:style-name="ce20" table:formula="of:=RANDBETWEEN(1000; 10000)" office:value-type="float" office:value="8510" calcext:value-type="float">
            <text:p>8510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14]" office:value-type="string" office:string-value="ORD_13" calcext:value-type="string">
            <text:p>ORD_13</text:p>
          </table:table-cell>
          <table:table-cell table:style-name="ce18" table:formula="of:=RANDBETWEEN(DATE(2015;1;1);DATE(2015;6;30))" office:value-type="date" office:date-value="2015-06-23" calcext:value-type="date">
            <text:p>23.06.2015</text:p>
          </table:table-cell>
          <table:table-cell table:style-name="ce18" table:formula="of:=RANDBETWEEN([.D14];DATE(2015;6;30))" office:value-type="date" office:date-value="2015-06-30" calcext:value-type="date">
            <text:p>30.06.2015</text:p>
          </table:table-cell>
          <table:table-cell table:style-name="ce20" table:formula="of:=RANDBETWEEN(1000; 10000)" office:value-type="float" office:value="2143" calcext:value-type="float">
            <text:p>2143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15]" office:value-type="string" office:string-value="ORD_14" calcext:value-type="string">
            <text:p>ORD_14</text:p>
          </table:table-cell>
          <table:table-cell table:style-name="ce18" table:formula="of:=RANDBETWEEN(DATE(2015;1;1);DATE(2015;6;30))" office:value-type="date" office:date-value="2015-03-03" calcext:value-type="date">
            <text:p>03.03.2015</text:p>
          </table:table-cell>
          <table:table-cell table:style-name="ce18" table:formula="of:=RANDBETWEEN([.D15];DATE(2015;6;30))" office:value-type="date" office:date-value="2015-04-15" calcext:value-type="date">
            <text:p>15.04.2015</text:p>
          </table:table-cell>
          <table:table-cell table:style-name="ce20" table:formula="of:=RANDBETWEEN(1000; 10000)" office:value-type="float" office:value="7586" calcext:value-type="float">
            <text:p>7586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16]" office:value-type="string" office:string-value="ORD_15" calcext:value-type="string">
            <text:p>ORD_15</text:p>
          </table:table-cell>
          <table:table-cell table:style-name="ce18" table:formula="of:=RANDBETWEEN(DATE(2015;1;1);DATE(2015;6;30))" office:value-type="date" office:date-value="2015-05-09" calcext:value-type="date">
            <text:p>09.05.2015</text:p>
          </table:table-cell>
          <table:table-cell table:style-name="ce18" table:formula="of:=RANDBETWEEN([.D16];DATE(2015;6;30))" office:value-type="date" office:date-value="2015-05-31" calcext:value-type="date">
            <text:p>31.05.2015</text:p>
          </table:table-cell>
          <table:table-cell table:style-name="ce20" table:formula="of:=RANDBETWEEN(1000; 10000)" office:value-type="float" office:value="4651" calcext:value-type="float">
            <text:p>4651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17]" office:value-type="string" office:string-value="ORD_16" calcext:value-type="string">
            <text:p>ORD_16</text:p>
          </table:table-cell>
          <table:table-cell table:style-name="ce18" table:formula="of:=RANDBETWEEN(DATE(2015;1;1);DATE(2015;6;30))" office:value-type="date" office:date-value="2015-04-20" calcext:value-type="date">
            <text:p>20.04.2015</text:p>
          </table:table-cell>
          <table:table-cell table:style-name="ce18" table:formula="of:=RANDBETWEEN([.D17];DATE(2015;6;30))" office:value-type="date" office:date-value="2015-05-10" calcext:value-type="date">
            <text:p>10.05.2015</text:p>
          </table:table-cell>
          <table:table-cell table:style-name="ce20" table:formula="of:=RANDBETWEEN(1000; 10000)" office:value-type="float" office:value="4685" calcext:value-type="float">
            <text:p>4685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18]" office:value-type="string" office:string-value="ORD_17" calcext:value-type="string">
            <text:p>ORD_17</text:p>
          </table:table-cell>
          <table:table-cell table:style-name="ce18" table:formula="of:=RANDBETWEEN(DATE(2015;1;1);DATE(2015;6;30))" office:value-type="date" office:date-value="2015-06-27" calcext:value-type="date">
            <text:p>27.06.2015</text:p>
          </table:table-cell>
          <table:table-cell table:style-name="ce18" table:formula="of:=RANDBETWEEN([.D18];DATE(2015;6;30))" office:value-type="date" office:date-value="2015-06-28" calcext:value-type="date">
            <text:p>28.06.2015</text:p>
          </table:table-cell>
          <table:table-cell table:style-name="ce20" table:formula="of:=RANDBETWEEN(1000; 10000)" office:value-type="float" office:value="5690" calcext:value-type="float">
            <text:p>5690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19]" office:value-type="string" office:string-value="ORD_18" calcext:value-type="string">
            <text:p>ORD_18</text:p>
          </table:table-cell>
          <table:table-cell table:style-name="ce18" table:formula="of:=RANDBETWEEN(DATE(2015;1;1);DATE(2015;6;30))" office:value-type="date" office:date-value="2015-04-04" calcext:value-type="date">
            <text:p>04.04.2015</text:p>
          </table:table-cell>
          <table:table-cell table:style-name="ce18" table:formula="of:=RANDBETWEEN([.D19];DATE(2015;6;30))" office:value-type="date" office:date-value="2015-04-05" calcext:value-type="date">
            <text:p>05.04.2015</text:p>
          </table:table-cell>
          <table:table-cell table:style-name="ce20" table:formula="of:=RANDBETWEEN(1000; 10000)" office:value-type="float" office:value="2408" calcext:value-type="float">
            <text:p>2408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20]" office:value-type="string" office:string-value="ORD_19" calcext:value-type="string">
            <text:p>ORD_19</text:p>
          </table:table-cell>
          <table:table-cell table:style-name="ce18" table:formula="of:=RANDBETWEEN(DATE(2015;1;1);DATE(2015;6;30))" office:value-type="date" office:date-value="2015-04-20" calcext:value-type="date">
            <text:p>20.04.2015</text:p>
          </table:table-cell>
          <table:table-cell table:style-name="ce18" table:formula="of:=RANDBETWEEN([.D20];DATE(2015;6;30))" office:value-type="date" office:date-value="2015-06-10" calcext:value-type="date">
            <text:p>10.06.2015</text:p>
          </table:table-cell>
          <table:table-cell table:style-name="ce20" table:formula="of:=RANDBETWEEN(1000; 10000)" office:value-type="float" office:value="2260" calcext:value-type="float">
            <text:p>2260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21]" office:value-type="string" office:string-value="ORD_20" calcext:value-type="string">
            <text:p>ORD_20</text:p>
          </table:table-cell>
          <table:table-cell table:style-name="ce18" table:formula="of:=RANDBETWEEN(DATE(2015;1;1);DATE(2015;6;30))" office:value-type="date" office:date-value="2015-05-11" calcext:value-type="date">
            <text:p>11.05.2015</text:p>
          </table:table-cell>
          <table:table-cell table:style-name="ce18" table:formula="of:=RANDBETWEEN([.D21];DATE(2015;6;30))" office:value-type="date" office:date-value="2015-05-12" calcext:value-type="date">
            <text:p>12.05.2015</text:p>
          </table:table-cell>
          <table:table-cell table:style-name="ce20" table:formula="of:=RANDBETWEEN(1000; 10000)" office:value-type="float" office:value="1993" calcext:value-type="float">
            <text:p>1993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22]" office:value-type="string" office:string-value="ORD_21" calcext:value-type="string">
            <text:p>ORD_21</text:p>
          </table:table-cell>
          <table:table-cell table:style-name="ce18" table:formula="of:=RANDBETWEEN(DATE(2015;1;1);DATE(2015;6;30))" office:value-type="date" office:date-value="2015-02-19" calcext:value-type="date">
            <text:p>19.02.2015</text:p>
          </table:table-cell>
          <table:table-cell table:style-name="ce18" table:formula="of:=RANDBETWEEN([.D22];DATE(2015;6;30))" office:value-type="date" office:date-value="2015-06-25" calcext:value-type="date">
            <text:p>25.06.2015</text:p>
          </table:table-cell>
          <table:table-cell table:style-name="ce20" table:formula="of:=RANDBETWEEN(1000; 10000)" office:value-type="float" office:value="9452" calcext:value-type="float">
            <text:p>9452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23]" office:value-type="string" office:string-value="ORD_22" calcext:value-type="string">
            <text:p>ORD_22</text:p>
          </table:table-cell>
          <table:table-cell table:style-name="ce18" table:formula="of:=RANDBETWEEN(DATE(2015;1;1);DATE(2015;6;30))" office:value-type="date" office:date-value="2015-01-11" calcext:value-type="date">
            <text:p>11.01.2015</text:p>
          </table:table-cell>
          <table:table-cell table:style-name="ce18" table:formula="of:=RANDBETWEEN([.D23];DATE(2015;6;30))" office:value-type="date" office:date-value="2015-02-27" calcext:value-type="date">
            <text:p>27.02.2015</text:p>
          </table:table-cell>
          <table:table-cell table:style-name="ce20" table:formula="of:=RANDBETWEEN(1000; 10000)" office:value-type="float" office:value="9298" calcext:value-type="float">
            <text:p>9298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24]" office:value-type="string" office:string-value="ORD_23" calcext:value-type="string">
            <text:p>ORD_23</text:p>
          </table:table-cell>
          <table:table-cell table:style-name="ce18" table:formula="of:=RANDBETWEEN(DATE(2015;1;1);DATE(2015;6;30))" office:value-type="date" office:date-value="2015-05-13" calcext:value-type="date">
            <text:p>13.05.2015</text:p>
          </table:table-cell>
          <table:table-cell table:style-name="ce18" table:formula="of:=RANDBETWEEN([.D24];DATE(2015;6;30))" office:value-type="date" office:date-value="2015-06-07" calcext:value-type="date">
            <text:p>07.06.2015</text:p>
          </table:table-cell>
          <table:table-cell table:style-name="ce20" table:formula="of:=RANDBETWEEN(1000; 10000)" office:value-type="float" office:value="8249" calcext:value-type="float">
            <text:p>8249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25]" office:value-type="string" office:string-value="ORD_24" calcext:value-type="string">
            <text:p>ORD_24</text:p>
          </table:table-cell>
          <table:table-cell table:style-name="ce18" table:formula="of:=RANDBETWEEN(DATE(2015;1;1);DATE(2015;6;30))" office:value-type="date" office:date-value="2015-04-07" calcext:value-type="date">
            <text:p>07.04.2015</text:p>
          </table:table-cell>
          <table:table-cell table:style-name="ce18" table:formula="of:=RANDBETWEEN([.D25];DATE(2015;6;30))" office:value-type="date" office:date-value="2015-06-26" calcext:value-type="date">
            <text:p>26.06.2015</text:p>
          </table:table-cell>
          <table:table-cell table:style-name="ce20" table:formula="of:=RANDBETWEEN(1000; 10000)" office:value-type="float" office:value="9202" calcext:value-type="float">
            <text:p>9202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26]" office:value-type="string" office:string-value="ORD_25" calcext:value-type="string">
            <text:p>ORD_25</text:p>
          </table:table-cell>
          <table:table-cell table:style-name="ce18" table:formula="of:=RANDBETWEEN(DATE(2015;1;1);DATE(2015;6;30))" office:value-type="date" office:date-value="2015-01-03" calcext:value-type="date">
            <text:p>03.01.2015</text:p>
          </table:table-cell>
          <table:table-cell table:style-name="ce18" table:formula="of:=RANDBETWEEN([.D26];DATE(2015;6;30))" office:value-type="date" office:date-value="2015-01-24" calcext:value-type="date">
            <text:p>24.01.2015</text:p>
          </table:table-cell>
          <table:table-cell table:style-name="ce20" table:formula="of:=RANDBETWEEN(1000; 10000)" office:value-type="float" office:value="6984" calcext:value-type="float">
            <text:p>6984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27]" office:value-type="string" office:string-value="ORD_26" calcext:value-type="string">
            <text:p>ORD_26</text:p>
          </table:table-cell>
          <table:table-cell table:style-name="ce18" table:formula="of:=RANDBETWEEN(DATE(2015;1;1);DATE(2015;6;30))" office:value-type="date" office:date-value="2015-03-16" calcext:value-type="date">
            <text:p>16.03.2015</text:p>
          </table:table-cell>
          <table:table-cell table:style-name="ce18" table:formula="of:=RANDBETWEEN([.D27];DATE(2015;6;30))" office:value-type="date" office:date-value="2015-04-12" calcext:value-type="date">
            <text:p>12.04.2015</text:p>
          </table:table-cell>
          <table:table-cell table:style-name="ce20" table:formula="of:=RANDBETWEEN(1000; 10000)" office:value-type="float" office:value="3664" calcext:value-type="float">
            <text:p>3664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28]" office:value-type="string" office:string-value="ORD_27" calcext:value-type="string">
            <text:p>ORD_27</text:p>
          </table:table-cell>
          <table:table-cell table:style-name="ce18" table:formula="of:=RANDBETWEEN(DATE(2015;1;1);DATE(2015;6;30))" office:value-type="date" office:date-value="2015-01-31" calcext:value-type="date">
            <text:p>31.01.2015</text:p>
          </table:table-cell>
          <table:table-cell table:style-name="ce18" table:formula="of:=RANDBETWEEN([.D28];DATE(2015;6;30))" office:value-type="date" office:date-value="2015-06-08" calcext:value-type="date">
            <text:p>08.06.2015</text:p>
          </table:table-cell>
          <table:table-cell table:style-name="ce20" table:formula="of:=RANDBETWEEN(1000; 10000)" office:value-type="float" office:value="4895" calcext:value-type="float">
            <text:p>4895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29]" office:value-type="string" office:string-value="ORD_28" calcext:value-type="string">
            <text:p>ORD_28</text:p>
          </table:table-cell>
          <table:table-cell table:style-name="ce18" table:formula="of:=RANDBETWEEN(DATE(2015;1;1);DATE(2015;6;30))" office:value-type="date" office:date-value="2015-05-14" calcext:value-type="date">
            <text:p>14.05.2015</text:p>
          </table:table-cell>
          <table:table-cell table:style-name="ce18" table:formula="of:=RANDBETWEEN([.D29];DATE(2015;6;30))" office:value-type="date" office:date-value="2015-06-09" calcext:value-type="date">
            <text:p>09.06.2015</text:p>
          </table:table-cell>
          <table:table-cell table:style-name="ce20" table:formula="of:=RANDBETWEEN(1000; 10000)" office:value-type="float" office:value="8081" calcext:value-type="float">
            <text:p>8081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30]" office:value-type="string" office:string-value="ORD_29" calcext:value-type="string">
            <text:p>ORD_29</text:p>
          </table:table-cell>
          <table:table-cell table:style-name="ce18" table:formula="of:=RANDBETWEEN(DATE(2015;1;1);DATE(2015;6;30))" office:value-type="date" office:date-value="2015-03-08" calcext:value-type="date">
            <text:p>08.03.2015</text:p>
          </table:table-cell>
          <table:table-cell table:style-name="ce18" table:formula="of:=RANDBETWEEN([.D30];DATE(2015;6;30))" office:value-type="date" office:date-value="2015-05-18" calcext:value-type="date">
            <text:p>18.05.2015</text:p>
          </table:table-cell>
          <table:table-cell table:style-name="ce20" table:formula="of:=RANDBETWEEN(1000; 10000)" office:value-type="float" office:value="8026" calcext:value-type="float">
            <text:p>8026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31]" office:value-type="string" office:string-value="ORD_30" calcext:value-type="string">
            <text:p>ORD_30</text:p>
          </table:table-cell>
          <table:table-cell table:style-name="ce18" table:formula="of:=RANDBETWEEN(DATE(2015;1;1);DATE(2015;6;30))" office:value-type="date" office:date-value="2015-04-26" calcext:value-type="date">
            <text:p>26.04.2015</text:p>
          </table:table-cell>
          <table:table-cell table:style-name="ce18" table:formula="of:=RANDBETWEEN([.D31];DATE(2015;6;30))" office:value-type="date" office:date-value="2015-06-22" calcext:value-type="date">
            <text:p>22.06.2015</text:p>
          </table:table-cell>
          <table:table-cell table:style-name="ce20" table:formula="of:=RANDBETWEEN(1000; 10000)" office:value-type="float" office:value="2477" calcext:value-type="float">
            <text:p>2477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32]" office:value-type="string" office:string-value="ORD_31" calcext:value-type="string">
            <text:p>ORD_31</text:p>
          </table:table-cell>
          <table:table-cell table:style-name="ce18" table:formula="of:=RANDBETWEEN(DATE(2015;1;1);DATE(2015;6;30))" office:value-type="date" office:date-value="2015-02-02" calcext:value-type="date">
            <text:p>02.02.2015</text:p>
          </table:table-cell>
          <table:table-cell table:style-name="ce18" table:formula="of:=RANDBETWEEN([.D32];DATE(2015;6;30))" office:value-type="date" office:date-value="2015-06-16" calcext:value-type="date">
            <text:p>16.06.2015</text:p>
          </table:table-cell>
          <table:table-cell table:style-name="ce20" table:formula="of:=RANDBETWEEN(1000; 10000)" office:value-type="float" office:value="4761" calcext:value-type="float">
            <text:p>4761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33]" office:value-type="string" office:string-value="ORD_32" calcext:value-type="string">
            <text:p>ORD_32</text:p>
          </table:table-cell>
          <table:table-cell table:style-name="ce18" table:formula="of:=RANDBETWEEN(DATE(2015;1;1);DATE(2015;6;30))" office:value-type="date" office:date-value="2015-02-07" calcext:value-type="date">
            <text:p>07.02.2015</text:p>
          </table:table-cell>
          <table:table-cell table:style-name="ce18" table:formula="of:=RANDBETWEEN([.D33];DATE(2015;6;30))" office:value-type="date" office:date-value="2015-04-22" calcext:value-type="date">
            <text:p>22.04.2015</text:p>
          </table:table-cell>
          <table:table-cell table:style-name="ce20" table:formula="of:=RANDBETWEEN(1000; 10000)" office:value-type="float" office:value="5639" calcext:value-type="float">
            <text:p>5639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34]" office:value-type="string" office:string-value="ORD_33" calcext:value-type="string">
            <text:p>ORD_33</text:p>
          </table:table-cell>
          <table:table-cell table:style-name="ce18" table:formula="of:=RANDBETWEEN(DATE(2015;1;1);DATE(2015;6;30))" office:value-type="date" office:date-value="2015-06-04" calcext:value-type="date">
            <text:p>04.06.2015</text:p>
          </table:table-cell>
          <table:table-cell table:style-name="ce18" table:formula="of:=RANDBETWEEN([.D34];DATE(2015;6;30))" office:value-type="date" office:date-value="2015-06-14" calcext:value-type="date">
            <text:p>14.06.2015</text:p>
          </table:table-cell>
          <table:table-cell table:style-name="ce20" table:formula="of:=RANDBETWEEN(1000; 10000)" office:value-type="float" office:value="8270" calcext:value-type="float">
            <text:p>8270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35]" office:value-type="string" office:string-value="ORD_34" calcext:value-type="string">
            <text:p>ORD_34</text:p>
          </table:table-cell>
          <table:table-cell table:style-name="ce18" table:formula="of:=RANDBETWEEN(DATE(2015;1;1);DATE(2015;6;30))" office:value-type="date" office:date-value="2015-02-10" calcext:value-type="date">
            <text:p>10.02.2015</text:p>
          </table:table-cell>
          <table:table-cell table:style-name="ce18" table:formula="of:=RANDBETWEEN([.D35];DATE(2015;6;30))" office:value-type="date" office:date-value="2015-04-10" calcext:value-type="date">
            <text:p>10.04.2015</text:p>
          </table:table-cell>
          <table:table-cell table:style-name="ce20" table:formula="of:=RANDBETWEEN(1000; 10000)" office:value-type="float" office:value="3603" calcext:value-type="float">
            <text:p>3603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36]" office:value-type="string" office:string-value="ORD_35" calcext:value-type="string">
            <text:p>ORD_35</text:p>
          </table:table-cell>
          <table:table-cell table:style-name="ce18" table:formula="of:=RANDBETWEEN(DATE(2015;1;1);DATE(2015;6;30))" office:value-type="date" office:date-value="2015-05-11" calcext:value-type="date">
            <text:p>11.05.2015</text:p>
          </table:table-cell>
          <table:table-cell table:style-name="ce18" table:formula="of:=RANDBETWEEN([.D36];DATE(2015;6;30))" office:value-type="date" office:date-value="2015-05-15" calcext:value-type="date">
            <text:p>15.05.2015</text:p>
          </table:table-cell>
          <table:table-cell table:style-name="ce20" table:formula="of:=RANDBETWEEN(1000; 10000)" office:value-type="float" office:value="1702" calcext:value-type="float">
            <text:p>1702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37]" office:value-type="string" office:string-value="ORD_36" calcext:value-type="string">
            <text:p>ORD_36</text:p>
          </table:table-cell>
          <table:table-cell table:style-name="ce18" table:formula="of:=RANDBETWEEN(DATE(2015;1;1);DATE(2015;6;30))" office:value-type="date" office:date-value="2015-05-27" calcext:value-type="date">
            <text:p>27.05.2015</text:p>
          </table:table-cell>
          <table:table-cell table:style-name="ce18" table:formula="of:=RANDBETWEEN([.D37];DATE(2015;6;30))" office:value-type="date" office:date-value="2015-06-18" calcext:value-type="date">
            <text:p>18.06.2015</text:p>
          </table:table-cell>
          <table:table-cell table:style-name="ce20" table:formula="of:=RANDBETWEEN(1000; 10000)" office:value-type="float" office:value="8067" calcext:value-type="float">
            <text:p>8067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38]" office:value-type="string" office:string-value="ORD_37" calcext:value-type="string">
            <text:p>ORD_37</text:p>
          </table:table-cell>
          <table:table-cell table:style-name="ce18" table:formula="of:=RANDBETWEEN(DATE(2015;1;1);DATE(2015;6;30))" office:value-type="date" office:date-value="2015-02-18" calcext:value-type="date">
            <text:p>18.02.2015</text:p>
          </table:table-cell>
          <table:table-cell table:style-name="ce18" table:formula="of:=RANDBETWEEN([.D38];DATE(2015;6;30))" office:value-type="date" office:date-value="2015-05-01" calcext:value-type="date">
            <text:p>01.05.2015</text:p>
          </table:table-cell>
          <table:table-cell table:style-name="ce20" table:formula="of:=RANDBETWEEN(1000; 10000)" office:value-type="float" office:value="3752" calcext:value-type="float">
            <text:p>3752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39]" office:value-type="string" office:string-value="ORD_38" calcext:value-type="string">
            <text:p>ORD_38</text:p>
          </table:table-cell>
          <table:table-cell table:style-name="ce18" table:formula="of:=RANDBETWEEN(DATE(2015;1;1);DATE(2015;6;30))" office:value-type="date" office:date-value="2015-03-12" calcext:value-type="date">
            <text:p>12.03.2015</text:p>
          </table:table-cell>
          <table:table-cell table:style-name="ce18" table:formula="of:=RANDBETWEEN([.D39];DATE(2015;6;30))" office:value-type="date" office:date-value="2015-03-18" calcext:value-type="date">
            <text:p>18.03.2015</text:p>
          </table:table-cell>
          <table:table-cell table:style-name="ce20" table:formula="of:=RANDBETWEEN(1000; 10000)" office:value-type="float" office:value="9893" calcext:value-type="float">
            <text:p>9893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40]" office:value-type="string" office:string-value="ORD_39" calcext:value-type="string">
            <text:p>ORD_39</text:p>
          </table:table-cell>
          <table:table-cell table:style-name="ce18" table:formula="of:=RANDBETWEEN(DATE(2015;1;1);DATE(2015;6;30))" office:value-type="date" office:date-value="2015-05-29" calcext:value-type="date">
            <text:p>29.05.2015</text:p>
          </table:table-cell>
          <table:table-cell table:style-name="ce18" table:formula="of:=RANDBETWEEN([.D40];DATE(2015;6;30))" office:value-type="date" office:date-value="2015-06-25" calcext:value-type="date">
            <text:p>25.06.2015</text:p>
          </table:table-cell>
          <table:table-cell table:style-name="ce20" table:formula="of:=RANDBETWEEN(1000; 10000)" office:value-type="float" office:value="9913" calcext:value-type="float">
            <text:p>9913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41]" office:value-type="string" office:string-value="ORD_40" calcext:value-type="string">
            <text:p>ORD_40</text:p>
          </table:table-cell>
          <table:table-cell table:style-name="ce18" table:formula="of:=RANDBETWEEN(DATE(2015;1;1);DATE(2015;6;30))" office:value-type="date" office:date-value="2015-02-04" calcext:value-type="date">
            <text:p>04.02.2015</text:p>
          </table:table-cell>
          <table:table-cell table:style-name="ce18" table:formula="of:=RANDBETWEEN([.D41];DATE(2015;6;30))" office:value-type="date" office:date-value="2015-06-09" calcext:value-type="date">
            <text:p>09.06.2015</text:p>
          </table:table-cell>
          <table:table-cell table:style-name="ce20" table:formula="of:=RANDBETWEEN(1000; 10000)" office:value-type="float" office:value="4153" calcext:value-type="float">
            <text:p>4153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42]" office:value-type="string" office:string-value="ORD_41" calcext:value-type="string">
            <text:p>ORD_41</text:p>
          </table:table-cell>
          <table:table-cell table:style-name="ce18" table:formula="of:=RANDBETWEEN(DATE(2015;1;1);DATE(2015;6;30))" office:value-type="date" office:date-value="2015-04-16" calcext:value-type="date">
            <text:p>16.04.2015</text:p>
          </table:table-cell>
          <table:table-cell table:style-name="ce18" table:formula="of:=RANDBETWEEN([.D42];DATE(2015;6;30))" office:value-type="date" office:date-value="2015-06-28" calcext:value-type="date">
            <text:p>28.06.2015</text:p>
          </table:table-cell>
          <table:table-cell table:style-name="ce20" table:formula="of:=RANDBETWEEN(1000; 10000)" office:value-type="float" office:value="5639" calcext:value-type="float">
            <text:p>5639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43]" office:value-type="string" office:string-value="ORD_42" calcext:value-type="string">
            <text:p>ORD_42</text:p>
          </table:table-cell>
          <table:table-cell table:style-name="ce18" table:formula="of:=RANDBETWEEN(DATE(2015;1;1);DATE(2015;6;30))" office:value-type="date" office:date-value="2015-05-05" calcext:value-type="date">
            <text:p>05.05.2015</text:p>
          </table:table-cell>
          <table:table-cell table:style-name="ce18" table:formula="of:=RANDBETWEEN([.D43];DATE(2015;6;30))" office:value-type="date" office:date-value="2015-06-27" calcext:value-type="date">
            <text:p>27.06.2015</text:p>
          </table:table-cell>
          <table:table-cell table:style-name="ce20" table:formula="of:=RANDBETWEEN(1000; 10000)" office:value-type="float" office:value="8010" calcext:value-type="float">
            <text:p>8010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44]" office:value-type="string" office:string-value="ORD_43" calcext:value-type="string">
            <text:p>ORD_43</text:p>
          </table:table-cell>
          <table:table-cell table:style-name="ce18" table:formula="of:=RANDBETWEEN(DATE(2015;1;1);DATE(2015;6;30))" office:value-type="date" office:date-value="2015-02-09" calcext:value-type="date">
            <text:p>09.02.2015</text:p>
          </table:table-cell>
          <table:table-cell table:style-name="ce18" table:formula="of:=RANDBETWEEN([.D44];DATE(2015;6;30))" office:value-type="date" office:date-value="2015-05-19" calcext:value-type="date">
            <text:p>19.05.2015</text:p>
          </table:table-cell>
          <table:table-cell table:style-name="ce20" table:formula="of:=RANDBETWEEN(1000; 10000)" office:value-type="float" office:value="3788" calcext:value-type="float">
            <text:p>3788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45]" office:value-type="string" office:string-value="ORD_44" calcext:value-type="string">
            <text:p>ORD_44</text:p>
          </table:table-cell>
          <table:table-cell table:style-name="ce18" table:formula="of:=RANDBETWEEN(DATE(2015;1;1);DATE(2015;6;30))" office:value-type="date" office:date-value="2015-04-14" calcext:value-type="date">
            <text:p>14.04.2015</text:p>
          </table:table-cell>
          <table:table-cell table:style-name="ce18" table:formula="of:=RANDBETWEEN([.D45];DATE(2015;6;30))" office:value-type="date" office:date-value="2015-05-16" calcext:value-type="date">
            <text:p>16.05.2015</text:p>
          </table:table-cell>
          <table:table-cell table:style-name="ce20" table:formula="of:=RANDBETWEEN(1000; 10000)" office:value-type="float" office:value="7484" calcext:value-type="float">
            <text:p>7484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46]" office:value-type="string" office:string-value="ORD_45" calcext:value-type="string">
            <text:p>ORD_45</text:p>
          </table:table-cell>
          <table:table-cell table:style-name="ce18" table:formula="of:=RANDBETWEEN(DATE(2015;1;1);DATE(2015;6;30))" office:value-type="date" office:date-value="2015-05-26" calcext:value-type="date">
            <text:p>26.05.2015</text:p>
          </table:table-cell>
          <table:table-cell table:style-name="ce18" table:formula="of:=RANDBETWEEN([.D46];DATE(2015;6;30))" office:value-type="date" office:date-value="2015-06-08" calcext:value-type="date">
            <text:p>08.06.2015</text:p>
          </table:table-cell>
          <table:table-cell table:style-name="ce20" table:formula="of:=RANDBETWEEN(1000; 10000)" office:value-type="float" office:value="1873" calcext:value-type="float">
            <text:p>1873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47]" office:value-type="string" office:string-value="ORD_46" calcext:value-type="string">
            <text:p>ORD_46</text:p>
          </table:table-cell>
          <table:table-cell table:style-name="ce18" table:formula="of:=RANDBETWEEN(DATE(2015;1;1);DATE(2015;6;30))" office:value-type="date" office:date-value="2015-04-08" calcext:value-type="date">
            <text:p>08.04.2015</text:p>
          </table:table-cell>
          <table:table-cell table:style-name="ce18" table:formula="of:=RANDBETWEEN([.D47];DATE(2015;6;30))" office:value-type="date" office:date-value="2015-04-16" calcext:value-type="date">
            <text:p>16.04.2015</text:p>
          </table:table-cell>
          <table:table-cell table:style-name="ce20" table:formula="of:=RANDBETWEEN(1000; 10000)" office:value-type="float" office:value="5572" calcext:value-type="float">
            <text:p>5572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48]" office:value-type="string" office:string-value="ORD_47" calcext:value-type="string">
            <text:p>ORD_47</text:p>
          </table:table-cell>
          <table:table-cell table:style-name="ce18" table:formula="of:=RANDBETWEEN(DATE(2015;1;1);DATE(2015;6;30))" office:value-type="date" office:date-value="2015-02-16" calcext:value-type="date">
            <text:p>16.02.2015</text:p>
          </table:table-cell>
          <table:table-cell table:style-name="ce18" table:formula="of:=RANDBETWEEN([.D48];DATE(2015;6;30))" office:value-type="date" office:date-value="2015-06-21" calcext:value-type="date">
            <text:p>21.06.2015</text:p>
          </table:table-cell>
          <table:table-cell table:style-name="ce20" table:formula="of:=RANDBETWEEN(1000; 10000)" office:value-type="float" office:value="5259" calcext:value-type="float">
            <text:p>5259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49]" office:value-type="string" office:string-value="ORD_48" calcext:value-type="string">
            <text:p>ORD_48</text:p>
          </table:table-cell>
          <table:table-cell table:style-name="ce18" table:formula="of:=RANDBETWEEN(DATE(2015;1;1);DATE(2015;6;30))" office:value-type="date" office:date-value="2015-05-24" calcext:value-type="date">
            <text:p>24.05.2015</text:p>
          </table:table-cell>
          <table:table-cell table:style-name="ce18" table:formula="of:=RANDBETWEEN([.D49];DATE(2015;6;30))" office:value-type="date" office:date-value="2015-05-26" calcext:value-type="date">
            <text:p>26.05.2015</text:p>
          </table:table-cell>
          <table:table-cell table:style-name="ce20" table:formula="of:=RANDBETWEEN(1000; 10000)" office:value-type="float" office:value="5245" calcext:value-type="float">
            <text:p>5245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50]" office:value-type="string" office:string-value="ORD_49" calcext:value-type="string">
            <text:p>ORD_49</text:p>
          </table:table-cell>
          <table:table-cell table:style-name="ce18" table:formula="of:=RANDBETWEEN(DATE(2015;1;1);DATE(2015;6;30))" office:value-type="date" office:date-value="2015-02-21" calcext:value-type="date">
            <text:p>21.02.2015</text:p>
          </table:table-cell>
          <table:table-cell table:style-name="ce18" table:formula="of:=RANDBETWEEN([.D50];DATE(2015;6;30))" office:value-type="date" office:date-value="2015-04-15" calcext:value-type="date">
            <text:p>15.04.2015</text:p>
          </table:table-cell>
          <table:table-cell table:style-name="ce20" table:formula="of:=RANDBETWEEN(1000; 10000)" office:value-type="float" office:value="4982" calcext:value-type="float">
            <text:p>4982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51]" office:value-type="string" office:string-value="ORD_50" calcext:value-type="string">
            <text:p>ORD_50</text:p>
          </table:table-cell>
          <table:table-cell table:style-name="ce18" table:formula="of:=RANDBETWEEN(DATE(2015;1;1);DATE(2015;6;30))" office:value-type="date" office:date-value="2015-06-26" calcext:value-type="date">
            <text:p>26.06.2015</text:p>
          </table:table-cell>
          <table:table-cell table:style-name="ce18" table:formula="of:=RANDBETWEEN([.D51];DATE(2015;6;30))" office:value-type="date" office:date-value="2015-06-28" calcext:value-type="date">
            <text:p>28.06.2015</text:p>
          </table:table-cell>
          <table:table-cell table:style-name="ce20" table:formula="of:=RANDBETWEEN(1000; 10000)" office:value-type="float" office:value="1289" calcext:value-type="float">
            <text:p>1289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52]" office:value-type="string" office:string-value="ORD_51" calcext:value-type="string">
            <text:p>ORD_51</text:p>
          </table:table-cell>
          <table:table-cell table:style-name="ce18" table:formula="of:=RANDBETWEEN(DATE(2015;1;1);DATE(2015;6;30))" office:value-type="date" office:date-value="2015-04-21" calcext:value-type="date">
            <text:p>21.04.2015</text:p>
          </table:table-cell>
          <table:table-cell table:style-name="ce18" table:formula="of:=RANDBETWEEN([.D52];DATE(2015;6;30))" office:value-type="date" office:date-value="2015-05-14" calcext:value-type="date">
            <text:p>14.05.2015</text:p>
          </table:table-cell>
          <table:table-cell table:style-name="ce20" table:formula="of:=RANDBETWEEN(1000; 10000)" office:value-type="float" office:value="7863" calcext:value-type="float">
            <text:p>7863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53]" office:value-type="string" office:string-value="ORD_52" calcext:value-type="string">
            <text:p>ORD_52</text:p>
          </table:table-cell>
          <table:table-cell table:style-name="ce18" table:formula="of:=RANDBETWEEN(DATE(2015;1;1);DATE(2015;6;30))" office:value-type="date" office:date-value="2015-05-15" calcext:value-type="date">
            <text:p>15.05.2015</text:p>
          </table:table-cell>
          <table:table-cell table:style-name="ce18" table:formula="of:=RANDBETWEEN([.D53];DATE(2015;6;30))" office:value-type="date" office:date-value="2015-06-03" calcext:value-type="date">
            <text:p>03.06.2015</text:p>
          </table:table-cell>
          <table:table-cell table:style-name="ce20" table:formula="of:=RANDBETWEEN(1000; 10000)" office:value-type="float" office:value="2143" calcext:value-type="float">
            <text:p>2143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54]" office:value-type="string" office:string-value="ORD_53" calcext:value-type="string">
            <text:p>ORD_53</text:p>
          </table:table-cell>
          <table:table-cell table:style-name="ce18" table:formula="of:=RANDBETWEEN(DATE(2015;1;1);DATE(2015;6;30))" office:value-type="date" office:date-value="2015-05-31" calcext:value-type="date">
            <text:p>31.05.2015</text:p>
          </table:table-cell>
          <table:table-cell table:style-name="ce18" table:formula="of:=RANDBETWEEN([.D54];DATE(2015;6;30))" office:value-type="date" office:date-value="2015-06-08" calcext:value-type="date">
            <text:p>08.06.2015</text:p>
          </table:table-cell>
          <table:table-cell table:style-name="ce20" table:formula="of:=RANDBETWEEN(1000; 10000)" office:value-type="float" office:value="3640" calcext:value-type="float">
            <text:p>3640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55]" office:value-type="string" office:string-value="ORD_54" calcext:value-type="string">
            <text:p>ORD_54</text:p>
          </table:table-cell>
          <table:table-cell table:style-name="ce18" table:formula="of:=RANDBETWEEN(DATE(2015;1;1);DATE(2015;6;30))" office:value-type="date" office:date-value="2015-06-24" calcext:value-type="date">
            <text:p>24.06.2015</text:p>
          </table:table-cell>
          <table:table-cell table:style-name="ce18" table:formula="of:=RANDBETWEEN([.D55];DATE(2015;6;30))" office:value-type="date" office:date-value="2015-06-28" calcext:value-type="date">
            <text:p>28.06.2015</text:p>
          </table:table-cell>
          <table:table-cell table:style-name="ce20" table:formula="of:=RANDBETWEEN(1000; 10000)" office:value-type="float" office:value="2492" calcext:value-type="float">
            <text:p>2492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56]" office:value-type="string" office:string-value="ORD_55" calcext:value-type="string">
            <text:p>ORD_55</text:p>
          </table:table-cell>
          <table:table-cell table:style-name="ce18" table:formula="of:=RANDBETWEEN(DATE(2015;1;1);DATE(2015;6;30))" office:value-type="date" office:date-value="2015-02-23" calcext:value-type="date">
            <text:p>23.02.2015</text:p>
          </table:table-cell>
          <table:table-cell table:style-name="ce18" table:formula="of:=RANDBETWEEN([.D56];DATE(2015;6;30))" office:value-type="date" office:date-value="2015-06-14" calcext:value-type="date">
            <text:p>14.06.2015</text:p>
          </table:table-cell>
          <table:table-cell table:style-name="ce20" table:formula="of:=RANDBETWEEN(1000; 10000)" office:value-type="float" office:value="2379" calcext:value-type="float">
            <text:p>2379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57]" office:value-type="string" office:string-value="ORD_56" calcext:value-type="string">
            <text:p>ORD_56</text:p>
          </table:table-cell>
          <table:table-cell table:style-name="ce18" table:formula="of:=RANDBETWEEN(DATE(2015;1;1);DATE(2015;6;30))" office:value-type="date" office:date-value="2015-06-14" calcext:value-type="date">
            <text:p>14.06.2015</text:p>
          </table:table-cell>
          <table:table-cell table:style-name="ce18" table:formula="of:=RANDBETWEEN([.D57];DATE(2015;6;30))" office:value-type="date" office:date-value="2015-06-19" calcext:value-type="date">
            <text:p>19.06.2015</text:p>
          </table:table-cell>
          <table:table-cell table:style-name="ce20" table:formula="of:=RANDBETWEEN(1000; 10000)" office:value-type="float" office:value="6747" calcext:value-type="float">
            <text:p>6747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58]" office:value-type="string" office:string-value="ORD_57" calcext:value-type="string">
            <text:p>ORD_57</text:p>
          </table:table-cell>
          <table:table-cell table:style-name="ce18" table:formula="of:=RANDBETWEEN(DATE(2015;1;1);DATE(2015;6;30))" office:value-type="date" office:date-value="2015-01-11" calcext:value-type="date">
            <text:p>11.01.2015</text:p>
          </table:table-cell>
          <table:table-cell table:style-name="ce18" table:formula="of:=RANDBETWEEN([.D58];DATE(2015;6;30))" office:value-type="date" office:date-value="2015-06-18" calcext:value-type="date">
            <text:p>18.06.2015</text:p>
          </table:table-cell>
          <table:table-cell table:style-name="ce20" table:formula="of:=RANDBETWEEN(1000; 10000)" office:value-type="float" office:value="8555" calcext:value-type="float">
            <text:p>8555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59]" office:value-type="string" office:string-value="ORD_58" calcext:value-type="string">
            <text:p>ORD_58</text:p>
          </table:table-cell>
          <table:table-cell table:style-name="ce18" table:formula="of:=RANDBETWEEN(DATE(2015;1;1);DATE(2015;6;30))" office:value-type="date" office:date-value="2015-06-08" calcext:value-type="date">
            <text:p>08.06.2015</text:p>
          </table:table-cell>
          <table:table-cell table:style-name="ce18" table:formula="of:=RANDBETWEEN([.D59];DATE(2015;6;30))" office:value-type="date" office:date-value="2015-06-26" calcext:value-type="date">
            <text:p>26.06.2015</text:p>
          </table:table-cell>
          <table:table-cell table:style-name="ce20" table:formula="of:=RANDBETWEEN(1000; 10000)" office:value-type="float" office:value="8284" calcext:value-type="float">
            <text:p>8284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60]" office:value-type="string" office:string-value="ORD_59" calcext:value-type="string">
            <text:p>ORD_59</text:p>
          </table:table-cell>
          <table:table-cell table:style-name="ce18" table:formula="of:=RANDBETWEEN(DATE(2015;1;1);DATE(2015;6;30))" office:value-type="date" office:date-value="2015-04-26" calcext:value-type="date">
            <text:p>26.04.2015</text:p>
          </table:table-cell>
          <table:table-cell table:style-name="ce18" table:formula="of:=RANDBETWEEN([.D60];DATE(2015;6;30))" office:value-type="date" office:date-value="2015-06-21" calcext:value-type="date">
            <text:p>21.06.2015</text:p>
          </table:table-cell>
          <table:table-cell table:style-name="ce20" table:formula="of:=RANDBETWEEN(1000; 10000)" office:value-type="float" office:value="2959" calcext:value-type="float">
            <text:p>2959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61]" office:value-type="string" office:string-value="ORD_60" calcext:value-type="string">
            <text:p>ORD_60</text:p>
          </table:table-cell>
          <table:table-cell table:style-name="ce18" table:formula="of:=RANDBETWEEN(DATE(2015;1;1);DATE(2015;6;30))" office:value-type="date" office:date-value="2015-06-09" calcext:value-type="date">
            <text:p>09.06.2015</text:p>
          </table:table-cell>
          <table:table-cell table:style-name="ce18" table:formula="of:=RANDBETWEEN([.D61];DATE(2015;6;30))" office:value-type="date" office:date-value="2015-06-13" calcext:value-type="date">
            <text:p>13.06.2015</text:p>
          </table:table-cell>
          <table:table-cell table:style-name="ce20" table:formula="of:=RANDBETWEEN(1000; 10000)" office:value-type="float" office:value="2556" calcext:value-type="float">
            <text:p>2556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62]" office:value-type="string" office:string-value="ORD_61" calcext:value-type="string">
            <text:p>ORD_61</text:p>
          </table:table-cell>
          <table:table-cell table:style-name="ce18" table:formula="of:=RANDBETWEEN(DATE(2015;1;1);DATE(2015;6;30))" office:value-type="date" office:date-value="2015-03-15" calcext:value-type="date">
            <text:p>15.03.2015</text:p>
          </table:table-cell>
          <table:table-cell table:style-name="ce18" table:formula="of:=RANDBETWEEN([.D62];DATE(2015;6;30))" office:value-type="date" office:date-value="2015-03-16" calcext:value-type="date">
            <text:p>16.03.2015</text:p>
          </table:table-cell>
          <table:table-cell table:style-name="ce20" table:formula="of:=RANDBETWEEN(1000; 10000)" office:value-type="float" office:value="6683" calcext:value-type="float">
            <text:p>6683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63]" office:value-type="string" office:string-value="ORD_62" calcext:value-type="string">
            <text:p>ORD_62</text:p>
          </table:table-cell>
          <table:table-cell table:style-name="ce18" table:formula="of:=RANDBETWEEN(DATE(2015;1;1);DATE(2015;6;30))" office:value-type="date" office:date-value="2015-02-15" calcext:value-type="date">
            <text:p>15.02.2015</text:p>
          </table:table-cell>
          <table:table-cell table:style-name="ce18" table:formula="of:=RANDBETWEEN([.D63];DATE(2015;6;30))" office:value-type="date" office:date-value="2015-03-20" calcext:value-type="date">
            <text:p>20.03.2015</text:p>
          </table:table-cell>
          <table:table-cell table:style-name="ce20" table:formula="of:=RANDBETWEEN(1000; 10000)" office:value-type="float" office:value="2739" calcext:value-type="float">
            <text:p>2739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64]" office:value-type="string" office:string-value="ORD_63" calcext:value-type="string">
            <text:p>ORD_63</text:p>
          </table:table-cell>
          <table:table-cell table:style-name="ce18" table:formula="of:=RANDBETWEEN(DATE(2015;1;1);DATE(2015;6;30))" office:value-type="date" office:date-value="2015-03-28" calcext:value-type="date">
            <text:p>28.03.2015</text:p>
          </table:table-cell>
          <table:table-cell table:style-name="ce18" table:formula="of:=RANDBETWEEN([.D64];DATE(2015;6;30))" office:value-type="date" office:date-value="2015-03-29" calcext:value-type="date">
            <text:p>29.03.2015</text:p>
          </table:table-cell>
          <table:table-cell table:style-name="ce20" table:formula="of:=RANDBETWEEN(1000; 10000)" office:value-type="float" office:value="8247" calcext:value-type="float">
            <text:p>8247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65]" office:value-type="string" office:string-value="ORD_64" calcext:value-type="string">
            <text:p>ORD_64</text:p>
          </table:table-cell>
          <table:table-cell table:style-name="ce18" table:formula="of:=RANDBETWEEN(DATE(2015;1;1);DATE(2015;6;30))" office:value-type="date" office:date-value="2015-03-30" calcext:value-type="date">
            <text:p>30.03.2015</text:p>
          </table:table-cell>
          <table:table-cell table:style-name="ce18" table:formula="of:=RANDBETWEEN([.D65];DATE(2015;6;30))" office:value-type="date" office:date-value="2015-04-15" calcext:value-type="date">
            <text:p>15.04.2015</text:p>
          </table:table-cell>
          <table:table-cell table:style-name="ce20" table:formula="of:=RANDBETWEEN(1000; 10000)" office:value-type="float" office:value="2001" calcext:value-type="float">
            <text:p>2001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66]" office:value-type="string" office:string-value="ORD_65" calcext:value-type="string">
            <text:p>ORD_65</text:p>
          </table:table-cell>
          <table:table-cell table:style-name="ce18" table:formula="of:=RANDBETWEEN(DATE(2015;1;1);DATE(2015;6;30))" office:value-type="date" office:date-value="2015-05-28" calcext:value-type="date">
            <text:p>28.05.2015</text:p>
          </table:table-cell>
          <table:table-cell table:style-name="ce18" table:formula="of:=RANDBETWEEN([.D66];DATE(2015;6;30))" office:value-type="date" office:date-value="2015-06-19" calcext:value-type="date">
            <text:p>19.06.2015</text:p>
          </table:table-cell>
          <table:table-cell table:style-name="ce20" table:formula="of:=RANDBETWEEN(1000; 10000)" office:value-type="float" office:value="2131" calcext:value-type="float">
            <text:p>2131.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67]" office:value-type="string" office:string-value="ORD_66" calcext:value-type="string">
            <text:p>ORD_66</text:p>
          </table:table-cell>
          <table:table-cell table:style-name="ce18" table:formula="of:=RANDBETWEEN(DATE(2015;1;1);DATE(2015;6;30))" office:value-type="date" office:date-value="2015-05-19" calcext:value-type="date">
            <text:p>19.05.2015</text:p>
          </table:table-cell>
          <table:table-cell table:style-name="ce18" table:formula="of:=RANDBETWEEN([.D67];DATE(2015;6;30))" office:value-type="date" office:date-value="2015-05-24" calcext:value-type="date">
            <text:p>24.05.2015</text:p>
          </table:table-cell>
          <table:table-cell table:style-name="ce20" table:formula="of:=RANDBETWEEN(1000; 10000)" office:value-type="float" office:value="5061" calcext:value-type="float">
            <text:p>5061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68]" office:value-type="string" office:string-value="ORD_67" calcext:value-type="string">
            <text:p>ORD_67</text:p>
          </table:table-cell>
          <table:table-cell table:style-name="ce18" table:formula="of:=RANDBETWEEN(DATE(2015;1;1);DATE(2015;6;30))" office:value-type="date" office:date-value="2015-03-01" calcext:value-type="date">
            <text:p>01.03.2015</text:p>
          </table:table-cell>
          <table:table-cell table:style-name="ce18" table:formula="of:=RANDBETWEEN([.D68];DATE(2015;6;30))" office:value-type="date" office:date-value="2015-05-13" calcext:value-type="date">
            <text:p>13.05.2015</text:p>
          </table:table-cell>
          <table:table-cell table:style-name="ce20" table:formula="of:=RANDBETWEEN(1000; 10000)" office:value-type="float" office:value="8934" calcext:value-type="float">
            <text:p>8934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69]" office:value-type="string" office:string-value="ORD_68" calcext:value-type="string">
            <text:p>ORD_68</text:p>
          </table:table-cell>
          <table:table-cell table:style-name="ce18" table:formula="of:=RANDBETWEEN(DATE(2015;1;1);DATE(2015;6;30))" office:value-type="date" office:date-value="2015-06-19" calcext:value-type="date">
            <text:p>19.06.2015</text:p>
          </table:table-cell>
          <table:table-cell table:style-name="ce18" table:formula="of:=RANDBETWEEN([.D69];DATE(2015;6;30))" office:value-type="date" office:date-value="2015-06-28" calcext:value-type="date">
            <text:p>28.06.2015</text:p>
          </table:table-cell>
          <table:table-cell table:style-name="ce20" table:formula="of:=RANDBETWEEN(1000; 10000)" office:value-type="float" office:value="3889" calcext:value-type="float">
            <text:p>3889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70]" office:value-type="string" office:string-value="ORD_69" calcext:value-type="string">
            <text:p>ORD_69</text:p>
          </table:table-cell>
          <table:table-cell table:style-name="ce18" table:formula="of:=RANDBETWEEN(DATE(2015;1;1);DATE(2015;6;30))" office:value-type="date" office:date-value="2015-01-25" calcext:value-type="date">
            <text:p>25.01.2015</text:p>
          </table:table-cell>
          <table:table-cell table:style-name="ce18" table:formula="of:=RANDBETWEEN([.D70];DATE(2015;6;30))" office:value-type="date" office:date-value="2015-06-06" calcext:value-type="date">
            <text:p>06.06.2015</text:p>
          </table:table-cell>
          <table:table-cell table:style-name="ce20" table:formula="of:=RANDBETWEEN(1000; 10000)" office:value-type="float" office:value="8264" calcext:value-type="float">
            <text:p>8264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71]" office:value-type="string" office:string-value="ORD_70" calcext:value-type="string">
            <text:p>ORD_70</text:p>
          </table:table-cell>
          <table:table-cell table:style-name="ce18" table:formula="of:=RANDBETWEEN(DATE(2015;1;1);DATE(2015;6;30))" office:value-type="date" office:date-value="2015-01-12" calcext:value-type="date">
            <text:p>12.01.2015</text:p>
          </table:table-cell>
          <table:table-cell table:style-name="ce18" table:formula="of:=RANDBETWEEN([.D71];DATE(2015;6;30))" office:value-type="date" office:date-value="2015-06-26" calcext:value-type="date">
            <text:p>26.06.2015</text:p>
          </table:table-cell>
          <table:table-cell table:style-name="ce20" table:formula="of:=RANDBETWEEN(1000; 10000)" office:value-type="float" office:value="3371" calcext:value-type="float">
            <text:p>3371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72]" office:value-type="string" office:string-value="ORD_71" calcext:value-type="string">
            <text:p>ORD_71</text:p>
          </table:table-cell>
          <table:table-cell table:style-name="ce18" table:formula="of:=RANDBETWEEN(DATE(2015;1;1);DATE(2015;6;30))" office:value-type="date" office:date-value="2015-02-15" calcext:value-type="date">
            <text:p>15.02.2015</text:p>
          </table:table-cell>
          <table:table-cell table:style-name="ce18" table:formula="of:=RANDBETWEEN([.D72];DATE(2015;6;30))" office:value-type="date" office:date-value="2015-05-24" calcext:value-type="date">
            <text:p>24.05.2015</text:p>
          </table:table-cell>
          <table:table-cell table:style-name="ce20" table:formula="of:=RANDBETWEEN(1000; 10000)" office:value-type="float" office:value="3493" calcext:value-type="float">
            <text:p>3493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73]" office:value-type="string" office:string-value="ORD_72" calcext:value-type="string">
            <text:p>ORD_72</text:p>
          </table:table-cell>
          <table:table-cell table:style-name="ce18" table:formula="of:=RANDBETWEEN(DATE(2015;1;1);DATE(2015;6;30))" office:value-type="date" office:date-value="2015-03-15" calcext:value-type="date">
            <text:p>15.03.2015</text:p>
          </table:table-cell>
          <table:table-cell table:style-name="ce18" table:formula="of:=RANDBETWEEN([.D73];DATE(2015;6;30))" office:value-type="date" office:date-value="2015-06-10" calcext:value-type="date">
            <text:p>10.06.2015</text:p>
          </table:table-cell>
          <table:table-cell table:style-name="ce20" table:formula="of:=RANDBETWEEN(1000; 10000)" office:value-type="float" office:value="7570" calcext:value-type="float">
            <text:p>7570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74]" office:value-type="string" office:string-value="ORD_73" calcext:value-type="string">
            <text:p>ORD_73</text:p>
          </table:table-cell>
          <table:table-cell table:style-name="ce18" table:formula="of:=RANDBETWEEN(DATE(2015;1;1);DATE(2015;6;30))" office:value-type="date" office:date-value="2015-04-12" calcext:value-type="date">
            <text:p>12.04.2015</text:p>
          </table:table-cell>
          <table:table-cell table:style-name="ce18" table:formula="of:=RANDBETWEEN([.D74];DATE(2015;6;30))" office:value-type="date" office:date-value="2015-05-10" calcext:value-type="date">
            <text:p>10.05.2015</text:p>
          </table:table-cell>
          <table:table-cell table:style-name="ce20" table:formula="of:=RANDBETWEEN(1000; 10000)" office:value-type="float" office:value="4183" calcext:value-type="float">
            <text:p>4183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75]" office:value-type="string" office:string-value="ORD_74" calcext:value-type="string">
            <text:p>ORD_74</text:p>
          </table:table-cell>
          <table:table-cell table:style-name="ce18" table:formula="of:=RANDBETWEEN(DATE(2015;1;1);DATE(2015;6;30))" office:value-type="date" office:date-value="2015-02-09" calcext:value-type="date">
            <text:p>09.02.2015</text:p>
          </table:table-cell>
          <table:table-cell table:style-name="ce18" table:formula="of:=RANDBETWEEN([.D75];DATE(2015;6;30))" office:value-type="date" office:date-value="2015-06-26" calcext:value-type="date">
            <text:p>26.06.2015</text:p>
          </table:table-cell>
          <table:table-cell table:style-name="ce20" table:formula="of:=RANDBETWEEN(1000; 10000)" office:value-type="float" office:value="2724" calcext:value-type="float">
            <text:p>2724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76]" office:value-type="string" office:string-value="ORD_75" calcext:value-type="string">
            <text:p>ORD_75</text:p>
          </table:table-cell>
          <table:table-cell table:style-name="ce18" table:formula="of:=RANDBETWEEN(DATE(2015;1;1);DATE(2015;6;30))" office:value-type="date" office:date-value="2015-02-25" calcext:value-type="date">
            <text:p>25.02.2015</text:p>
          </table:table-cell>
          <table:table-cell table:style-name="ce18" table:formula="of:=RANDBETWEEN([.D76];DATE(2015;6;30))" office:value-type="date" office:date-value="2015-03-15" calcext:value-type="date">
            <text:p>15.03.2015</text:p>
          </table:table-cell>
          <table:table-cell table:style-name="ce20" table:formula="of:=RANDBETWEEN(1000; 10000)" office:value-type="float" office:value="6711" calcext:value-type="float">
            <text:p>6711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77]" office:value-type="string" office:string-value="ORD_76" calcext:value-type="string">
            <text:p>ORD_76</text:p>
          </table:table-cell>
          <table:table-cell table:style-name="ce18" table:formula="of:=RANDBETWEEN(DATE(2015;1;1);DATE(2015;6;30))" office:value-type="date" office:date-value="2015-05-02" calcext:value-type="date">
            <text:p>02.05.2015</text:p>
          </table:table-cell>
          <table:table-cell table:style-name="ce18" table:formula="of:=RANDBETWEEN([.D77];DATE(2015;6;30))" office:value-type="date" office:date-value="2015-06-02" calcext:value-type="date">
            <text:p>02.06.2015</text:p>
          </table:table-cell>
          <table:table-cell table:style-name="ce20" table:formula="of:=RANDBETWEEN(1000; 10000)" office:value-type="float" office:value="8674" calcext:value-type="float">
            <text:p>8674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7" table:formula="of:=&quot;ORD_&quot;&amp;[.A78]" office:value-type="string" office:string-value="ORD_77" calcext:value-type="string">
            <text:p>ORD_77</text:p>
          </table:table-cell>
          <table:table-cell table:style-name="ce18" table:formula="of:=RANDBETWEEN(DATE(2015;1;1);DATE(2015;6;30))" office:value-type="date" office:date-value="2015-02-10" calcext:value-type="date">
            <text:p>10.02.2015</text:p>
          </table:table-cell>
          <table:table-cell table:style-name="ce18" table:formula="of:=RANDBETWEEN([.D78];DATE(2015;6;30))" office:value-type="date" office:date-value="2015-03-28" calcext:value-type="date">
            <text:p>28.03.2015</text:p>
          </table:table-cell>
          <table:table-cell table:style-name="ce20" table:formula="of:=RANDBETWEEN(1000; 10000)" office:value-type="float" office:value="5463" calcext:value-type="float">
            <text:p>5463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79]" office:value-type="string" office:string-value="ORD_78" calcext:value-type="string">
            <text:p>ORD_78</text:p>
          </table:table-cell>
          <table:table-cell table:style-name="ce18" table:formula="of:=RANDBETWEEN(DATE(2015;1;1);DATE(2015;6;30))" office:value-type="date" office:date-value="2015-06-01" calcext:value-type="date">
            <text:p>01.06.2015</text:p>
          </table:table-cell>
          <table:table-cell table:style-name="ce18" table:formula="of:=RANDBETWEEN([.D79];DATE(2015;6;30))" office:value-type="date" office:date-value="2015-06-03" calcext:value-type="date">
            <text:p>03.06.2015</text:p>
          </table:table-cell>
          <table:table-cell table:style-name="ce20" table:formula="of:=RANDBETWEEN(1000; 10000)" office:value-type="float" office:value="5998" calcext:value-type="float">
            <text:p>5998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80]" office:value-type="string" office:string-value="ORD_79" calcext:value-type="string">
            <text:p>ORD_79</text:p>
          </table:table-cell>
          <table:table-cell table:style-name="ce18" table:formula="of:=RANDBETWEEN(DATE(2015;1;1);DATE(2015;6;30))" office:value-type="date" office:date-value="2015-04-03" calcext:value-type="date">
            <text:p>03.04.2015</text:p>
          </table:table-cell>
          <table:table-cell table:style-name="ce18" table:formula="of:=RANDBETWEEN([.D80];DATE(2015;6;30))" office:value-type="date" office:date-value="2015-05-12" calcext:value-type="date">
            <text:p>12.05.2015</text:p>
          </table:table-cell>
          <table:table-cell table:style-name="ce20" table:formula="of:=RANDBETWEEN(1000; 10000)" office:value-type="float" office:value="8183" calcext:value-type="float">
            <text:p>8183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81]" office:value-type="string" office:string-value="ORD_80" calcext:value-type="string">
            <text:p>ORD_80</text:p>
          </table:table-cell>
          <table:table-cell table:style-name="ce18" table:formula="of:=RANDBETWEEN(DATE(2015;1;1);DATE(2015;6;30))" office:value-type="date" office:date-value="2015-03-26" calcext:value-type="date">
            <text:p>26.03.2015</text:p>
          </table:table-cell>
          <table:table-cell table:style-name="ce18" table:formula="of:=RANDBETWEEN([.D81];DATE(2015;6;30))" office:value-type="date" office:date-value="2015-04-16" calcext:value-type="date">
            <text:p>16.04.2015</text:p>
          </table:table-cell>
          <table:table-cell table:style-name="ce20" table:formula="of:=RANDBETWEEN(1000; 10000)" office:value-type="float" office:value="1018" calcext:value-type="float">
            <text:p>1018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82]" office:value-type="string" office:string-value="ORD_81" calcext:value-type="string">
            <text:p>ORD_81</text:p>
          </table:table-cell>
          <table:table-cell table:style-name="ce18" table:formula="of:=RANDBETWEEN(DATE(2015;1;1);DATE(2015;6;30))" office:value-type="date" office:date-value="2015-06-02" calcext:value-type="date">
            <text:p>02.06.2015</text:p>
          </table:table-cell>
          <table:table-cell table:style-name="ce18" table:formula="of:=RANDBETWEEN([.D82];DATE(2015;6;30))" office:value-type="date" office:date-value="2015-06-19" calcext:value-type="date">
            <text:p>19.06.2015</text:p>
          </table:table-cell>
          <table:table-cell table:style-name="ce20" table:formula="of:=RANDBETWEEN(1000; 10000)" office:value-type="float" office:value="8421" calcext:value-type="float">
            <text:p>8421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83]" office:value-type="string" office:string-value="ORD_82" calcext:value-type="string">
            <text:p>ORD_82</text:p>
          </table:table-cell>
          <table:table-cell table:style-name="ce18" table:formula="of:=RANDBETWEEN(DATE(2015;1;1);DATE(2015;6;30))" office:value-type="date" office:date-value="2015-02-08" calcext:value-type="date">
            <text:p>08.02.2015</text:p>
          </table:table-cell>
          <table:table-cell table:style-name="ce18" table:formula="of:=RANDBETWEEN([.D83];DATE(2015;6;30))" office:value-type="date" office:date-value="2015-04-15" calcext:value-type="date">
            <text:p>15.04.2015</text:p>
          </table:table-cell>
          <table:table-cell table:style-name="ce20" table:formula="of:=RANDBETWEEN(1000; 10000)" office:value-type="float" office:value="6249" calcext:value-type="float">
            <text:p>6249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7" table:formula="of:=&quot;ORD_&quot;&amp;[.A84]" office:value-type="string" office:string-value="ORD_83" calcext:value-type="string">
            <text:p>ORD_83</text:p>
          </table:table-cell>
          <table:table-cell table:style-name="ce18" table:formula="of:=RANDBETWEEN(DATE(2015;1;1);DATE(2015;6;30))" office:value-type="date" office:date-value="2015-03-09" calcext:value-type="date">
            <text:p>09.03.2015</text:p>
          </table:table-cell>
          <table:table-cell table:style-name="ce18" table:formula="of:=RANDBETWEEN([.D84];DATE(2015;6;30))" office:value-type="date" office:date-value="2015-06-14" calcext:value-type="date">
            <text:p>14.06.2015</text:p>
          </table:table-cell>
          <table:table-cell table:style-name="ce20" table:formula="of:=RANDBETWEEN(1000; 10000)" office:value-type="float" office:value="8337" calcext:value-type="float">
            <text:p>8337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85]" office:value-type="string" office:string-value="ORD_84" calcext:value-type="string">
            <text:p>ORD_84</text:p>
          </table:table-cell>
          <table:table-cell table:style-name="ce18" table:formula="of:=RANDBETWEEN(DATE(2015;1;1);DATE(2015;6;30))" office:value-type="date" office:date-value="2015-03-10" calcext:value-type="date">
            <text:p>10.03.2015</text:p>
          </table:table-cell>
          <table:table-cell table:style-name="ce18" table:formula="of:=RANDBETWEEN([.D85];DATE(2015;6;30))" office:value-type="date" office:date-value="2015-05-29" calcext:value-type="date">
            <text:p>29.05.2015</text:p>
          </table:table-cell>
          <table:table-cell table:style-name="ce20" table:formula="of:=RANDBETWEEN(1000; 10000)" office:value-type="float" office:value="3981" calcext:value-type="float">
            <text:p>3981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86]" office:value-type="string" office:string-value="ORD_85" calcext:value-type="string">
            <text:p>ORD_85</text:p>
          </table:table-cell>
          <table:table-cell table:style-name="ce18" table:formula="of:=RANDBETWEEN(DATE(2015;1;1);DATE(2015;6;30))" office:value-type="date" office:date-value="2015-02-27" calcext:value-type="date">
            <text:p>27.02.2015</text:p>
          </table:table-cell>
          <table:table-cell table:style-name="ce18" table:formula="of:=RANDBETWEEN([.D86];DATE(2015;6;30))" office:value-type="date" office:date-value="2015-05-29" calcext:value-type="date">
            <text:p>29.05.2015</text:p>
          </table:table-cell>
          <table:table-cell table:style-name="ce20" table:formula="of:=RANDBETWEEN(1000; 10000)" office:value-type="float" office:value="7248" calcext:value-type="float">
            <text:p>7248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87]" office:value-type="string" office:string-value="ORD_86" calcext:value-type="string">
            <text:p>ORD_86</text:p>
          </table:table-cell>
          <table:table-cell table:style-name="ce18" table:formula="of:=RANDBETWEEN(DATE(2015;1;1);DATE(2015;6;30))" office:value-type="date" office:date-value="2015-01-12" calcext:value-type="date">
            <text:p>12.01.2015</text:p>
          </table:table-cell>
          <table:table-cell table:style-name="ce18" table:formula="of:=RANDBETWEEN([.D87];DATE(2015;6;30))" office:value-type="date" office:date-value="2015-03-03" calcext:value-type="date">
            <text:p>03.03.2015</text:p>
          </table:table-cell>
          <table:table-cell table:style-name="ce20" table:formula="of:=RANDBETWEEN(1000; 10000)" office:value-type="float" office:value="2542" calcext:value-type="float">
            <text:p>2542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7" table:formula="of:=&quot;ORD_&quot;&amp;[.A88]" office:value-type="string" office:string-value="ORD_87" calcext:value-type="string">
            <text:p>ORD_87</text:p>
          </table:table-cell>
          <table:table-cell table:style-name="ce18" table:formula="of:=RANDBETWEEN(DATE(2015;1;1);DATE(2015;6;30))" office:value-type="date" office:date-value="2015-02-23" calcext:value-type="date">
            <text:p>23.02.2015</text:p>
          </table:table-cell>
          <table:table-cell table:style-name="ce18" table:formula="of:=RANDBETWEEN([.D88];DATE(2015;6;30))" office:value-type="date" office:date-value="2015-03-13" calcext:value-type="date">
            <text:p>13.03.2015</text:p>
          </table:table-cell>
          <table:table-cell table:style-name="ce20" table:formula="of:=RANDBETWEEN(1000; 10000)" office:value-type="float" office:value="4017" calcext:value-type="float">
            <text:p>4017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89]" office:value-type="string" office:string-value="ORD_88" calcext:value-type="string">
            <text:p>ORD_88</text:p>
          </table:table-cell>
          <table:table-cell table:style-name="ce18" table:formula="of:=RANDBETWEEN(DATE(2015;1;1);DATE(2015;6;30))" office:value-type="date" office:date-value="2015-05-27" calcext:value-type="date">
            <text:p>27.05.2015</text:p>
          </table:table-cell>
          <table:table-cell table:style-name="ce18" table:formula="of:=RANDBETWEEN([.D89];DATE(2015;6;30))" office:value-type="date" office:date-value="2015-06-02" calcext:value-type="date">
            <text:p>02.06.2015</text:p>
          </table:table-cell>
          <table:table-cell table:style-name="ce20" table:formula="of:=RANDBETWEEN(1000; 10000)" office:value-type="float" office:value="6770" calcext:value-type="float">
            <text:p>6770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7" table:formula="of:=&quot;ORD_&quot;&amp;[.A90]" office:value-type="string" office:string-value="ORD_89" calcext:value-type="string">
            <text:p>ORD_89</text:p>
          </table:table-cell>
          <table:table-cell table:style-name="ce18" table:formula="of:=RANDBETWEEN(DATE(2015;1;1);DATE(2015;6;30))" office:value-type="date" office:date-value="2015-03-12" calcext:value-type="date">
            <text:p>12.03.2015</text:p>
          </table:table-cell>
          <table:table-cell table:style-name="ce18" table:formula="of:=RANDBETWEEN([.D90];DATE(2015;6;30))" office:value-type="date" office:date-value="2015-03-24" calcext:value-type="date">
            <text:p>24.03.2015</text:p>
          </table:table-cell>
          <table:table-cell table:style-name="ce20" table:formula="of:=RANDBETWEEN(1000; 10000)" office:value-type="float" office:value="7867" calcext:value-type="float">
            <text:p>7867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91]" office:value-type="string" office:string-value="ORD_90" calcext:value-type="string">
            <text:p>ORD_90</text:p>
          </table:table-cell>
          <table:table-cell table:style-name="ce18" table:formula="of:=RANDBETWEEN(DATE(2015;1;1);DATE(2015;6;30))" office:value-type="date" office:date-value="2015-04-20" calcext:value-type="date">
            <text:p>20.04.2015</text:p>
          </table:table-cell>
          <table:table-cell table:style-name="ce18" table:formula="of:=RANDBETWEEN([.D91];DATE(2015;6;30))" office:value-type="date" office:date-value="2015-06-02" calcext:value-type="date">
            <text:p>02.06.2015</text:p>
          </table:table-cell>
          <table:table-cell table:style-name="ce20" table:formula="of:=RANDBETWEEN(1000; 10000)" office:value-type="float" office:value="3484" calcext:value-type="float">
            <text:p>3484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92]" office:value-type="string" office:string-value="ORD_91" calcext:value-type="string">
            <text:p>ORD_91</text:p>
          </table:table-cell>
          <table:table-cell table:style-name="ce18" table:formula="of:=RANDBETWEEN(DATE(2015;1;1);DATE(2015;6;30))" office:value-type="date" office:date-value="2015-06-03" calcext:value-type="date">
            <text:p>03.06.2015</text:p>
          </table:table-cell>
          <table:table-cell table:style-name="ce18" table:formula="of:=RANDBETWEEN([.D92];DATE(2015;6;30))" office:value-type="date" office:date-value="2015-06-11" calcext:value-type="date">
            <text:p>11.06.2015</text:p>
          </table:table-cell>
          <table:table-cell table:style-name="ce20" table:formula="of:=RANDBETWEEN(1000; 10000)" office:value-type="float" office:value="1904" calcext:value-type="float">
            <text:p>1904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93]" office:value-type="string" office:string-value="ORD_92" calcext:value-type="string">
            <text:p>ORD_92</text:p>
          </table:table-cell>
          <table:table-cell table:style-name="ce18" table:formula="of:=RANDBETWEEN(DATE(2015;1;1);DATE(2015;6;30))" office:value-type="date" office:date-value="2015-03-04" calcext:value-type="date">
            <text:p>04.03.2015</text:p>
          </table:table-cell>
          <table:table-cell table:style-name="ce18" table:formula="of:=RANDBETWEEN([.D93];DATE(2015;6;30))" office:value-type="date" office:date-value="2015-04-19" calcext:value-type="date">
            <text:p>19.04.2015</text:p>
          </table:table-cell>
          <table:table-cell table:style-name="ce20" table:formula="of:=RANDBETWEEN(1000; 10000)" office:value-type="float" office:value="2294" calcext:value-type="float">
            <text:p>2294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7" table:formula="of:=&quot;ORD_&quot;&amp;[.A94]" office:value-type="string" office:string-value="ORD_93" calcext:value-type="string">
            <text:p>ORD_93</text:p>
          </table:table-cell>
          <table:table-cell table:style-name="ce18" table:formula="of:=RANDBETWEEN(DATE(2015;1;1);DATE(2015;6;30))" office:value-type="date" office:date-value="2015-05-25" calcext:value-type="date">
            <text:p>25.05.2015</text:p>
          </table:table-cell>
          <table:table-cell table:style-name="ce18" table:formula="of:=RANDBETWEEN([.D94];DATE(2015;6;30))" office:value-type="date" office:date-value="2015-05-31" calcext:value-type="date">
            <text:p>31.05.2015</text:p>
          </table:table-cell>
          <table:table-cell table:style-name="ce20" table:formula="of:=RANDBETWEEN(1000; 10000)" office:value-type="float" office:value="1271" calcext:value-type="float">
            <text:p>1271.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7" table:formula="of:=&quot;ORD_&quot;&amp;[.A95]" office:value-type="string" office:string-value="ORD_94" calcext:value-type="string">
            <text:p>ORD_94</text:p>
          </table:table-cell>
          <table:table-cell table:style-name="ce18" table:formula="of:=RANDBETWEEN(DATE(2015;1;1);DATE(2015;6;30))" office:value-type="date" office:date-value="2015-02-02" calcext:value-type="date">
            <text:p>02.02.2015</text:p>
          </table:table-cell>
          <table:table-cell table:style-name="ce18" table:formula="of:=RANDBETWEEN([.D95];DATE(2015;6;30))" office:value-type="date" office:date-value="2015-06-06" calcext:value-type="date">
            <text:p>06.06.2015</text:p>
          </table:table-cell>
          <table:table-cell table:style-name="ce20" table:formula="of:=RANDBETWEEN(1000; 10000)" office:value-type="float" office:value="2358" calcext:value-type="float">
            <text:p>2358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96]" office:value-type="string" office:string-value="ORD_95" calcext:value-type="string">
            <text:p>ORD_95</text:p>
          </table:table-cell>
          <table:table-cell table:style-name="ce18" table:formula="of:=RANDBETWEEN(DATE(2015;1;1);DATE(2015;6;30))" office:value-type="date" office:date-value="2015-05-17" calcext:value-type="date">
            <text:p>17.05.2015</text:p>
          </table:table-cell>
          <table:table-cell table:style-name="ce18" table:formula="of:=RANDBETWEEN([.D96];DATE(2015;6;30))" office:value-type="date" office:date-value="2015-06-03" calcext:value-type="date">
            <text:p>03.06.2015</text:p>
          </table:table-cell>
          <table:table-cell table:style-name="ce20" table:formula="of:=RANDBETWEEN(1000; 10000)" office:value-type="float" office:value="1733" calcext:value-type="float">
            <text:p>1733.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7" table:formula="of:=&quot;ORD_&quot;&amp;[.A97]" office:value-type="string" office:string-value="ORD_96" calcext:value-type="string">
            <text:p>ORD_96</text:p>
          </table:table-cell>
          <table:table-cell table:style-name="ce18" table:formula="of:=RANDBETWEEN(DATE(2015;1;1);DATE(2015;6;30))" office:value-type="date" office:date-value="2015-01-11" calcext:value-type="date">
            <text:p>11.01.2015</text:p>
          </table:table-cell>
          <table:table-cell table:style-name="ce18" table:formula="of:=RANDBETWEEN([.D97];DATE(2015;6;30))" office:value-type="date" office:date-value="2015-02-20" calcext:value-type="date">
            <text:p>20.02.2015</text:p>
          </table:table-cell>
          <table:table-cell table:style-name="ce20" table:formula="of:=RANDBETWEEN(1000; 10000)" office:value-type="float" office:value="9369" calcext:value-type="float">
            <text:p>9369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98]" office:value-type="string" office:string-value="ORD_97" calcext:value-type="string">
            <text:p>ORD_97</text:p>
          </table:table-cell>
          <table:table-cell table:style-name="ce18" table:formula="of:=RANDBETWEEN(DATE(2015;1;1);DATE(2015;6;30))" office:value-type="date" office:date-value="2015-01-25" calcext:value-type="date">
            <text:p>25.01.2015</text:p>
          </table:table-cell>
          <table:table-cell table:style-name="ce18" table:formula="of:=RANDBETWEEN([.D98];DATE(2015;6;30))" office:value-type="date" office:date-value="2015-04-17" calcext:value-type="date">
            <text:p>17.04.2015</text:p>
          </table:table-cell>
          <table:table-cell table:style-name="ce20" table:formula="of:=RANDBETWEEN(1000; 10000)" office:value-type="float" office:value="3796" calcext:value-type="float">
            <text:p>3796.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7" table:formula="of:=&quot;ORD_&quot;&amp;[.A99]" office:value-type="string" office:string-value="ORD_98" calcext:value-type="string">
            <text:p>ORD_98</text:p>
          </table:table-cell>
          <table:table-cell table:style-name="ce18" table:formula="of:=RANDBETWEEN(DATE(2015;1;1);DATE(2015;6;30))" office:value-type="date" office:date-value="2015-01-30" calcext:value-type="date">
            <text:p>30.01.2015</text:p>
          </table:table-cell>
          <table:table-cell table:style-name="ce18" table:formula="of:=RANDBETWEEN([.D99];DATE(2015;6;30))" office:value-type="date" office:date-value="2015-06-14" calcext:value-type="date">
            <text:p>14.06.2015</text:p>
          </table:table-cell>
          <table:table-cell table:style-name="ce20" table:formula="of:=RANDBETWEEN(1000; 10000)" office:value-type="float" office:value="7683" calcext:value-type="float">
            <text:p>7683.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7" table:formula="of:=&quot;ORD_&quot;&amp;[.A100]" office:value-type="string" office:string-value="ORD_99" calcext:value-type="string">
            <text:p>ORD_99</text:p>
          </table:table-cell>
          <table:table-cell table:style-name="ce18" table:formula="of:=RANDBETWEEN(DATE(2015;1;1);DATE(2015;6;30))" office:value-type="date" office:date-value="2015-02-06" calcext:value-type="date">
            <text:p>06.02.2015</text:p>
          </table:table-cell>
          <table:table-cell table:style-name="ce18" table:formula="of:=RANDBETWEEN([.D100];DATE(2015;6;30))" office:value-type="date" office:date-value="2015-05-30" calcext:value-type="date">
            <text:p>30.05.2015</text:p>
          </table:table-cell>
          <table:table-cell table:style-name="ce20" table:formula="of:=RANDBETWEEN(1000; 10000)" office:value-type="float" office:value="5936" calcext:value-type="float">
            <text:p>5936.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17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7" table:formula="of:=&quot;ORD_&quot;&amp;[.A101]" office:value-type="string" office:string-value="ORD_100" calcext:value-type="string">
            <text:p>ORD_100</text:p>
          </table:table-cell>
          <table:table-cell table:style-name="ce18" table:formula="of:=RANDBETWEEN(DATE(2015;1;1);DATE(2015;6;30))" office:value-type="date" office:date-value="2015-01-21" calcext:value-type="date">
            <text:p>21.01.2015</text:p>
          </table:table-cell>
          <table:table-cell table:style-name="ce18" table:formula="of:=RANDBETWEEN([.D101];DATE(2015;6;30))" office:value-type="date" office:date-value="2015-04-05" calcext:value-type="date">
            <text:p>05.04.2015</text:p>
          </table:table-cell>
          <table:table-cell table:style-name="ce20" table:formula="of:=RANDBETWEEN(1000; 10000)" office:value-type="float" office:value="6247" calcext:value-type="float">
            <text:p>6247.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3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order_has_good" table:style-name="ta1">
        <table:table-column table:style-name="co1" table:number-columns-repeated="2" table:default-cell-style-name="ce17"/>
        <table:table-row table:style-name="ro3">
          <table:table-cell table:style-name="Default" office:value-type="string" calcext:value-type="string">
            <text:p>order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0)" office:value-type="float" office:value="39" calcext:value-type="float">
            <text:p>39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13" calcext:value-type="float">
            <text:p>13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7" calcext:value-type="float">
            <text:p>7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65" calcext:value-type="float">
            <text:p>65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28" calcext:value-type="float">
            <text:p>28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13" calcext:value-type="float">
            <text:p>13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44" calcext:value-type="float">
            <text:p>44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39" calcext:value-type="float">
            <text:p>39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43" calcext:value-type="float">
            <text:p>43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0)" office:value-type="float" office:value="85" calcext:value-type="float">
            <text:p>85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55" calcext:value-type="float">
            <text:p>55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87" calcext:value-type="float">
            <text:p>87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71" calcext:value-type="float">
            <text:p>71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96" calcext:value-type="float">
            <text:p>96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7" calcext:value-type="float">
            <text:p>7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54" calcext:value-type="float">
            <text:p>54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30" calcext:value-type="float">
            <text:p>30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54" calcext:value-type="float">
            <text:p>54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91" calcext:value-type="float">
            <text:p>91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65" calcext:value-type="float">
            <text:p>65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38" calcext:value-type="float">
            <text:p>38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88" calcext:value-type="float">
            <text:p>88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89" calcext:value-type="float">
            <text:p>89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4" calcext:value-type="float">
            <text:p>4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0)" office:value-type="float" office:value="79" calcext:value-type="float">
            <text:p>79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3" calcext:value-type="float">
            <text:p>3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33" calcext:value-type="float">
            <text:p>33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1" calcext:value-type="float">
            <text:p>1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0)" office:value-type="float" office:value="74" calcext:value-type="float">
            <text:p>74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35" calcext:value-type="float">
            <text:p>35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68" calcext:value-type="float">
            <text:p>68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24" calcext:value-type="float">
            <text:p>24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0)" office:value-type="float" office:value="92" calcext:value-type="float">
            <text:p>92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20" calcext:value-type="float">
            <text:p>20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0)" office:value-type="float" office:value="94" calcext:value-type="float">
            <text:p>94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42" calcext:value-type="float">
            <text:p>42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65" calcext:value-type="float">
            <text:p>65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0)" office:value-type="float" office:value="65" calcext:value-type="float">
            <text:p>65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24" calcext:value-type="float">
            <text:p>24</text:p>
          </table:table-cell>
        </table:table-row>
        <table:table-row table:style-name="ro3">
          <table:table-cell table:formula="of:=RANDBETWEEN(1;100)" office:value-type="float" office:value="100" calcext:value-type="float">
            <text:p>100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44" calcext:value-type="float">
            <text:p>44</text:p>
          </table:table-cell>
        </table:table-row>
        <table:table-row table:style-name="ro3">
          <table:table-cell table:formula="of:=RANDBETWEEN(1;100)" office:value-type="float" office:value="72" calcext:value-type="float">
            <text:p>72</text:p>
          </table:table-cell>
          <table:table-cell table:formula="of:=RANDBETWEEN(1;100)" office:value-type="float" office:value="7" calcext:value-type="float">
            <text:p>7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0)" office:value-type="float" office:value="25" calcext:value-type="float">
            <text:p>25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46" calcext:value-type="float">
            <text:p>46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37" calcext:value-type="float">
            <text:p>37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0)" office:value-type="float" office:value="38" calcext:value-type="float">
            <text:p>38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0)" office:value-type="float" office:value="93" calcext:value-type="float">
            <text:p>93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0)" office:value-type="float" office:value="40" calcext:value-type="float">
            <text:p>40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31" calcext:value-type="float">
            <text:p>31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5" calcext:value-type="float">
            <text:p>5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0)" office:value-type="float" office:value="14" calcext:value-type="float">
            <text:p>14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17" calcext:value-type="float">
            <text:p>17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0)" office:value-type="float" office:value="11" calcext:value-type="float">
            <text:p>11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48" calcext:value-type="float">
            <text:p>48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0)" office:value-type="float" office:value="49" calcext:value-type="float">
            <text:p>49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32" calcext:value-type="float">
            <text:p>32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0)" office:value-type="float" office:value="8" calcext:value-type="float">
            <text:p>8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77" calcext:value-type="float">
            <text:p>77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82" calcext:value-type="float">
            <text:p>82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formula="of:=RANDBETWEEN(1;100)" office:value-type="float" office:value="85" calcext:value-type="float">
            <text:p>85</text:p>
          </table:table-cell>
        </table:table-row>
        <table:table-row table:style-name="ro3">
          <table:table-cell table:formula="of:=RANDBETWEEN(1;100)" office:value-type="float" office:value="62" calcext:value-type="float">
            <text:p>62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19" calcext:value-type="float">
            <text:p>19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73" calcext:value-type="float">
            <text:p>73</text:p>
          </table:table-cell>
          <table:table-cell table:formula="of:=RANDBETWEEN(1;100)" office:value-type="float" office:value="59" calcext:value-type="float">
            <text:p>59</text:p>
          </table:table-cell>
        </table:table-row>
        <table:table-row table:style-name="ro3">
          <table:table-cell table:formula="of:=RANDBETWEEN(1;100)" office:value-type="float" office:value="59" calcext:value-type="float">
            <text:p>59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0)" office:value-type="float" office:value="53" calcext:value-type="float">
            <text:p>53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0)" office:value-type="float" office:value="60" calcext:value-type="float">
            <text:p>60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0)" office:value-type="float" office:value="84" calcext:value-type="float">
            <text:p>84</text:p>
          </table:table-cell>
          <table:table-cell table:formula="of:=RANDBETWEEN(1;100)" office:value-type="float" office:value="29" calcext:value-type="float">
            <text:p>29</text:p>
          </table:table-cell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27" calcext:value-type="float">
            <text:p>27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63" calcext:value-type="float">
            <text:p>63</text:p>
          </table:table-cell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0)" office:value-type="float" office:value="95" calcext:value-type="float">
            <text:p>95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15" calcext:value-type="float">
            <text:p>15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0)" office:value-type="float" office:value="83" calcext:value-type="float">
            <text:p>83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0)" office:value-type="float" office:value="45" calcext:value-type="float">
            <text:p>45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0)" office:value-type="float" office:value="9" calcext:value-type="float">
            <text:p>9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0)" office:value-type="float" office:value="41" calcext:value-type="float">
            <text:p>41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0)" office:value-type="float" office:value="57" calcext:value-type="float">
            <text:p>57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0)" office:value-type="float" office:value="66" calcext:value-type="float">
            <text:p>66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0)" office:value-type="float" office:value="22" calcext:value-type="float">
            <text:p>22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0)" office:value-type="float" office:value="15" calcext:value-type="float">
            <text:p>15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0)" office:value-type="float" office:value="18" calcext:value-type="float">
            <text:p>18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99" calcext:value-type="float">
            <text:p>99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23" calcext:value-type="float">
            <text:p>23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56" calcext:value-type="float">
            <text:p>56</text:p>
          </table:table-cell>
          <table:table-cell table:formula="of:=RANDBETWEEN(1;100)" office:value-type="float" office:value="68" calcext:value-type="float">
            <text:p>68</text:p>
          </table:table-cell>
        </table:table-row>
        <table:table-row table:style-name="ro3">
          <table:table-cell table:formula="of:=RANDBETWEEN(1;100)" office:value-type="float" office:value="67" calcext:value-type="float">
            <text:p>67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0)" office:value-type="float" office:value="6" calcext:value-type="float">
            <text:p>6</text:p>
          </table:table-cell>
          <table:table-cell table:formula="of:=RANDBETWEEN(1;100)" office:value-type="float" office:value="97" calcext:value-type="float">
            <text:p>97</text:p>
          </table:table-cell>
        </table:table-row>
        <table:table-row table:style-name="ro3">
          <table:table-cell table:formula="of:=RANDBETWEEN(1;100)" office:value-type="float" office:value="7" calcext:value-type="float">
            <text:p>7</text:p>
          </table:table-cell>
          <table:table-cell table:formula="of:=RANDBETWEEN(1;100)" office:value-type="float" office:value="62" calcext:value-type="float">
            <text:p>62</text:p>
          </table:table-cell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0)" office:value-type="float" office:value="47" calcext:value-type="float">
            <text:p>47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0)" office:value-type="float" office:value="63" calcext:value-type="float">
            <text:p>63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0)" office:value-type="float" office:value="34" calcext:value-type="float">
            <text:p>34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0)" office:value-type="float" office:value="98" calcext:value-type="float">
            <text:p>98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0)" office:value-type="float" office:value="26" calcext:value-type="float">
            <text:p>26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0)" office:value-type="float" office:value="69" calcext:value-type="float">
            <text:p>69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0)" office:value-type="float" office:value="64" calcext:value-type="float">
            <text:p>64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0)" office:value-type="float" office:value="80" calcext:value-type="float">
            <text:p>80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0)" office:value-type="float" office:value="16" calcext:value-type="float">
            <text:p>16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0)" office:value-type="float" office:value="12" calcext:value-type="float">
            <text:p>12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0)" office:value-type="float" office:value="52" calcext:value-type="float">
            <text:p>52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0)" office:value-type="float" office:value="10" calcext:value-type="float">
            <text:p>10</text:p>
          </table:table-cell>
          <table:table-cell table:formula="of:=RANDBETWEEN(1;100)" office:value-type="float" office:value="55" calcext:value-type="float">
            <text:p>55</text:p>
          </table:table-cell>
        </table:table-row>
        <table:table-row table:style-name="ro3">
          <table:table-cell table:formula="of:=RANDBETWEEN(1;100)" office:value-type="float" office:value="75" calcext:value-type="float">
            <text:p>75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0)" office:value-type="float" office:value="21" calcext:value-type="float">
            <text:p>21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0)" office:value-type="float" office:value="81" calcext:value-type="float">
            <text:p>81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0)" office:value-type="float" office:value="97" calcext:value-type="float">
            <text:p>97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0)" office:value-type="float" office:value="1" calcext:value-type="float">
            <text:p>1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0)" office:value-type="float" office:value="29" calcext:value-type="float">
            <text:p>29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0)" office:value-type="float" office:value="11" calcext:value-type="float">
            <text:p>11</text:p>
          </table:table-cell>
          <table:table-cell table:formula="of:=RANDBETWEEN(1;100)" office:value-type="float" office:value="51" calcext:value-type="float">
            <text:p>51</text:p>
          </table:table-cell>
        </table:table-row>
      </table:table>
      <table:table table:name="category_has_good" table:style-name="ta1">
        <table:table-column table:style-name="co1" table:number-columns-repeated="2" table:default-cell-style-name="ce17"/>
        <table:table-row table:style-name="ro3">
          <table:table-cell table:style-name="Default" office:value-type="string" calcext:value-type="string">
            <text:p>category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21" calcext:value-type="float">
            <text:p>2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67" calcext:value-type="float">
            <text:p>67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9" calcext:value-type="float">
            <text:p>19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26" calcext:value-type="float">
            <text:p>2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0" calcext:value-type="float">
            <text:p>90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79" calcext:value-type="float">
            <text:p>79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40" calcext:value-type="float">
            <text:p>4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12" calcext:value-type="float">
            <text:p>1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11" calcext:value-type="float">
            <text:p>1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78" calcext:value-type="float">
            <text:p>78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5" calcext:value-type="float">
            <text:p>45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76" calcext:value-type="float">
            <text:p>76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3" calcext:value-type="float">
            <text:p>4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36" calcext:value-type="float">
            <text:p>36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2" calcext:value-type="float">
            <text:p>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60" calcext:value-type="float">
            <text:p>60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37" calcext:value-type="float">
            <text:p>37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70" calcext:value-type="float">
            <text:p>70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4" calcext:value-type="float">
            <text:p>1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1" calcext:value-type="float">
            <text:p>8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84" calcext:value-type="float">
            <text:p>8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61" calcext:value-type="float">
            <text:p>61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64" calcext:value-type="float">
            <text:p>6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20" calcext:value-type="float">
            <text:p>20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4" calcext:value-type="float">
            <text:p>34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100" calcext:value-type="float">
            <text:p>10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31" calcext:value-type="float">
            <text:p>31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41" calcext:value-type="float">
            <text:p>4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6" calcext:value-type="float">
            <text:p>86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0" calcext:value-type="float">
            <text:p>5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47" calcext:value-type="float">
            <text:p>47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3" calcext:value-type="float">
            <text:p>9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35" calcext:value-type="float">
            <text:p>35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74" calcext:value-type="float">
            <text:p>7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52" calcext:value-type="float">
            <text:p>52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69" calcext:value-type="float">
            <text:p>69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table:formula="of:=RANDBETWEEN(1;100)" office:value-type="float" office:value="9" calcext:value-type="float">
            <text:p>9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17" calcext:value-type="float">
            <text:p>1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58" calcext:value-type="float">
            <text:p>58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96" calcext:value-type="float">
            <text:p>96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3" calcext:value-type="float">
            <text:p>2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46" calcext:value-type="float">
            <text:p>46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formula="of:=RANDBETWEEN(1;10)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5" calcext:value-type="float">
            <text:p>95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3" calcext:value-type="float">
            <text:p>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22" calcext:value-type="float">
            <text:p>22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28" calcext:value-type="float">
            <text:p>28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87" calcext:value-type="float">
            <text:p>8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table:formula="of:=RANDBETWEEN(1;100)" office:value-type="float" office:value="56" calcext:value-type="float">
            <text:p>5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25" calcext:value-type="float">
            <text:p>25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88" calcext:value-type="float">
            <text:p>88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table:formula="of:=RANDBETWEEN(1;100)" office:value-type="float" office:value="99" calcext:value-type="float">
            <text:p>99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42" calcext:value-type="float">
            <text:p>4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92" calcext:value-type="float">
            <text:p>92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33" calcext:value-type="float">
            <text:p>33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16" calcext:value-type="float">
            <text:p>16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table:formula="of:=RANDBETWEEN(1;100)"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table:formula="of:=RANDBETWEEN(1;10)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83" calcext:value-type="float">
            <text:p>83</text:p>
          </table:table-cell>
        </table:table-row>
        <table:table-row table:style-name="ro3">
          <table:table-cell table:formula="of:=RANDBETWEEN(1;10)" office:value-type="float" office:value="5" calcext:value-type="float">
            <text:p>5</text:p>
          </table:table-cell>
          <table:table-cell table:formula="of:=RANDBETWEEN(1;100)" office:value-type="float" office:value="51" calcext:value-type="float">
            <text:p>51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table:formula="of:=RANDBETWEEN(1;10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table:formula="of:=RANDBETWEEN(1;10)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formula="of:=RANDBETWEEN(1;10)" office:value-type="float" office:value="1" calcext:value-type="float">
            <text:p>1</text:p>
          </table:table-cell>
          <table:table-cell table:formula="of:=RANDBETWEEN(1;100)" office:value-type="float" office:value="65" calcext:value-type="float">
            <text:p>65</text:p>
          </table:table-cell>
        </table:table-row>
        <table:table-row table:style-name="ro3">
          <table:table-cell table:formula="of:=RANDBETWEEN(1;10)" office:value-type="float" office:value="10" calcext:value-type="float">
            <text:p>10</text:p>
          </table:table-cell>
          <table:table-cell table:formula="of:=RANDBETWEEN(1;100)" office:value-type="float" office:value="98" calcext:value-type="float">
            <text:p>98</text:p>
          </table:table-cell>
        </table:table-row>
        <table:table-row table:style-name="ro3">
          <table:table-cell table:formula="of:=RANDBETWEEN(1;10)" office:value-type="float" office:value="4" calcext:value-type="float">
            <text:p>4</text:p>
          </table:table-cell>
          <table:table-cell table:formula="of:=RANDBETWEEN(1;100)" office:value-type="float" office:value="57" calcext:value-type="float">
            <text:p>57</text:p>
          </table:table-cell>
        </table:table-row>
        <table:table-row table:style-name="ro3">
          <table:table-cell table:formula="of:=RANDBETWEEN(1;10)" office:value-type="float" office:value="7" calcext:value-type="float">
            <text:p>7</text:p>
          </table:table-cell>
          <table:table-cell table:formula="of:=RANDBETWEEN(1;100)" office:value-type="float" office:value="11" calcext:value-type="float">
            <text:p>11</text:p>
          </table:table-cell>
        </table:table-row>
      </table:table>
      <table:table table:name="order_history" table:style-name="ta1">
        <table:table-column table:style-name="co1" table:default-cell-style-name="Default"/>
        <table:table-column table:style-name="co1" table:number-columns-repeated="2" table:default-cell-style-name="ce17"/>
        <table:table-column table:style-name="co1" table:default-cell-style-name="ce20"/>
        <table:table-column table:style-name="co1" table:number-columns-repeated="2" table:default-cell-style-name="ce18"/>
        <table:table-row table:style-name="ro3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order_id</text:p>
          </table:table-cell>
          <table:table-cell table:style-name="Default" office:value-type="string" calcext:value-type="string">
            <text:p>status_id</text:p>
          </table:table-cell>
          <table:table-cell table:style-name="Default" office:value-type="string" calcext:value-type="string">
            <text:p>sum</text:p>
          </table:table-cell>
          <table:table-cell table:style-name="Default" office:value-type="string" calcext:value-type="string">
            <text:p>active_from</text:p>
          </table:table-cell>
          <table:table-cell table:style-name="Default" office:value-type="string" calcext:value-type="string">
            <text:p>active_t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653" calcext:value-type="float">
            <text:p>4653.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835" calcext:value-type="float">
            <text:p>2835.00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691" calcext:value-type="float">
            <text:p>6691.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469" calcext:value-type="float">
            <text:p>4469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217" calcext:value-type="float">
            <text:p>1217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733" calcext:value-type="float">
            <text:p>6733.00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984" calcext:value-type="float">
            <text:p>9984.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565" calcext:value-type="float">
            <text:p>7565.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433" calcext:value-type="float">
            <text:p>7433.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704" calcext:value-type="float">
            <text:p>7704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810" calcext:value-type="float">
            <text:p>9810.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519" calcext:value-type="float">
            <text:p>2519.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316" calcext:value-type="float">
            <text:p>2316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715" calcext:value-type="float">
            <text:p>5715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081" calcext:value-type="float">
            <text:p>8081.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520" calcext:value-type="float">
            <text:p>3520.00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461" calcext:value-type="float">
            <text:p>4461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588" calcext:value-type="float">
            <text:p>3588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129" calcext:value-type="float">
            <text:p>7129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976" calcext:value-type="float">
            <text:p>3976.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91" calcext:value-type="float">
            <text:p>6291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RANDBETWEEN(1;100)" office:value-type="float" office:value="17" calcext:value-type="float">
            <text:p>1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324" calcext:value-type="float">
            <text:p>5324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034" calcext:value-type="float">
            <text:p>7034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712" calcext:value-type="float">
            <text:p>2712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449" calcext:value-type="float">
            <text:p>3449.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941" calcext:value-type="float">
            <text:p>1941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754" calcext:value-type="float">
            <text:p>5754.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202" calcext:value-type="float">
            <text:p>2202.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686" calcext:value-type="float">
            <text:p>6686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604" calcext:value-type="float">
            <text:p>3604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305" calcext:value-type="float">
            <text:p>3305.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595" calcext:value-type="float">
            <text:p>4595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602" calcext:value-type="float">
            <text:p>5602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197" calcext:value-type="float">
            <text:p>3197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609" calcext:value-type="float">
            <text:p>3609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025" calcext:value-type="float">
            <text:p>4025.00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559" calcext:value-type="float">
            <text:p>6559.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166" calcext:value-type="float">
            <text:p>6166.00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250" calcext:value-type="float">
            <text:p>9250.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610" calcext:value-type="float">
            <text:p>7610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103" calcext:value-type="float">
            <text:p>5103.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319" calcext:value-type="float">
            <text:p>4319.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415" calcext:value-type="float">
            <text:p>1415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771" calcext:value-type="float">
            <text:p>7771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917" calcext:value-type="float">
            <text:p>3917.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994" calcext:value-type="float">
            <text:p>7994.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RANDBETWEEN(1;100)" office:value-type="float" office:value="6" calcext:value-type="float">
            <text:p>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010" calcext:value-type="float">
            <text:p>3010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463" calcext:value-type="float">
            <text:p>7463.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624" calcext:value-type="float">
            <text:p>4624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182" calcext:value-type="float">
            <text:p>5182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138" calcext:value-type="float">
            <text:p>4138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938" calcext:value-type="float">
            <text:p>8938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330" calcext:value-type="float">
            <text:p>6330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779" calcext:value-type="float">
            <text:p>6779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198" calcext:value-type="float">
            <text:p>7198.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459" calcext:value-type="float">
            <text:p>4459.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168" calcext:value-type="float">
            <text:p>6168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921" calcext:value-type="float">
            <text:p>8921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785" calcext:value-type="float">
            <text:p>4785.00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866" calcext:value-type="float">
            <text:p>3866.00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641" calcext:value-type="float">
            <text:p>1641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008" calcext:value-type="float">
            <text:p>8008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719" calcext:value-type="float">
            <text:p>4719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619" calcext:value-type="float">
            <text:p>7619.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713" calcext:value-type="float">
            <text:p>2713.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515" calcext:value-type="float">
            <text:p>4515.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897" calcext:value-type="float">
            <text:p>1897.00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217" calcext:value-type="float">
            <text:p>1217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021" calcext:value-type="float">
            <text:p>7021.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020" calcext:value-type="float">
            <text:p>4020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004" calcext:value-type="float">
            <text:p>2004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480" calcext:value-type="float">
            <text:p>1480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864" calcext:value-type="float">
            <text:p>8864.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996" calcext:value-type="float">
            <text:p>1996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908" calcext:value-type="float">
            <text:p>7908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351" calcext:value-type="float">
            <text:p>7351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487" calcext:value-type="float">
            <text:p>3487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RANDBETWEEN(1;100)" office:value-type="float" office:value="17" calcext:value-type="float">
            <text:p>1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821" calcext:value-type="float">
            <text:p>9821.00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533" calcext:value-type="float">
            <text:p>4533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RANDBETWEEN(1;100)" office:value-type="float" office:value="64" calcext:value-type="float">
            <text:p>6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277" calcext:value-type="float">
            <text:p>9277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185" calcext:value-type="float">
            <text:p>4185.00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812" calcext:value-type="float">
            <text:p>9812.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827" calcext:value-type="float">
            <text:p>5827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715" calcext:value-type="float">
            <text:p>3715.00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90" calcext:value-type="float">
            <text:p>5090.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29" calcext:value-type="float">
            <text:p>3729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985" calcext:value-type="float">
            <text:p>6985.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720" calcext:value-type="float">
            <text:p>9720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546" calcext:value-type="float">
            <text:p>6546.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292" calcext:value-type="float">
            <text:p>5292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258" calcext:value-type="float">
            <text:p>7258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02" calcext:value-type="float">
            <text:p>2502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103" calcext:value-type="float">
            <text:p>4103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182" calcext:value-type="float">
            <text:p>5182.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328" calcext:value-type="float">
            <text:p>5328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274" calcext:value-type="float">
            <text:p>2274.00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575" calcext:value-type="float">
            <text:p>1575.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681" calcext:value-type="float">
            <text:p>5681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965" calcext:value-type="float">
            <text:p>9965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881" calcext:value-type="float">
            <text:p>6881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228" calcext:value-type="float">
            <text:p>9228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520" calcext:value-type="float">
            <text:p>6520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507" calcext:value-type="float">
            <text:p>8507.00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662" calcext:value-type="float">
            <text:p>4662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883" calcext:value-type="float">
            <text:p>3883.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184" calcext:value-type="float">
            <text:p>9184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193" calcext:value-type="float">
            <text:p>5193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177" calcext:value-type="float">
            <text:p>5177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203" calcext:value-type="float">
            <text:p>7203.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313" calcext:value-type="float">
            <text:p>4313.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020" calcext:value-type="float">
            <text:p>9020.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641" calcext:value-type="float">
            <text:p>7641.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660" calcext:value-type="float">
            <text:p>4660.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040" calcext:value-type="float">
            <text:p>9040.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796" calcext:value-type="float">
            <text:p>5796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288" calcext:value-type="float">
            <text:p>3288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617" calcext:value-type="float">
            <text:p>4617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064" calcext:value-type="float">
            <text:p>1064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932" calcext:value-type="float">
            <text:p>3932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799" calcext:value-type="float">
            <text:p>5799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684" calcext:value-type="float">
            <text:p>6684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189" calcext:value-type="float">
            <text:p>7189.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420" calcext:value-type="float">
            <text:p>8420.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519" calcext:value-type="float">
            <text:p>5519.00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388" calcext:value-type="float">
            <text:p>9388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60" calcext:value-type="float">
            <text:p>8660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414" calcext:value-type="float">
            <text:p>4414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811" calcext:value-type="float">
            <text:p>9811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232" calcext:value-type="float">
            <text:p>2232.00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728" calcext:value-type="float">
            <text:p>3728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962" calcext:value-type="float">
            <text:p>5962.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425" calcext:value-type="float">
            <text:p>4425.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533" calcext:value-type="float">
            <text:p>1533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139" calcext:value-type="float">
            <text:p>4139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618" calcext:value-type="float">
            <text:p>6618.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474" calcext:value-type="float">
            <text:p>8474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361" calcext:value-type="float">
            <text:p>4361.00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272" calcext:value-type="float">
            <text:p>4272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651" calcext:value-type="float">
            <text:p>6651.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425" calcext:value-type="float">
            <text:p>1425.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540" calcext:value-type="float">
            <text:p>5540.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192" calcext:value-type="float">
            <text:p>7192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401" calcext:value-type="float">
            <text:p>2401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756" calcext:value-type="float">
            <text:p>1756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737" calcext:value-type="float">
            <text:p>7737.00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707" calcext:value-type="float">
            <text:p>9707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011" calcext:value-type="float">
            <text:p>9011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957" calcext:value-type="float">
            <text:p>3957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160" calcext:value-type="float">
            <text:p>9160.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243" calcext:value-type="float">
            <text:p>4243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527" calcext:value-type="float">
            <text:p>2527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564" calcext:value-type="float">
            <text:p>5564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956" calcext:value-type="float">
            <text:p>9956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269" calcext:value-type="float">
            <text:p>7269.00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563" calcext:value-type="float">
            <text:p>1563.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453" calcext:value-type="float">
            <text:p>8453.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950" calcext:value-type="float">
            <text:p>3950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585" calcext:value-type="float">
            <text:p>9585.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16" calcext:value-type="float">
            <text:p>8416.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073" calcext:value-type="float">
            <text:p>8073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605" calcext:value-type="float">
            <text:p>2605.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118" calcext:value-type="float">
            <text:p>4118.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011" calcext:value-type="float">
            <text:p>2011.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202" calcext:value-type="float">
            <text:p>2202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909" calcext:value-type="float">
            <text:p>3909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565" calcext:value-type="float">
            <text:p>9565.00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168" calcext:value-type="float">
            <text:p>8168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RANDBETWEEN(1;100)" office:value-type="float" office:value="6" calcext:value-type="float">
            <text:p>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266" calcext:value-type="float">
            <text:p>8266.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272" calcext:value-type="float">
            <text:p>5272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999" calcext:value-type="float">
            <text:p>9999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431" calcext:value-type="float">
            <text:p>2431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854" calcext:value-type="float">
            <text:p>9854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618" calcext:value-type="float">
            <text:p>3618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540" calcext:value-type="float">
            <text:p>4540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435" calcext:value-type="float">
            <text:p>1435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005" calcext:value-type="float">
            <text:p>7005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984" calcext:value-type="float">
            <text:p>9984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240" calcext:value-type="float">
            <text:p>6240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880" calcext:value-type="float">
            <text:p>3880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684" calcext:value-type="float">
            <text:p>4684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639" calcext:value-type="float">
            <text:p>3639.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948" calcext:value-type="float">
            <text:p>3948.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894" calcext:value-type="float">
            <text:p>1894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628" calcext:value-type="float">
            <text:p>5628.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300" calcext:value-type="float">
            <text:p>8300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567" calcext:value-type="float">
            <text:p>4567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585" calcext:value-type="float">
            <text:p>4585.00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978" calcext:value-type="float">
            <text:p>1978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815" calcext:value-type="float">
            <text:p>1815.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383" calcext:value-type="float">
            <text:p>5383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876" calcext:value-type="float">
            <text:p>3876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475" calcext:value-type="float">
            <text:p>6475.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892" calcext:value-type="float">
            <text:p>7892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543" calcext:value-type="float">
            <text:p>5543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908" calcext:value-type="float">
            <text:p>7908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224" calcext:value-type="float">
            <text:p>4224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966" calcext:value-type="float">
            <text:p>6966.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875" calcext:value-type="float">
            <text:p>9875.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452" calcext:value-type="float">
            <text:p>7452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692" calcext:value-type="float">
            <text:p>8692.00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204" calcext:value-type="float">
            <text:p>4204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340" calcext:value-type="float">
            <text:p>9340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482" calcext:value-type="float">
            <text:p>7482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239" calcext:value-type="float">
            <text:p>8239.00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220" calcext:value-type="float">
            <text:p>2220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939" calcext:value-type="float">
            <text:p>3939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472" calcext:value-type="float">
            <text:p>6472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254" calcext:value-type="float">
            <text:p>8254.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711" calcext:value-type="float">
            <text:p>1711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435" calcext:value-type="float">
            <text:p>1435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705" calcext:value-type="float">
            <text:p>7705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664" calcext:value-type="float">
            <text:p>1664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093" calcext:value-type="float">
            <text:p>3093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497" calcext:value-type="float">
            <text:p>7497.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045" calcext:value-type="float">
            <text:p>9045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331" calcext:value-type="float">
            <text:p>9331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104" calcext:value-type="float">
            <text:p>5104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884" calcext:value-type="float">
            <text:p>9884.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530" calcext:value-type="float">
            <text:p>5530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135" calcext:value-type="float">
            <text:p>8135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749" calcext:value-type="float">
            <text:p>8749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273" calcext:value-type="float">
            <text:p>4273.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497" calcext:value-type="float">
            <text:p>5497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482" calcext:value-type="float">
            <text:p>3482.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020" calcext:value-type="float">
            <text:p>5020.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797" calcext:value-type="float">
            <text:p>3797.00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882" calcext:value-type="float">
            <text:p>6882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865" calcext:value-type="float">
            <text:p>4865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069" calcext:value-type="float">
            <text:p>9069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211" calcext:value-type="float">
            <text:p>5211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168" calcext:value-type="float">
            <text:p>7168.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777" calcext:value-type="float">
            <text:p>3777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205" calcext:value-type="float">
            <text:p>1205.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658" calcext:value-type="float">
            <text:p>2658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114" calcext:value-type="float">
            <text:p>7114.00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518" calcext:value-type="float">
            <text:p>8518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414" calcext:value-type="float">
            <text:p>2414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870" calcext:value-type="float">
            <text:p>2870.00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141" calcext:value-type="float">
            <text:p>1141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457" calcext:value-type="float">
            <text:p>6457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766" calcext:value-type="float">
            <text:p>2766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888" calcext:value-type="float">
            <text:p>6888.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142" calcext:value-type="float">
            <text:p>9142.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887" calcext:value-type="float">
            <text:p>3887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483" calcext:value-type="float">
            <text:p>1483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RANDBETWEEN(1;100)" office:value-type="float" office:value="17" calcext:value-type="float">
            <text:p>1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774" calcext:value-type="float">
            <text:p>2774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188" calcext:value-type="float">
            <text:p>6188.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843" calcext:value-type="float">
            <text:p>2843.00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819" calcext:value-type="float">
            <text:p>9819.00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010" calcext:value-type="float">
            <text:p>1010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192" calcext:value-type="float">
            <text:p>4192.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947" calcext:value-type="float">
            <text:p>3947.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333" calcext:value-type="float">
            <text:p>8333.00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311" calcext:value-type="float">
            <text:p>1311.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030" calcext:value-type="float">
            <text:p>1030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89" calcext:value-type="float">
            <text:p>3289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228" calcext:value-type="float">
            <text:p>1228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87" calcext:value-type="float">
            <text:p>5987.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368" calcext:value-type="float">
            <text:p>1368.00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604" calcext:value-type="float">
            <text:p>8604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962" calcext:value-type="float">
            <text:p>5962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56" calcext:value-type="float">
            <text:p>6256.00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58" calcext:value-type="float">
            <text:p>8458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326" calcext:value-type="float">
            <text:p>6326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005" calcext:value-type="float">
            <text:p>5005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870" calcext:value-type="float">
            <text:p>3870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28" calcext:value-type="float">
            <text:p>3728.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700" calcext:value-type="float">
            <text:p>9700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743" calcext:value-type="float">
            <text:p>5743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949" calcext:value-type="float">
            <text:p>2949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429" calcext:value-type="float">
            <text:p>7429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936" calcext:value-type="float">
            <text:p>2936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266" calcext:value-type="float">
            <text:p>3266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634" calcext:value-type="float">
            <text:p>6634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161" calcext:value-type="float">
            <text:p>9161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006" calcext:value-type="float">
            <text:p>3006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551" calcext:value-type="float">
            <text:p>5551.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21" calcext:value-type="float">
            <text:p>9821.00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402" calcext:value-type="float">
            <text:p>4402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719" calcext:value-type="float">
            <text:p>4719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027" calcext:value-type="float">
            <text:p>7027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067" calcext:value-type="float">
            <text:p>1067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58" calcext:value-type="float">
            <text:p>5058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107" calcext:value-type="float">
            <text:p>9107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279" calcext:value-type="float">
            <text:p>8279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518" calcext:value-type="float">
            <text:p>3518.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07" calcext:value-type="float">
            <text:p>6207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285" calcext:value-type="float">
            <text:p>3285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840" calcext:value-type="float">
            <text:p>9840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963" calcext:value-type="float">
            <text:p>4963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854" calcext:value-type="float">
            <text:p>3854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RANDBETWEEN(1;100)" office:value-type="float" office:value="64" calcext:value-type="float">
            <text:p>6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267" calcext:value-type="float">
            <text:p>8267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865" calcext:value-type="float">
            <text:p>6865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167" calcext:value-type="float">
            <text:p>5167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047" calcext:value-type="float">
            <text:p>7047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258" calcext:value-type="float">
            <text:p>7258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773" calcext:value-type="float">
            <text:p>8773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497" calcext:value-type="float">
            <text:p>3497.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077" calcext:value-type="float">
            <text:p>2077.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891" calcext:value-type="float">
            <text:p>7891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84" calcext:value-type="float">
            <text:p>2984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284" calcext:value-type="float">
            <text:p>8284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399" calcext:value-type="float">
            <text:p>4399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611" calcext:value-type="float">
            <text:p>8611.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726" calcext:value-type="float">
            <text:p>3726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495" calcext:value-type="float">
            <text:p>7495.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661" calcext:value-type="float">
            <text:p>8661.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402" calcext:value-type="float">
            <text:p>7402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481" calcext:value-type="float">
            <text:p>6481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182" calcext:value-type="float">
            <text:p>2182.00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782" calcext:value-type="float">
            <text:p>1782.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53" calcext:value-type="float">
            <text:p>8353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392" calcext:value-type="float">
            <text:p>5392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905" calcext:value-type="float">
            <text:p>3905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471" calcext:value-type="float">
            <text:p>8471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623" calcext:value-type="float">
            <text:p>2623.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417" calcext:value-type="float">
            <text:p>5417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294" calcext:value-type="float">
            <text:p>8294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869" calcext:value-type="float">
            <text:p>6869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RANDBETWEEN(1;100)" office:value-type="float" office:value="50" calcext:value-type="float">
            <text:p>5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497" calcext:value-type="float">
            <text:p>3497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600" calcext:value-type="float">
            <text:p>6600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395" calcext:value-type="float">
            <text:p>2395.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580" calcext:value-type="float">
            <text:p>4580.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860" calcext:value-type="float">
            <text:p>4860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428" calcext:value-type="float">
            <text:p>8428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743" calcext:value-type="float">
            <text:p>4743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197" calcext:value-type="float">
            <text:p>5197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26" calcext:value-type="float">
            <text:p>3626.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777" calcext:value-type="float">
            <text:p>9777.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28" calcext:value-type="float">
            <text:p>6428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305" calcext:value-type="float">
            <text:p>7305.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521" calcext:value-type="float">
            <text:p>3521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812" calcext:value-type="float">
            <text:p>7812.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157" calcext:value-type="float">
            <text:p>8157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781" calcext:value-type="float">
            <text:p>3781.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564" calcext:value-type="float">
            <text:p>7564.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494" calcext:value-type="float">
            <text:p>9494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113" calcext:value-type="float">
            <text:p>4113.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763" calcext:value-type="float">
            <text:p>5763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636" calcext:value-type="float">
            <text:p>8636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948" calcext:value-type="float">
            <text:p>9948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748" calcext:value-type="float">
            <text:p>4748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996" calcext:value-type="float">
            <text:p>2996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96" calcext:value-type="float">
            <text:p>3796.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136" calcext:value-type="float">
            <text:p>8136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964" calcext:value-type="float">
            <text:p>1964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740" calcext:value-type="float">
            <text:p>6740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091" calcext:value-type="float">
            <text:p>6091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417" calcext:value-type="float">
            <text:p>9417.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550" calcext:value-type="float">
            <text:p>6550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955" calcext:value-type="float">
            <text:p>2955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609" calcext:value-type="float">
            <text:p>4609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438" calcext:value-type="float">
            <text:p>4438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161" calcext:value-type="float">
            <text:p>5161.00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769" calcext:value-type="float">
            <text:p>6769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772" calcext:value-type="float">
            <text:p>4772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946" calcext:value-type="float">
            <text:p>2946.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203" calcext:value-type="float">
            <text:p>6203.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271" calcext:value-type="float">
            <text:p>7271.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463" calcext:value-type="float">
            <text:p>4463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431" calcext:value-type="float">
            <text:p>9431.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803" calcext:value-type="float">
            <text:p>3803.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RANDBETWEEN(1;100)" office:value-type="float" office:value="17" calcext:value-type="float">
            <text:p>1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63" calcext:value-type="float">
            <text:p>5963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652" calcext:value-type="float">
            <text:p>7652.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879" calcext:value-type="float">
            <text:p>4879.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793" calcext:value-type="float">
            <text:p>1793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774" calcext:value-type="float">
            <text:p>5774.00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135" calcext:value-type="float">
            <text:p>8135.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461" calcext:value-type="float">
            <text:p>8461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586" calcext:value-type="float">
            <text:p>4586.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459" calcext:value-type="float">
            <text:p>9459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343" calcext:value-type="float">
            <text:p>8343.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236" calcext:value-type="float">
            <text:p>4236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966" calcext:value-type="float">
            <text:p>5966.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RANDBETWEEN(1;100)" office:value-type="float" office:value="46" calcext:value-type="float">
            <text:p>4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380" calcext:value-type="float">
            <text:p>8380.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786" calcext:value-type="float">
            <text:p>6786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713" calcext:value-type="float">
            <text:p>6713.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61" calcext:value-type="float">
            <text:p>3761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162" calcext:value-type="float">
            <text:p>3162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294" calcext:value-type="float">
            <text:p>2294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638" calcext:value-type="float">
            <text:p>1638.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155" calcext:value-type="float">
            <text:p>3155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718" calcext:value-type="float">
            <text:p>6718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051" calcext:value-type="float">
            <text:p>7051.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029" calcext:value-type="float">
            <text:p>8029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016" calcext:value-type="float">
            <text:p>3016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872" calcext:value-type="float">
            <text:p>3872.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056" calcext:value-type="float">
            <text:p>4056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163" calcext:value-type="float">
            <text:p>6163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643" calcext:value-type="float">
            <text:p>7643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035" calcext:value-type="float">
            <text:p>3035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997" calcext:value-type="float">
            <text:p>5997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089" calcext:value-type="float">
            <text:p>2089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335" calcext:value-type="float">
            <text:p>5335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106" calcext:value-type="float">
            <text:p>9106.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001" calcext:value-type="float">
            <text:p>6001.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149" calcext:value-type="float">
            <text:p>2149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592" calcext:value-type="float">
            <text:p>3592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010" calcext:value-type="float">
            <text:p>1010.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62" calcext:value-type="float">
            <text:p>6262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666" calcext:value-type="float">
            <text:p>5666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913" calcext:value-type="float">
            <text:p>8913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721" calcext:value-type="float">
            <text:p>4721.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942" calcext:value-type="float">
            <text:p>3942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238" calcext:value-type="float">
            <text:p>4238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128" calcext:value-type="float">
            <text:p>6128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925" calcext:value-type="float">
            <text:p>3925.00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222" calcext:value-type="float">
            <text:p>6222.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817" calcext:value-type="float">
            <text:p>4817.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888" calcext:value-type="float">
            <text:p>4888.00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094" calcext:value-type="float">
            <text:p>8094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760" calcext:value-type="float">
            <text:p>4760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515" calcext:value-type="float">
            <text:p>7515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00" calcext:value-type="float">
            <text:p>3200.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86" calcext:value-type="float">
            <text:p>2986.00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708" calcext:value-type="float">
            <text:p>6708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284" calcext:value-type="float">
            <text:p>5284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917" calcext:value-type="float">
            <text:p>1917.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383" calcext:value-type="float">
            <text:p>8383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783" calcext:value-type="float">
            <text:p>6783.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085" calcext:value-type="float">
            <text:p>6085.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744" calcext:value-type="float">
            <text:p>8744.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667" calcext:value-type="float">
            <text:p>3667.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845" calcext:value-type="float">
            <text:p>4845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509" calcext:value-type="float">
            <text:p>2509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931" calcext:value-type="float">
            <text:p>5931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592" calcext:value-type="float">
            <text:p>5592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311" calcext:value-type="float">
            <text:p>2311.00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120" calcext:value-type="float">
            <text:p>4120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218" calcext:value-type="float">
            <text:p>5218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008" calcext:value-type="float">
            <text:p>6008.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522" calcext:value-type="float">
            <text:p>7522.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033" calcext:value-type="float">
            <text:p>4033.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89" calcext:value-type="float">
            <text:p>6289.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72" calcext:value-type="float">
            <text:p>2572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146" calcext:value-type="float">
            <text:p>9146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815" calcext:value-type="float">
            <text:p>9815.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414" calcext:value-type="float">
            <text:p>9414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045" calcext:value-type="float">
            <text:p>2045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366" calcext:value-type="float">
            <text:p>5366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828" calcext:value-type="float">
            <text:p>2828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592" calcext:value-type="float">
            <text:p>7592.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754" calcext:value-type="float">
            <text:p>5754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396" calcext:value-type="float">
            <text:p>3396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524" calcext:value-type="float">
            <text:p>3524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188" calcext:value-type="float">
            <text:p>9188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70" calcext:value-type="float">
            <text:p>5070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188" calcext:value-type="float">
            <text:p>6188.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090" calcext:value-type="float">
            <text:p>1090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364" calcext:value-type="float">
            <text:p>4364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742" calcext:value-type="float">
            <text:p>2742.00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065" calcext:value-type="float">
            <text:p>8065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042" calcext:value-type="float">
            <text:p>8042.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533" calcext:value-type="float">
            <text:p>2533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624" calcext:value-type="float">
            <text:p>2624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468" calcext:value-type="float">
            <text:p>2468.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650" calcext:value-type="float">
            <text:p>4650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406" calcext:value-type="float">
            <text:p>7406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957" calcext:value-type="float">
            <text:p>4957.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971" calcext:value-type="float">
            <text:p>3971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61" calcext:value-type="float">
            <text:p>5061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561" calcext:value-type="float">
            <text:p>7561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174" calcext:value-type="float">
            <text:p>7174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119" calcext:value-type="float">
            <text:p>6119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918" calcext:value-type="float">
            <text:p>4918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359" calcext:value-type="float">
            <text:p>4359.00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282" calcext:value-type="float">
            <text:p>3282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005" calcext:value-type="float">
            <text:p>5005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69" calcext:value-type="float">
            <text:p>5969.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975" calcext:value-type="float">
            <text:p>9975.00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159" calcext:value-type="float">
            <text:p>2159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37" calcext:value-type="float">
            <text:p>5037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540" calcext:value-type="float">
            <text:p>8540.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649" calcext:value-type="float">
            <text:p>7649.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576" calcext:value-type="float">
            <text:p>7576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710" calcext:value-type="float">
            <text:p>9710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495" calcext:value-type="float">
            <text:p>7495.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236" calcext:value-type="float">
            <text:p>4236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103" calcext:value-type="float">
            <text:p>4103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95" calcext:value-type="float">
            <text:p>6295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101" calcext:value-type="float">
            <text:p>2101.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850" calcext:value-type="float">
            <text:p>1850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358" calcext:value-type="float">
            <text:p>3358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532" calcext:value-type="float">
            <text:p>6532.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482" calcext:value-type="float">
            <text:p>5482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561" calcext:value-type="float">
            <text:p>4561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RANDBETWEEN(1;100)" office:value-type="float" office:value="64" calcext:value-type="float">
            <text:p>6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026" calcext:value-type="float">
            <text:p>6026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512" calcext:value-type="float">
            <text:p>2512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635" calcext:value-type="float">
            <text:p>2635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444" calcext:value-type="float">
            <text:p>4444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097" calcext:value-type="float">
            <text:p>7097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108" calcext:value-type="float">
            <text:p>6108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868" calcext:value-type="float">
            <text:p>6868.00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765" calcext:value-type="float">
            <text:p>2765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946" calcext:value-type="float">
            <text:p>4946.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030" calcext:value-type="float">
            <text:p>6030.00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067" calcext:value-type="float">
            <text:p>2067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605" calcext:value-type="float">
            <text:p>1605.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14" calcext:value-type="float">
            <text:p>1614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962" calcext:value-type="float">
            <text:p>9962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162" calcext:value-type="float">
            <text:p>4162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277" calcext:value-type="float">
            <text:p>5277.00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653" calcext:value-type="float">
            <text:p>6653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848" calcext:value-type="float">
            <text:p>8848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927" calcext:value-type="float">
            <text:p>3927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564" calcext:value-type="float">
            <text:p>6564.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499" calcext:value-type="float">
            <text:p>3499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48" calcext:value-type="float">
            <text:p>7948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292" calcext:value-type="float">
            <text:p>4292.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014" calcext:value-type="float">
            <text:p>6014.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113" calcext:value-type="float">
            <text:p>6113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541" calcext:value-type="float">
            <text:p>6541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921" calcext:value-type="float">
            <text:p>1921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635" calcext:value-type="float">
            <text:p>1635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392" calcext:value-type="float">
            <text:p>1392.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716" calcext:value-type="float">
            <text:p>9716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246" calcext:value-type="float">
            <text:p>4246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514" calcext:value-type="float">
            <text:p>6514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242" calcext:value-type="float">
            <text:p>4242.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580" calcext:value-type="float">
            <text:p>7580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338" calcext:value-type="float">
            <text:p>6338.00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751" calcext:value-type="float">
            <text:p>7751.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511" calcext:value-type="float">
            <text:p>3511.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060" calcext:value-type="float">
            <text:p>5060.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553" calcext:value-type="float">
            <text:p>9553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209" calcext:value-type="float">
            <text:p>2209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307" calcext:value-type="float">
            <text:p>7307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811" calcext:value-type="float">
            <text:p>6811.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624" calcext:value-type="float">
            <text:p>8624.00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790" calcext:value-type="float">
            <text:p>1790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731" calcext:value-type="float">
            <text:p>8731.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497" calcext:value-type="float">
            <text:p>2497.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335" calcext:value-type="float">
            <text:p>7335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79" calcext:value-type="float">
            <text:p>7979.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311" calcext:value-type="float">
            <text:p>7311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657" calcext:value-type="float">
            <text:p>2657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855" calcext:value-type="float">
            <text:p>3855.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15" calcext:value-type="float">
            <text:p>1615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482" calcext:value-type="float">
            <text:p>3482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575" calcext:value-type="float">
            <text:p>4575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784" calcext:value-type="float">
            <text:p>8784.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989" calcext:value-type="float">
            <text:p>1989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874" calcext:value-type="float">
            <text:p>1874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456" calcext:value-type="float">
            <text:p>4456.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824" calcext:value-type="float">
            <text:p>5824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367" calcext:value-type="float">
            <text:p>4367.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719" calcext:value-type="float">
            <text:p>6719.00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836" calcext:value-type="float">
            <text:p>7836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59" calcext:value-type="float">
            <text:p>2559.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604" calcext:value-type="float">
            <text:p>3604.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401" calcext:value-type="float">
            <text:p>9401.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525" calcext:value-type="float">
            <text:p>9525.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263" calcext:value-type="float">
            <text:p>6263.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87" calcext:value-type="float">
            <text:p>9887.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995" calcext:value-type="float">
            <text:p>8995.00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472" calcext:value-type="float">
            <text:p>3472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684" calcext:value-type="float">
            <text:p>8684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279" calcext:value-type="float">
            <text:p>6279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246" calcext:value-type="float">
            <text:p>7246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697" calcext:value-type="float">
            <text:p>5697.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051" calcext:value-type="float">
            <text:p>3051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147" calcext:value-type="float">
            <text:p>7147.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661" calcext:value-type="float">
            <text:p>3661.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91" calcext:value-type="float">
            <text:p>6291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224" calcext:value-type="float">
            <text:p>8224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134" calcext:value-type="float">
            <text:p>4134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563" calcext:value-type="float">
            <text:p>5563.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table:formula="of:=RANDBETWEEN(1;100)" office:value-type="float" office:value="100" calcext:value-type="float">
            <text:p>10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679" calcext:value-type="float">
            <text:p>9679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25" calcext:value-type="float">
            <text:p>8625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109" calcext:value-type="float">
            <text:p>6109.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973" calcext:value-type="float">
            <text:p>2973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860" calcext:value-type="float">
            <text:p>6860.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533" calcext:value-type="float">
            <text:p>3533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677" calcext:value-type="float">
            <text:p>6677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00" calcext:value-type="float">
            <text:p>7900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57" calcext:value-type="float">
            <text:p>6257.00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759" calcext:value-type="float">
            <text:p>9759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126" calcext:value-type="float">
            <text:p>6126.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395" calcext:value-type="float">
            <text:p>7395.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888" calcext:value-type="float">
            <text:p>9888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757" calcext:value-type="float">
            <text:p>2757.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803" calcext:value-type="float">
            <text:p>4803.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664" calcext:value-type="float">
            <text:p>8664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392" calcext:value-type="float">
            <text:p>7392.00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901" calcext:value-type="float">
            <text:p>8901.00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134" calcext:value-type="float">
            <text:p>8134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918" calcext:value-type="float">
            <text:p>3918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294" calcext:value-type="float">
            <text:p>3294.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962" calcext:value-type="float">
            <text:p>7962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686" calcext:value-type="float">
            <text:p>4686.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588" calcext:value-type="float">
            <text:p>8588.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444" calcext:value-type="float">
            <text:p>8444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889" calcext:value-type="float">
            <text:p>9889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806" calcext:value-type="float">
            <text:p>3806.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898" calcext:value-type="float">
            <text:p>3898.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359" calcext:value-type="float">
            <text:p>2359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740" calcext:value-type="float">
            <text:p>9740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171" calcext:value-type="float">
            <text:p>4171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227" calcext:value-type="float">
            <text:p>2227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157" calcext:value-type="float">
            <text:p>5157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342" calcext:value-type="float">
            <text:p>9342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037" calcext:value-type="float">
            <text:p>3037.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620" calcext:value-type="float">
            <text:p>1620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939" calcext:value-type="float">
            <text:p>4939.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078" calcext:value-type="float">
            <text:p>1078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</table:table-row>
        <table:table-row table:style-name="ro3">
          <table:table-cell office:value-type="float" office:value="606" calcext:value-type="float">
            <text:p>606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141" calcext:value-type="float">
            <text:p>4141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607" calcext:value-type="float">
            <text:p>607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226" calcext:value-type="float">
            <text:p>6226.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3">
          <table:table-cell office:value-type="float" office:value="608" calcext:value-type="float">
            <text:p>608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88" calcext:value-type="float">
            <text:p>3288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609" calcext:value-type="float">
            <text:p>609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89" calcext:value-type="float">
            <text:p>2989.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360" calcext:value-type="float">
            <text:p>6360.00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240" calcext:value-type="float">
            <text:p>4240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621" calcext:value-type="float">
            <text:p>2621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78" calcext:value-type="float">
            <text:p>1678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558" calcext:value-type="float">
            <text:p>7558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097" calcext:value-type="float">
            <text:p>4097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3">
          <table:table-cell office:value-type="float" office:value="616" calcext:value-type="float">
            <text:p>616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199" calcext:value-type="float">
            <text:p>9199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617" calcext:value-type="float">
            <text:p>617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393" calcext:value-type="float">
            <text:p>3393.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618" calcext:value-type="float">
            <text:p>618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32" calcext:value-type="float">
            <text:p>2532.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235" calcext:value-type="float">
            <text:p>1235.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029" calcext:value-type="float">
            <text:p>8029.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727" calcext:value-type="float">
            <text:p>8727.00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210" calcext:value-type="float">
            <text:p>6210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3">
          <table:table-cell office:value-type="float" office:value="623" calcext:value-type="float">
            <text:p>623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481" calcext:value-type="float">
            <text:p>9481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280" calcext:value-type="float">
            <text:p>4280.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418" calcext:value-type="float">
            <text:p>8418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801" calcext:value-type="float">
            <text:p>8801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3">
          <table:table-cell office:value-type="float" office:value="627" calcext:value-type="float">
            <text:p>627</text:p>
          </table:table-cell>
          <table:table-cell table:formula="of:=RANDBETWEEN(1;100)" office:value-type="float" office:value="90" calcext:value-type="float">
            <text:p>9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745" calcext:value-type="float">
            <text:p>1745.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983" calcext:value-type="float">
            <text:p>2983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910" calcext:value-type="float">
            <text:p>3910.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61" calcext:value-type="float">
            <text:p>2561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631" calcext:value-type="float">
            <text:p>631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688" calcext:value-type="float">
            <text:p>4688.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632" calcext:value-type="float">
            <text:p>632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33" calcext:value-type="float">
            <text:p>5033.00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633" calcext:value-type="float">
            <text:p>633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576" calcext:value-type="float">
            <text:p>2576.00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634" calcext:value-type="float">
            <text:p>634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384" calcext:value-type="float">
            <text:p>9384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705" calcext:value-type="float">
            <text:p>9705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636" calcext:value-type="float">
            <text:p>636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343" calcext:value-type="float">
            <text:p>8343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3">
          <table:table-cell office:value-type="float" office:value="637" calcext:value-type="float">
            <text:p>637</text:p>
          </table:table-cell>
          <table:table-cell table:formula="of:=RANDBETWEEN(1;100)" office:value-type="float" office:value="46" calcext:value-type="float">
            <text:p>4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300" calcext:value-type="float">
            <text:p>4300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638" calcext:value-type="float">
            <text:p>638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545" calcext:value-type="float">
            <text:p>3545.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639" calcext:value-type="float">
            <text:p>639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950" calcext:value-type="float">
            <text:p>8950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676" calcext:value-type="float">
            <text:p>3676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833" calcext:value-type="float">
            <text:p>2833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081" calcext:value-type="float">
            <text:p>8081.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table:formula="of:=RANDBETWEEN(1;100)" office:value-type="float" office:value="40" calcext:value-type="float">
            <text:p>4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54" calcext:value-type="float">
            <text:p>5954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644" calcext:value-type="float">
            <text:p>644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353" calcext:value-type="float">
            <text:p>5353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512" calcext:value-type="float">
            <text:p>9512.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646" calcext:value-type="float">
            <text:p>646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909" calcext:value-type="float">
            <text:p>3909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3">
          <table:table-cell office:value-type="float" office:value="647" calcext:value-type="float">
            <text:p>647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701" calcext:value-type="float">
            <text:p>3701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906" calcext:value-type="float">
            <text:p>3906.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649" calcext:value-type="float">
            <text:p>649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102" calcext:value-type="float">
            <text:p>2102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436" calcext:value-type="float">
            <text:p>9436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654" calcext:value-type="float">
            <text:p>9654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3">
          <table:table-cell office:value-type="float" office:value="652" calcext:value-type="float">
            <text:p>652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605" calcext:value-type="float">
            <text:p>2605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653" calcext:value-type="float">
            <text:p>653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488" calcext:value-type="float">
            <text:p>7488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664" calcext:value-type="float">
            <text:p>2664.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070" calcext:value-type="float">
            <text:p>3070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381" calcext:value-type="float">
            <text:p>9381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657" calcext:value-type="float">
            <text:p>657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527" calcext:value-type="float">
            <text:p>5527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</table:table-row>
        <table:table-row table:style-name="ro3">
          <table:table-cell office:value-type="float" office:value="658" calcext:value-type="float">
            <text:p>658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751" calcext:value-type="float">
            <text:p>8751.00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3">
          <table:table-cell office:value-type="float" office:value="659" calcext:value-type="float">
            <text:p>659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428" calcext:value-type="float">
            <text:p>2428.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13" calcext:value-type="float">
            <text:p>5013.00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</table:table-row>
        <table:table-row table:style-name="ro3">
          <table:table-cell office:value-type="float" office:value="661" calcext:value-type="float">
            <text:p>661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79" calcext:value-type="float">
            <text:p>7979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662" calcext:value-type="float">
            <text:p>662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660" calcext:value-type="float">
            <text:p>9660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3">
          <table:table-cell office:value-type="float" office:value="663" calcext:value-type="float">
            <text:p>663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363" calcext:value-type="float">
            <text:p>8363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664" calcext:value-type="float">
            <text:p>664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226" calcext:value-type="float">
            <text:p>8226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106" calcext:value-type="float">
            <text:p>2106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023" calcext:value-type="float">
            <text:p>5023.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954" calcext:value-type="float">
            <text:p>6954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826" calcext:value-type="float">
            <text:p>3826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669" calcext:value-type="float">
            <text:p>669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979" calcext:value-type="float">
            <text:p>7979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238" calcext:value-type="float">
            <text:p>9238.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558" calcext:value-type="float">
            <text:p>4558.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672" calcext:value-type="float">
            <text:p>672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172" calcext:value-type="float">
            <text:p>7172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</table:table-row>
        <table:table-row table:style-name="ro3">
          <table:table-cell office:value-type="float" office:value="673" calcext:value-type="float">
            <text:p>673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594" calcext:value-type="float">
            <text:p>2594.00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96" calcext:value-type="float">
            <text:p>1696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677" calcext:value-type="float">
            <text:p>4677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676" calcext:value-type="float">
            <text:p>676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371" calcext:value-type="float">
            <text:p>6371.00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677" calcext:value-type="float">
            <text:p>677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336" calcext:value-type="float">
            <text:p>4336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678" calcext:value-type="float">
            <text:p>678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373" calcext:value-type="float">
            <text:p>1373.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</table:table-row>
        <table:table-row table:style-name="ro3">
          <table:table-cell office:value-type="float" office:value="679" calcext:value-type="float">
            <text:p>679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55" calcext:value-type="float">
            <text:p>3755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253" calcext:value-type="float">
            <text:p>8253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3">
          <table:table-cell office:value-type="float" office:value="681" calcext:value-type="float">
            <text:p>681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082" calcext:value-type="float">
            <text:p>9082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222" calcext:value-type="float">
            <text:p>4222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table:formula="of:=RANDBETWEEN(1;100)" office:value-type="float" office:value="93" calcext:value-type="float">
            <text:p>9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111" calcext:value-type="float">
            <text:p>9111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684" calcext:value-type="float">
            <text:p>684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798" calcext:value-type="float">
            <text:p>8798.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050" calcext:value-type="float">
            <text:p>1050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686" calcext:value-type="float">
            <text:p>686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250" calcext:value-type="float">
            <text:p>9250.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687" calcext:value-type="float">
            <text:p>687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070" calcext:value-type="float">
            <text:p>3070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834" calcext:value-type="float">
            <text:p>1834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</table:table-row>
        <table:table-row table:style-name="ro3">
          <table:table-cell office:value-type="float" office:value="689" calcext:value-type="float">
            <text:p>689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523" calcext:value-type="float">
            <text:p>8523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787" calcext:value-type="float">
            <text:p>7787.00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697" calcext:value-type="float">
            <text:p>8697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692" calcext:value-type="float">
            <text:p>692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517" calcext:value-type="float">
            <text:p>4517.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693" calcext:value-type="float">
            <text:p>693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767" calcext:value-type="float">
            <text:p>7767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694" calcext:value-type="float">
            <text:p>694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915" calcext:value-type="float">
            <text:p>7915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983" calcext:value-type="float">
            <text:p>1983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17" calcext:value-type="float">
            <text:p>2917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092" calcext:value-type="float">
            <text:p>7092.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724" calcext:value-type="float">
            <text:p>5724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807" calcext:value-type="float">
            <text:p>3807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443" calcext:value-type="float">
            <text:p>5443.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295" calcext:value-type="float">
            <text:p>4295.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297" calcext:value-type="float">
            <text:p>6297.00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514" calcext:value-type="float">
            <text:p>3514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923" calcext:value-type="float">
            <text:p>4923.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560" calcext:value-type="float">
            <text:p>3560.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72" calcext:value-type="float">
            <text:p>3272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3">
          <table:table-cell office:value-type="float" office:value="707" calcext:value-type="float">
            <text:p>707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646" calcext:value-type="float">
            <text:p>6646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708" calcext:value-type="float">
            <text:p>708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279" calcext:value-type="float">
            <text:p>7279.00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3">
          <table:table-cell office:value-type="float" office:value="709" calcext:value-type="float">
            <text:p>709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506" calcext:value-type="float">
            <text:p>8506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308" calcext:value-type="float">
            <text:p>7308.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3">
          <table:table-cell office:value-type="float" office:value="711" calcext:value-type="float">
            <text:p>711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861" calcext:value-type="float">
            <text:p>6861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3">
          <table:table-cell office:value-type="float" office:value="712" calcext:value-type="float">
            <text:p>712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495" calcext:value-type="float">
            <text:p>8495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713" calcext:value-type="float">
            <text:p>713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792" calcext:value-type="float">
            <text:p>2792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3">
          <table:table-cell office:value-type="float" office:value="714" calcext:value-type="float">
            <text:p>714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558" calcext:value-type="float">
            <text:p>4558.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60" calcext:value-type="float">
            <text:p>8460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716" calcext:value-type="float">
            <text:p>716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554" calcext:value-type="float">
            <text:p>8554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3">
          <table:table-cell office:value-type="float" office:value="717" calcext:value-type="float">
            <text:p>717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918" calcext:value-type="float">
            <text:p>7918.00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458" calcext:value-type="float">
            <text:p>3458.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719" calcext:value-type="float">
            <text:p>719</text:p>
          </table:table-cell>
          <table:table-cell table:formula="of:=RANDBETWEEN(1;100)" office:value-type="float" office:value="39" calcext:value-type="float">
            <text:p>3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982" calcext:value-type="float">
            <text:p>3982.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884" calcext:value-type="float">
            <text:p>9884.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721" calcext:value-type="float">
            <text:p>721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553" calcext:value-type="float">
            <text:p>4553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894" calcext:value-type="float">
            <text:p>6894.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159" calcext:value-type="float">
            <text:p>2159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724" calcext:value-type="float">
            <text:p>724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342" calcext:value-type="float">
            <text:p>6342.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547" calcext:value-type="float">
            <text:p>5547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447" calcext:value-type="float">
            <text:p>6447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3">
          <table:table-cell office:value-type="float" office:value="727" calcext:value-type="float">
            <text:p>727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314" calcext:value-type="float">
            <text:p>2314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728" calcext:value-type="float">
            <text:p>728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205" calcext:value-type="float">
            <text:p>2205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3">
          <table:table-cell office:value-type="float" office:value="729" calcext:value-type="float">
            <text:p>729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287" calcext:value-type="float">
            <text:p>4287.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645" calcext:value-type="float">
            <text:p>1645.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3">
          <table:table-cell office:value-type="float" office:value="731" calcext:value-type="float">
            <text:p>731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68" calcext:value-type="float">
            <text:p>8868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164" calcext:value-type="float">
            <text:p>3164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733" calcext:value-type="float">
            <text:p>733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649" calcext:value-type="float">
            <text:p>8649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734" calcext:value-type="float">
            <text:p>734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753" calcext:value-type="float">
            <text:p>2753.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692" calcext:value-type="float">
            <text:p>4692.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3">
          <table:table-cell office:value-type="float" office:value="736" calcext:value-type="float">
            <text:p>736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66" calcext:value-type="float">
            <text:p>5966.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737" calcext:value-type="float">
            <text:p>737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706" calcext:value-type="float">
            <text:p>5706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708" calcext:value-type="float">
            <text:p>3708.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table:formula="of:=RANDBETWEEN(1;100)" office:value-type="float" office:value="79" calcext:value-type="float">
            <text:p>7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456" calcext:value-type="float">
            <text:p>7456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214" calcext:value-type="float">
            <text:p>5214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480" calcext:value-type="float">
            <text:p>1480.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3">
          <table:table-cell office:value-type="float" office:value="742" calcext:value-type="float">
            <text:p>742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901" calcext:value-type="float">
            <text:p>1901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3">
          <table:table-cell office:value-type="float" office:value="743" calcext:value-type="float">
            <text:p>743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964" calcext:value-type="float">
            <text:p>8964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744" calcext:value-type="float">
            <text:p>744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046" calcext:value-type="float">
            <text:p>5046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999" calcext:value-type="float">
            <text:p>1999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957" calcext:value-type="float">
            <text:p>7957.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747" calcext:value-type="float">
            <text:p>747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10" calcext:value-type="float">
            <text:p>5910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3">
          <table:table-cell office:value-type="float" office:value="748" calcext:value-type="float">
            <text:p>748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636" calcext:value-type="float">
            <text:p>3636.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3">
          <table:table-cell office:value-type="float" office:value="749" calcext:value-type="float">
            <text:p>749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307" calcext:value-type="float">
            <text:p>7307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022" calcext:value-type="float">
            <text:p>4022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3">
          <table:table-cell office:value-type="float" office:value="751" calcext:value-type="float">
            <text:p>751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945" calcext:value-type="float">
            <text:p>6945.00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3">
          <table:table-cell office:value-type="float" office:value="752" calcext:value-type="float">
            <text:p>752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205" calcext:value-type="float">
            <text:p>4205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3">
          <table:table-cell office:value-type="float" office:value="753" calcext:value-type="float">
            <text:p>753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703" calcext:value-type="float">
            <text:p>8703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97" calcext:value-type="float">
            <text:p>9897.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708" calcext:value-type="float">
            <text:p>7708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55" calcext:value-type="float">
            <text:p>9855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table:formula="of:=RANDBETWEEN(1;100)" office:value-type="float" office:value="35" calcext:value-type="float">
            <text:p>3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056" calcext:value-type="float">
            <text:p>3056.00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191" calcext:value-type="float">
            <text:p>1191.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759" calcext:value-type="float">
            <text:p>759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223" calcext:value-type="float">
            <text:p>2223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354" calcext:value-type="float">
            <text:p>5354.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table:formula="of:=RANDBETWEEN(1;100)" office:value-type="float" office:value="77" calcext:value-type="float">
            <text:p>7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136" calcext:value-type="float">
            <text:p>9136.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243" calcext:value-type="float">
            <text:p>2243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table:formula="of:=RANDBETWEEN(1;100)" office:value-type="float" office:value="64" calcext:value-type="float">
            <text:p>6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167" calcext:value-type="float">
            <text:p>9167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764" calcext:value-type="float">
            <text:p>764</text:p>
          </table:table-cell>
          <table:table-cell table:formula="of:=RANDBETWEEN(1;100)" office:value-type="float" office:value="17" calcext:value-type="float">
            <text:p>1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504" calcext:value-type="float">
            <text:p>8504.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266" calcext:value-type="float">
            <text:p>4266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361" calcext:value-type="float">
            <text:p>9361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196" calcext:value-type="float">
            <text:p>1196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603" calcext:value-type="float">
            <text:p>6603.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769" calcext:value-type="float">
            <text:p>769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343" calcext:value-type="float">
            <text:p>4343.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738" calcext:value-type="float">
            <text:p>1738.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771" calcext:value-type="float">
            <text:p>771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114" calcext:value-type="float">
            <text:p>2114.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25" calcext:value-type="float">
            <text:p>6225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773" calcext:value-type="float">
            <text:p>773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778" calcext:value-type="float">
            <text:p>2778.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774" calcext:value-type="float">
            <text:p>774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176" calcext:value-type="float">
            <text:p>9176.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563" calcext:value-type="float">
            <text:p>5563.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776" calcext:value-type="float">
            <text:p>776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667" calcext:value-type="float">
            <text:p>2667.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3">
          <table:table-cell office:value-type="float" office:value="777" calcext:value-type="float">
            <text:p>777</text:p>
          </table:table-cell>
          <table:table-cell table:formula="of:=RANDBETWEEN(1;100)" office:value-type="float" office:value="22" calcext:value-type="float">
            <text:p>2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754" calcext:value-type="float">
            <text:p>1754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3">
          <table:table-cell office:value-type="float" office:value="778" calcext:value-type="float">
            <text:p>778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294" calcext:value-type="float">
            <text:p>4294.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3">
          <table:table-cell office:value-type="float" office:value="779" calcext:value-type="float">
            <text:p>779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280" calcext:value-type="float">
            <text:p>1280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780" calcext:value-type="float">
            <text:p>780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794" calcext:value-type="float">
            <text:p>8794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3">
          <table:table-cell office:value-type="float" office:value="781" calcext:value-type="float">
            <text:p>781</text:p>
          </table:table-cell>
          <table:table-cell table:formula="of:=RANDBETWEEN(1;100)" office:value-type="float" office:value="21" calcext:value-type="float">
            <text:p>2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008" calcext:value-type="float">
            <text:p>9008.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782" calcext:value-type="float">
            <text:p>782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012" calcext:value-type="float">
            <text:p>4012.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3">
          <table:table-cell office:value-type="float" office:value="783" calcext:value-type="float">
            <text:p>783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195" calcext:value-type="float">
            <text:p>7195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3">
          <table:table-cell office:value-type="float" office:value="784" calcext:value-type="float">
            <text:p>784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978" calcext:value-type="float">
            <text:p>2978.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3">
          <table:table-cell office:value-type="float" office:value="785" calcext:value-type="float">
            <text:p>785</text:p>
          </table:table-cell>
          <table:table-cell table:formula="of:=RANDBETWEEN(1;100)" office:value-type="float" office:value="86" calcext:value-type="float">
            <text:p>8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81" calcext:value-type="float">
            <text:p>8381.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786" calcext:value-type="float">
            <text:p>786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573" calcext:value-type="float">
            <text:p>1573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3">
          <table:table-cell office:value-type="float" office:value="787" calcext:value-type="float">
            <text:p>787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149" calcext:value-type="float">
            <text:p>8149.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788" calcext:value-type="float">
            <text:p>788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604" calcext:value-type="float">
            <text:p>7604.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</table:table-row>
        <table:table-row table:style-name="ro3">
          <table:table-cell office:value-type="float" office:value="789" calcext:value-type="float">
            <text:p>789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031" calcext:value-type="float">
            <text:p>3031.00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790" calcext:value-type="float">
            <text:p>790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259" calcext:value-type="float">
            <text:p>7259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791" calcext:value-type="float">
            <text:p>791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973" calcext:value-type="float">
            <text:p>6973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792" calcext:value-type="float">
            <text:p>792</text:p>
          </table:table-cell>
          <table:table-cell table:formula="of:=RANDBETWEEN(1;100)" office:value-type="float" office:value="84" calcext:value-type="float">
            <text:p>8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177" calcext:value-type="float">
            <text:p>7177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3">
          <table:table-cell office:value-type="float" office:value="793" calcext:value-type="float">
            <text:p>793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599" calcext:value-type="float">
            <text:p>4599.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3">
          <table:table-cell office:value-type="float" office:value="794" calcext:value-type="float">
            <text:p>794</text:p>
          </table:table-cell>
          <table:table-cell table:formula="of:=RANDBETWEEN(1;100)" office:value-type="float" office:value="20" calcext:value-type="float">
            <text:p>2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225" calcext:value-type="float">
            <text:p>3225.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795" calcext:value-type="float">
            <text:p>795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452" calcext:value-type="float">
            <text:p>7452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</table:table-row>
        <table:table-row table:style-name="ro3">
          <table:table-cell office:value-type="float" office:value="796" calcext:value-type="float">
            <text:p>796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770" calcext:value-type="float">
            <text:p>8770.00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486" calcext:value-type="float">
            <text:p>5486.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table:formula="of:=RANDBETWEEN(1;100)" office:value-type="float" office:value="49" calcext:value-type="float">
            <text:p>4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003" calcext:value-type="float">
            <text:p>4003.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3">
          <table:table-cell office:value-type="float" office:value="799" calcext:value-type="float">
            <text:p>799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915" calcext:value-type="float">
            <text:p>7915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99" calcext:value-type="float">
            <text:p>2999.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3">
          <table:table-cell office:value-type="float" office:value="801" calcext:value-type="float">
            <text:p>801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056" calcext:value-type="float">
            <text:p>7056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901" calcext:value-type="float">
            <text:p>6901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082" calcext:value-type="float">
            <text:p>2082.00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3">
          <table:table-cell office:value-type="float" office:value="804" calcext:value-type="float">
            <text:p>804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086" calcext:value-type="float">
            <text:p>2086.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805" calcext:value-type="float">
            <text:p>805</text:p>
          </table:table-cell>
          <table:table-cell table:formula="of:=RANDBETWEEN(1;100)" office:value-type="float" office:value="10" calcext:value-type="float">
            <text:p>1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703" calcext:value-type="float">
            <text:p>2703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806" calcext:value-type="float">
            <text:p>806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834" calcext:value-type="float">
            <text:p>4834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807" calcext:value-type="float">
            <text:p>807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771" calcext:value-type="float">
            <text:p>4771.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808" calcext:value-type="float">
            <text:p>808</text:p>
          </table:table-cell>
          <table:table-cell table:formula="of:=RANDBETWEEN(1;100)" office:value-type="float" office:value="66" calcext:value-type="float">
            <text:p>6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528" calcext:value-type="float">
            <text:p>4528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809" calcext:value-type="float">
            <text:p>809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349" calcext:value-type="float">
            <text:p>8349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810" calcext:value-type="float">
            <text:p>810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908" calcext:value-type="float">
            <text:p>9908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811" calcext:value-type="float">
            <text:p>811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35" calcext:value-type="float">
            <text:p>3635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812" calcext:value-type="float">
            <text:p>812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945" calcext:value-type="float">
            <text:p>2945.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3">
          <table:table-cell office:value-type="float" office:value="813" calcext:value-type="float">
            <text:p>813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122" calcext:value-type="float">
            <text:p>3122.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814" calcext:value-type="float">
            <text:p>814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534" calcext:value-type="float">
            <text:p>3534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3">
          <table:table-cell office:value-type="float" office:value="815" calcext:value-type="float">
            <text:p>815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572" calcext:value-type="float">
            <text:p>2572.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816" calcext:value-type="float">
            <text:p>816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752" calcext:value-type="float">
            <text:p>7752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3">
          <table:table-cell office:value-type="float" office:value="817" calcext:value-type="float">
            <text:p>817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304" calcext:value-type="float">
            <text:p>9304.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</table:table-row>
        <table:table-row table:style-name="ro3">
          <table:table-cell office:value-type="float" office:value="818" calcext:value-type="float">
            <text:p>818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864" calcext:value-type="float">
            <text:p>8864.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819" calcext:value-type="float">
            <text:p>819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658" calcext:value-type="float">
            <text:p>7658.00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3">
          <table:table-cell office:value-type="float" office:value="820" calcext:value-type="float">
            <text:p>820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693" calcext:value-type="float">
            <text:p>5693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821" calcext:value-type="float">
            <text:p>821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108" calcext:value-type="float">
            <text:p>7108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3">
          <table:table-cell office:value-type="float" office:value="822" calcext:value-type="float">
            <text:p>822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277" calcext:value-type="float">
            <text:p>7277.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823" calcext:value-type="float">
            <text:p>823</text:p>
          </table:table-cell>
          <table:table-cell table:formula="of:=RANDBETWEEN(1;100)" office:value-type="float" office:value="56" calcext:value-type="float">
            <text:p>5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296" calcext:value-type="float">
            <text:p>3296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824" calcext:value-type="float">
            <text:p>824</text:p>
          </table:table-cell>
          <table:table-cell table:formula="of:=RANDBETWEEN(1;100)" office:value-type="float" office:value="29" calcext:value-type="float">
            <text:p>2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750" calcext:value-type="float">
            <text:p>6750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3">
          <table:table-cell office:value-type="float" office:value="825" calcext:value-type="float">
            <text:p>825</text:p>
          </table:table-cell>
          <table:table-cell table:formula="of:=RANDBETWEEN(1;100)" office:value-type="float" office:value="30" calcext:value-type="float">
            <text:p>3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679" calcext:value-type="float">
            <text:p>9679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3">
          <table:table-cell office:value-type="float" office:value="826" calcext:value-type="float">
            <text:p>826</text:p>
          </table:table-cell>
          <table:table-cell table:formula="of:=RANDBETWEEN(1;100)" office:value-type="float" office:value="13" calcext:value-type="float">
            <text:p>1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193" calcext:value-type="float">
            <text:p>6193.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3">
          <table:table-cell office:value-type="float" office:value="827" calcext:value-type="float">
            <text:p>827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421" calcext:value-type="float">
            <text:p>5421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828" calcext:value-type="float">
            <text:p>828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445" calcext:value-type="float">
            <text:p>5445.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829" calcext:value-type="float">
            <text:p>829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599" calcext:value-type="float">
            <text:p>4599.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830" calcext:value-type="float">
            <text:p>830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752" calcext:value-type="float">
            <text:p>5752.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831" calcext:value-type="float">
            <text:p>831</text:p>
          </table:table-cell>
          <table:table-cell table:formula="of:=RANDBETWEEN(1;100)" office:value-type="float" office:value="6" calcext:value-type="float">
            <text:p>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126" calcext:value-type="float">
            <text:p>6126.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103" calcext:value-type="float">
            <text:p>9103.00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</table:table-row>
        <table:table-row table:style-name="ro3">
          <table:table-cell office:value-type="float" office:value="833" calcext:value-type="float">
            <text:p>833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22" calcext:value-type="float">
            <text:p>6222.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3">
          <table:table-cell office:value-type="float" office:value="834" calcext:value-type="float">
            <text:p>834</text:p>
          </table:table-cell>
          <table:table-cell table:formula="of:=RANDBETWEEN(1;100)" office:value-type="float" office:value="54" calcext:value-type="float">
            <text:p>5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471" calcext:value-type="float">
            <text:p>4471.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835" calcext:value-type="float">
            <text:p>835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043" calcext:value-type="float">
            <text:p>1043.00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727" calcext:value-type="float">
            <text:p>5727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837" calcext:value-type="float">
            <text:p>837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355" calcext:value-type="float">
            <text:p>4355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3">
          <table:table-cell office:value-type="float" office:value="838" calcext:value-type="float">
            <text:p>838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952" calcext:value-type="float">
            <text:p>1952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</table:table-row>
        <table:table-row table:style-name="ro3">
          <table:table-cell office:value-type="float" office:value="839" calcext:value-type="float">
            <text:p>839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280" calcext:value-type="float">
            <text:p>3280.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264" calcext:value-type="float">
            <text:p>6264.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table:formula="of:=RANDBETWEEN(1;100)" office:value-type="float" office:value="4" calcext:value-type="float">
            <text:p>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740" calcext:value-type="float">
            <text:p>1740.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842" calcext:value-type="float">
            <text:p>842</text:p>
          </table:table-cell>
          <table:table-cell table:formula="of:=RANDBETWEEN(1;100)" office:value-type="float" office:value="53" calcext:value-type="float">
            <text:p>5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382" calcext:value-type="float">
            <text:p>3382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843" calcext:value-type="float">
            <text:p>843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35" calcext:value-type="float">
            <text:p>3635.00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3">
          <table:table-cell office:value-type="float" office:value="844" calcext:value-type="float">
            <text:p>844</text:p>
          </table:table-cell>
          <table:table-cell table:formula="of:=RANDBETWEEN(1;100)" office:value-type="float" office:value="90" calcext:value-type="float">
            <text:p>9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471" calcext:value-type="float">
            <text:p>7471.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845" calcext:value-type="float">
            <text:p>845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817" calcext:value-type="float">
            <text:p>7817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3">
          <table:table-cell office:value-type="float" office:value="846" calcext:value-type="float">
            <text:p>846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064" calcext:value-type="float">
            <text:p>7064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3">
          <table:table-cell office:value-type="float" office:value="847" calcext:value-type="float">
            <text:p>847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812" calcext:value-type="float">
            <text:p>1812.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3">
          <table:table-cell office:value-type="float" office:value="848" calcext:value-type="float">
            <text:p>848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920" calcext:value-type="float">
            <text:p>8920.00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3">
          <table:table-cell office:value-type="float" office:value="849" calcext:value-type="float">
            <text:p>849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990" calcext:value-type="float">
            <text:p>5990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3">
          <table:table-cell office:value-type="float" office:value="850" calcext:value-type="float">
            <text:p>850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690" calcext:value-type="float">
            <text:p>5690.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851" calcext:value-type="float">
            <text:p>851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349" calcext:value-type="float">
            <text:p>8349.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3">
          <table:table-cell office:value-type="float" office:value="852" calcext:value-type="float">
            <text:p>852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203" calcext:value-type="float">
            <text:p>8203.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853" calcext:value-type="float">
            <text:p>853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802" calcext:value-type="float">
            <text:p>9802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3">
          <table:table-cell office:value-type="float" office:value="854" calcext:value-type="float">
            <text:p>854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733" calcext:value-type="float">
            <text:p>4733.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3">
          <table:table-cell office:value-type="float" office:value="855" calcext:value-type="float">
            <text:p>855</text:p>
          </table:table-cell>
          <table:table-cell table:formula="of:=RANDBETWEEN(1;100)" office:value-type="float" office:value="1" calcext:value-type="float">
            <text:p>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194" calcext:value-type="float">
            <text:p>3194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856" calcext:value-type="float">
            <text:p>856</text:p>
          </table:table-cell>
          <table:table-cell table:formula="of:=RANDBETWEEN(1;100)" office:value-type="float" office:value="27" calcext:value-type="float">
            <text:p>2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924" calcext:value-type="float">
            <text:p>3924.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857" calcext:value-type="float">
            <text:p>857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815" calcext:value-type="float">
            <text:p>6815.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</table:table-row>
        <table:table-row table:style-name="ro3">
          <table:table-cell office:value-type="float" office:value="858" calcext:value-type="float">
            <text:p>858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555" calcext:value-type="float">
            <text:p>5555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859" calcext:value-type="float">
            <text:p>859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433" calcext:value-type="float">
            <text:p>7433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860" calcext:value-type="float">
            <text:p>860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597" calcext:value-type="float">
            <text:p>7597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861" calcext:value-type="float">
            <text:p>861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843" calcext:value-type="float">
            <text:p>5843.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3">
          <table:table-cell office:value-type="float" office:value="862" calcext:value-type="float">
            <text:p>862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220" calcext:value-type="float">
            <text:p>6220.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3">
          <table:table-cell office:value-type="float" office:value="863" calcext:value-type="float">
            <text:p>863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367" calcext:value-type="float">
            <text:p>3367.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864" calcext:value-type="float">
            <text:p>864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267" calcext:value-type="float">
            <text:p>4267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865" calcext:value-type="float">
            <text:p>865</text:p>
          </table:table-cell>
          <table:table-cell table:formula="of:=RANDBETWEEN(1;100)" office:value-type="float" office:value="92" calcext:value-type="float">
            <text:p>9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750" calcext:value-type="float">
            <text:p>3750.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3">
          <table:table-cell office:value-type="float" office:value="866" calcext:value-type="float">
            <text:p>866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598" calcext:value-type="float">
            <text:p>3598.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</table:table-row>
        <table:table-row table:style-name="ro3">
          <table:table-cell office:value-type="float" office:value="867" calcext:value-type="float">
            <text:p>867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938" calcext:value-type="float">
            <text:p>2938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868" calcext:value-type="float">
            <text:p>868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638" calcext:value-type="float">
            <text:p>9638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3">
          <table:table-cell office:value-type="float" office:value="869" calcext:value-type="float">
            <text:p>869</text:p>
          </table:table-cell>
          <table:table-cell table:formula="of:=RANDBETWEEN(1;100)" office:value-type="float" office:value="90" calcext:value-type="float">
            <text:p>9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625" calcext:value-type="float">
            <text:p>2625.00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870" calcext:value-type="float">
            <text:p>870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33" calcext:value-type="float">
            <text:p>8833.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871" calcext:value-type="float">
            <text:p>871</text:p>
          </table:table-cell>
          <table:table-cell table:formula="of:=RANDBETWEEN(1;100)" office:value-type="float" office:value="46" calcext:value-type="float">
            <text:p>4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517" calcext:value-type="float">
            <text:p>5517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872" calcext:value-type="float">
            <text:p>872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320" calcext:value-type="float">
            <text:p>1320.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3">
          <table:table-cell office:value-type="float" office:value="873" calcext:value-type="float">
            <text:p>873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461" calcext:value-type="float">
            <text:p>4461.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3">
          <table:table-cell office:value-type="float" office:value="874" calcext:value-type="float">
            <text:p>874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744" calcext:value-type="float">
            <text:p>1744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875" calcext:value-type="float">
            <text:p>875</text:p>
          </table:table-cell>
          <table:table-cell table:formula="of:=RANDBETWEEN(1;100)" office:value-type="float" office:value="19" calcext:value-type="float">
            <text:p>1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70" calcext:value-type="float">
            <text:p>6270.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876" calcext:value-type="float">
            <text:p>876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256" calcext:value-type="float">
            <text:p>4256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877" calcext:value-type="float">
            <text:p>877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693" calcext:value-type="float">
            <text:p>9693.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3">
          <table:table-cell office:value-type="float" office:value="878" calcext:value-type="float">
            <text:p>878</text:p>
          </table:table-cell>
          <table:table-cell table:formula="of:=RANDBETWEEN(1;100)" office:value-type="float" office:value="9" calcext:value-type="float">
            <text:p>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844" calcext:value-type="float">
            <text:p>7844.00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3">
          <table:table-cell office:value-type="float" office:value="879" calcext:value-type="float">
            <text:p>879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495" calcext:value-type="float">
            <text:p>7495.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3">
          <table:table-cell office:value-type="float" office:value="880" calcext:value-type="float">
            <text:p>880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71" calcext:value-type="float">
            <text:p>1671.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3">
          <table:table-cell office:value-type="float" office:value="881" calcext:value-type="float">
            <text:p>881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635" calcext:value-type="float">
            <text:p>7635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3">
          <table:table-cell office:value-type="float" office:value="882" calcext:value-type="float">
            <text:p>882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240" calcext:value-type="float">
            <text:p>8240.00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3">
          <table:table-cell office:value-type="float" office:value="883" calcext:value-type="float">
            <text:p>883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31" calcext:value-type="float">
            <text:p>8631.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3">
          <table:table-cell office:value-type="float" office:value="884" calcext:value-type="float">
            <text:p>884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063" calcext:value-type="float">
            <text:p>6063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885" calcext:value-type="float">
            <text:p>885</text:p>
          </table:table-cell>
          <table:table-cell table:formula="of:=RANDBETWEEN(1;100)" office:value-type="float" office:value="15" calcext:value-type="float">
            <text:p>1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042" calcext:value-type="float">
            <text:p>4042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886" calcext:value-type="float">
            <text:p>886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905" calcext:value-type="float">
            <text:p>1905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887" calcext:value-type="float">
            <text:p>887</text:p>
          </table:table-cell>
          <table:table-cell table:formula="of:=RANDBETWEEN(1;100)" office:value-type="float" office:value="3" calcext:value-type="float">
            <text:p>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417" calcext:value-type="float">
            <text:p>6417.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3">
          <table:table-cell office:value-type="float" office:value="888" calcext:value-type="float">
            <text:p>888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881" calcext:value-type="float">
            <text:p>6881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889" calcext:value-type="float">
            <text:p>889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59" calcext:value-type="float">
            <text:p>5959.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3">
          <table:table-cell office:value-type="float" office:value="890" calcext:value-type="float">
            <text:p>890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941" calcext:value-type="float">
            <text:p>6941.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3">
          <table:table-cell office:value-type="float" office:value="891" calcext:value-type="float">
            <text:p>891</text:p>
          </table:table-cell>
          <table:table-cell table:formula="of:=RANDBETWEEN(1;100)" office:value-type="float" office:value="58" calcext:value-type="float">
            <text:p>5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539" calcext:value-type="float">
            <text:p>7539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892" calcext:value-type="float">
            <text:p>892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802" calcext:value-type="float">
            <text:p>2802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893" calcext:value-type="float">
            <text:p>893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571" calcext:value-type="float">
            <text:p>8571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3">
          <table:table-cell office:value-type="float" office:value="894" calcext:value-type="float">
            <text:p>894</text:p>
          </table:table-cell>
          <table:table-cell table:formula="of:=RANDBETWEEN(1;100)" office:value-type="float" office:value="45" calcext:value-type="float">
            <text:p>4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601" calcext:value-type="float">
            <text:p>2601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895" calcext:value-type="float">
            <text:p>895</text:p>
          </table:table-cell>
          <table:table-cell table:formula="of:=RANDBETWEEN(1;100)" office:value-type="float" office:value="55" calcext:value-type="float">
            <text:p>5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953" calcext:value-type="float">
            <text:p>9953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3">
          <table:table-cell office:value-type="float" office:value="896" calcext:value-type="float">
            <text:p>896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532" calcext:value-type="float">
            <text:p>2532.00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3">
          <table:table-cell office:value-type="float" office:value="897" calcext:value-type="float">
            <text:p>897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106" calcext:value-type="float">
            <text:p>6106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3">
          <table:table-cell office:value-type="float" office:value="898" calcext:value-type="float">
            <text:p>898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460" calcext:value-type="float">
            <text:p>1460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899" calcext:value-type="float">
            <text:p>899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357" calcext:value-type="float">
            <text:p>3357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900" calcext:value-type="float">
            <text:p>900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042" calcext:value-type="float">
            <text:p>4042.00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</table:table-row>
        <table:table-row table:style-name="ro3">
          <table:table-cell office:value-type="float" office:value="901" calcext:value-type="float">
            <text:p>901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034" calcext:value-type="float">
            <text:p>7034.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3">
          <table:table-cell office:value-type="float" office:value="902" calcext:value-type="float">
            <text:p>902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722" calcext:value-type="float">
            <text:p>2722.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903" calcext:value-type="float">
            <text:p>903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452" calcext:value-type="float">
            <text:p>4452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904" calcext:value-type="float">
            <text:p>904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626" calcext:value-type="float">
            <text:p>1626.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3">
          <table:table-cell office:value-type="float" office:value="905" calcext:value-type="float">
            <text:p>905</text:p>
          </table:table-cell>
          <table:table-cell table:formula="of:=RANDBETWEEN(1;100)" office:value-type="float" office:value="18" calcext:value-type="float">
            <text:p>1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35" calcext:value-type="float">
            <text:p>8435.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906" calcext:value-type="float">
            <text:p>906</text:p>
          </table:table-cell>
          <table:table-cell table:formula="of:=RANDBETWEEN(1;100)" office:value-type="float" office:value="24" calcext:value-type="float">
            <text:p>2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762" calcext:value-type="float">
            <text:p>1762.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</table:table-row>
        <table:table-row table:style-name="ro3">
          <table:table-cell office:value-type="float" office:value="907" calcext:value-type="float">
            <text:p>907</text:p>
          </table:table-cell>
          <table:table-cell table:formula="of:=RANDBETWEEN(1;100)" office:value-type="float" office:value="61" calcext:value-type="float">
            <text:p>6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403" calcext:value-type="float">
            <text:p>2403.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908" calcext:value-type="float">
            <text:p>908</text:p>
          </table:table-cell>
          <table:table-cell table:formula="of:=RANDBETWEEN(1;100)" office:value-type="float" office:value="43" calcext:value-type="float">
            <text:p>4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855" calcext:value-type="float">
            <text:p>6855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3">
          <table:table-cell office:value-type="float" office:value="909" calcext:value-type="float">
            <text:p>909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024" calcext:value-type="float">
            <text:p>9024.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910" calcext:value-type="float">
            <text:p>910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431" calcext:value-type="float">
            <text:p>1431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3">
          <table:table-cell office:value-type="float" office:value="911" calcext:value-type="float">
            <text:p>911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520" calcext:value-type="float">
            <text:p>6520.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3">
          <table:table-cell office:value-type="float" office:value="912" calcext:value-type="float">
            <text:p>912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495" calcext:value-type="float">
            <text:p>9495.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913" calcext:value-type="float">
            <text:p>913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082" calcext:value-type="float">
            <text:p>8082.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3">
          <table:table-cell office:value-type="float" office:value="914" calcext:value-type="float">
            <text:p>914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113" calcext:value-type="float">
            <text:p>4113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3">
          <table:table-cell office:value-type="float" office:value="915" calcext:value-type="float">
            <text:p>915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874" calcext:value-type="float">
            <text:p>9874.00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3">
          <table:table-cell office:value-type="float" office:value="916" calcext:value-type="float">
            <text:p>916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725" calcext:value-type="float">
            <text:p>5725.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3">
          <table:table-cell office:value-type="float" office:value="917" calcext:value-type="float">
            <text:p>917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864" calcext:value-type="float">
            <text:p>4864.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3">
          <table:table-cell office:value-type="float" office:value="918" calcext:value-type="float">
            <text:p>918</text:p>
          </table:table-cell>
          <table:table-cell table:formula="of:=RANDBETWEEN(1;100)" office:value-type="float" office:value="98" calcext:value-type="float">
            <text:p>9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200" calcext:value-type="float">
            <text:p>3200.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919" calcext:value-type="float">
            <text:p>919</text:p>
          </table:table-cell>
          <table:table-cell table:formula="of:=RANDBETWEEN(1;100)" office:value-type="float" office:value="70" calcext:value-type="float">
            <text:p>7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400" calcext:value-type="float">
            <text:p>8400.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</table:table-row>
        <table:table-row table:style-name="ro3">
          <table:table-cell office:value-type="float" office:value="920" calcext:value-type="float">
            <text:p>920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39" calcext:value-type="float">
            <text:p>3239.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3">
          <table:table-cell office:value-type="float" office:value="921" calcext:value-type="float">
            <text:p>921</text:p>
          </table:table-cell>
          <table:table-cell table:formula="of:=RANDBETWEEN(1;100)" office:value-type="float" office:value="78" calcext:value-type="float">
            <text:p>7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977" calcext:value-type="float">
            <text:p>2977.00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3">
          <table:table-cell office:value-type="float" office:value="922" calcext:value-type="float">
            <text:p>922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188" calcext:value-type="float">
            <text:p>3188.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3">
          <table:table-cell office:value-type="float" office:value="923" calcext:value-type="float">
            <text:p>923</text:p>
          </table:table-cell>
          <table:table-cell table:formula="of:=RANDBETWEEN(1;100)" office:value-type="float" office:value="80" calcext:value-type="float">
            <text:p>8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414" calcext:value-type="float">
            <text:p>7414.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3">
          <table:table-cell office:value-type="float" office:value="924" calcext:value-type="float">
            <text:p>924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513" calcext:value-type="float">
            <text:p>9513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3">
          <table:table-cell office:value-type="float" office:value="925" calcext:value-type="float">
            <text:p>925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346" calcext:value-type="float">
            <text:p>3346.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</table:table-row>
        <table:table-row table:style-name="ro3">
          <table:table-cell office:value-type="float" office:value="926" calcext:value-type="float">
            <text:p>926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964" calcext:value-type="float">
            <text:p>2964.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3">
          <table:table-cell office:value-type="float" office:value="927" calcext:value-type="float">
            <text:p>927</text:p>
          </table:table-cell>
          <table:table-cell table:formula="of:=RANDBETWEEN(1;100)" office:value-type="float" office:value="69" calcext:value-type="float">
            <text:p>6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301" calcext:value-type="float">
            <text:p>4301.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3">
          <table:table-cell office:value-type="float" office:value="928" calcext:value-type="float">
            <text:p>928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962" calcext:value-type="float">
            <text:p>3962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3">
          <table:table-cell office:value-type="float" office:value="929" calcext:value-type="float">
            <text:p>929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158" calcext:value-type="float">
            <text:p>2158.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3">
          <table:table-cell office:value-type="float" office:value="930" calcext:value-type="float">
            <text:p>930</text:p>
          </table:table-cell>
          <table:table-cell table:formula="of:=RANDBETWEEN(1;100)" office:value-type="float" office:value="60" calcext:value-type="float">
            <text:p>6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383" calcext:value-type="float">
            <text:p>7383.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3">
          <table:table-cell office:value-type="float" office:value="931" calcext:value-type="float">
            <text:p>931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158" calcext:value-type="float">
            <text:p>6158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</table:table-row>
        <table:table-row table:style-name="ro3">
          <table:table-cell office:value-type="float" office:value="932" calcext:value-type="float">
            <text:p>932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973" calcext:value-type="float">
            <text:p>5973.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3">
          <table:table-cell office:value-type="float" office:value="933" calcext:value-type="float">
            <text:p>933</text:p>
          </table:table-cell>
          <table:table-cell table:formula="of:=RANDBETWEEN(1;100)" office:value-type="float" office:value="82" calcext:value-type="float">
            <text:p>8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365" calcext:value-type="float">
            <text:p>3365.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3">
          <table:table-cell office:value-type="float" office:value="934" calcext:value-type="float">
            <text:p>934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63" calcext:value-type="float">
            <text:p>6263.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3">
          <table:table-cell office:value-type="float" office:value="935" calcext:value-type="float">
            <text:p>935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464" calcext:value-type="float">
            <text:p>6464.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3">
          <table:table-cell office:value-type="float" office:value="936" calcext:value-type="float">
            <text:p>936</text:p>
          </table:table-cell>
          <table:table-cell table:formula="of:=RANDBETWEEN(1;100)" office:value-type="float" office:value="75" calcext:value-type="float">
            <text:p>7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266" calcext:value-type="float">
            <text:p>8266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03" calcext:value-type="float">
            <text:p>6203.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3">
          <table:table-cell office:value-type="float" office:value="938" calcext:value-type="float">
            <text:p>938</text:p>
          </table:table-cell>
          <table:table-cell table:formula="of:=RANDBETWEEN(1;100)" office:value-type="float" office:value="59" calcext:value-type="float">
            <text:p>5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441" calcext:value-type="float">
            <text:p>7441.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</table:table-row>
        <table:table-row table:style-name="ro3">
          <table:table-cell office:value-type="float" office:value="939" calcext:value-type="float">
            <text:p>939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275" calcext:value-type="float">
            <text:p>3275.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940" calcext:value-type="float">
            <text:p>940</text:p>
          </table:table-cell>
          <table:table-cell table:formula="of:=RANDBETWEEN(1;100)" office:value-type="float" office:value="42" calcext:value-type="float">
            <text:p>4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498" calcext:value-type="float">
            <text:p>2498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941" calcext:value-type="float">
            <text:p>941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04" calcext:value-type="float">
            <text:p>9804.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942" calcext:value-type="float">
            <text:p>942</text:p>
          </table:table-cell>
          <table:table-cell table:formula="of:=RANDBETWEEN(1;100)" office:value-type="float" office:value="36" calcext:value-type="float">
            <text:p>3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960" calcext:value-type="float">
            <text:p>6960.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3">
          <table:table-cell office:value-type="float" office:value="943" calcext:value-type="float">
            <text:p>943</text:p>
          </table:table-cell>
          <table:table-cell table:formula="of:=RANDBETWEEN(1;100)" office:value-type="float" office:value="73" calcext:value-type="float">
            <text:p>7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666" calcext:value-type="float">
            <text:p>8666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3">
          <table:table-cell office:value-type="float" office:value="944" calcext:value-type="float">
            <text:p>944</text:p>
          </table:table-cell>
          <table:table-cell table:formula="of:=RANDBETWEEN(1;100)" office:value-type="float" office:value="95" calcext:value-type="float">
            <text:p>9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234" calcext:value-type="float">
            <text:p>4234.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3">
          <table:table-cell office:value-type="float" office:value="945" calcext:value-type="float">
            <text:p>945</text:p>
          </table:table-cell>
          <table:table-cell table:formula="of:=RANDBETWEEN(1;100)" office:value-type="float" office:value="44" calcext:value-type="float">
            <text:p>4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037" calcext:value-type="float">
            <text:p>6037.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3">
          <table:table-cell office:value-type="float" office:value="946" calcext:value-type="float">
            <text:p>946</text:p>
          </table:table-cell>
          <table:table-cell table:formula="of:=RANDBETWEEN(1;100)" office:value-type="float" office:value="16" calcext:value-type="float">
            <text:p>1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159" calcext:value-type="float">
            <text:p>5159.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3">
          <table:table-cell office:value-type="float" office:value="947" calcext:value-type="float">
            <text:p>947</text:p>
          </table:table-cell>
          <table:table-cell table:formula="of:=RANDBETWEEN(1;100)" office:value-type="float" office:value="25" calcext:value-type="float">
            <text:p>2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046" calcext:value-type="float">
            <text:p>6046.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</table:table-row>
        <table:table-row table:style-name="ro3">
          <table:table-cell office:value-type="float" office:value="948" calcext:value-type="float">
            <text:p>948</text:p>
          </table:table-cell>
          <table:table-cell table:formula="of:=RANDBETWEEN(1;100)" office:value-type="float" office:value="14" calcext:value-type="float">
            <text:p>1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524" calcext:value-type="float">
            <text:p>6524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3">
          <table:table-cell office:value-type="float" office:value="949" calcext:value-type="float">
            <text:p>949</text:p>
          </table:table-cell>
          <table:table-cell table:formula="of:=RANDBETWEEN(1;100)" office:value-type="float" office:value="51" calcext:value-type="float">
            <text:p>5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897" calcext:value-type="float">
            <text:p>2897.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</table:table-row>
        <table:table-row table:style-name="ro3">
          <table:table-cell office:value-type="float" office:value="950" calcext:value-type="float">
            <text:p>950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102" calcext:value-type="float">
            <text:p>5102.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951" calcext:value-type="float">
            <text:p>951</text:p>
          </table:table-cell>
          <table:table-cell table:formula="of:=RANDBETWEEN(1;100)" office:value-type="float" office:value="72" calcext:value-type="float">
            <text:p>7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197" calcext:value-type="float">
            <text:p>9197.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table:formula="of:=RANDBETWEEN(1;100)" office:value-type="float" office:value="94" calcext:value-type="float">
            <text:p>9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265" calcext:value-type="float">
            <text:p>7265.00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table:formula="of:=RANDBETWEEN(1;100)" office:value-type="float" office:value="68" calcext:value-type="float">
            <text:p>6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428" calcext:value-type="float">
            <text:p>6428.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table:formula="of:=RANDBETWEEN(1;100)" office:value-type="float" office:value="63" calcext:value-type="float">
            <text:p>6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322" calcext:value-type="float">
            <text:p>1322.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table:formula="of:=RANDBETWEEN(1;100)" office:value-type="float" office:value="85" calcext:value-type="float">
            <text:p>8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576" calcext:value-type="float">
            <text:p>1576.00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3">
          <table:table-cell office:value-type="float" office:value="956" calcext:value-type="float">
            <text:p>956</text:p>
          </table:table-cell>
          <table:table-cell table:formula="of:=RANDBETWEEN(1;100)" office:value-type="float" office:value="32" calcext:value-type="float">
            <text:p>3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448" calcext:value-type="float">
            <text:p>6448.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957" calcext:value-type="float">
            <text:p>957</text:p>
          </table:table-cell>
          <table:table-cell table:formula="of:=RANDBETWEEN(1;100)" office:value-type="float" office:value="47" calcext:value-type="float">
            <text:p>4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962" calcext:value-type="float">
            <text:p>5962.00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3">
          <table:table-cell office:value-type="float" office:value="958" calcext:value-type="float">
            <text:p>958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504" calcext:value-type="float">
            <text:p>9504.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3">
          <table:table-cell office:value-type="float" office:value="959" calcext:value-type="float">
            <text:p>959</text:p>
          </table:table-cell>
          <table:table-cell table:formula="of:=RANDBETWEEN(1;100)" office:value-type="float" office:value="81" calcext:value-type="float">
            <text:p>8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756" calcext:value-type="float">
            <text:p>8756.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3">
          <table:table-cell office:value-type="float" office:value="960" calcext:value-type="float">
            <text:p>960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751" calcext:value-type="float">
            <text:p>3751.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3">
          <table:table-cell office:value-type="float" office:value="961" calcext:value-type="float">
            <text:p>961</text:p>
          </table:table-cell>
          <table:table-cell table:formula="of:=RANDBETWEEN(1;100)" office:value-type="float" office:value="87" calcext:value-type="float">
            <text:p>8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650" calcext:value-type="float">
            <text:p>2650.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3">
          <table:table-cell office:value-type="float" office:value="962" calcext:value-type="float">
            <text:p>962</text:p>
          </table:table-cell>
          <table:table-cell table:formula="of:=RANDBETWEEN(1;100)" office:value-type="float" office:value="41" calcext:value-type="float">
            <text:p>4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616" calcext:value-type="float">
            <text:p>3616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3">
          <table:table-cell office:value-type="float" office:value="963" calcext:value-type="float">
            <text:p>963</text:p>
          </table:table-cell>
          <table:table-cell table:formula="of:=RANDBETWEEN(1;100)" office:value-type="float" office:value="91" calcext:value-type="float">
            <text:p>9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31" calcext:value-type="float">
            <text:p>8331.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3">
          <table:table-cell office:value-type="float" office:value="964" calcext:value-type="float">
            <text:p>964</text:p>
          </table:table-cell>
          <table:table-cell table:formula="of:=RANDBETWEEN(1;100)" office:value-type="float" office:value="6" calcext:value-type="float">
            <text:p>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338" calcext:value-type="float">
            <text:p>7338.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3">
          <table:table-cell office:value-type="float" office:value="965" calcext:value-type="float">
            <text:p>965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427" calcext:value-type="float">
            <text:p>2427.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3">
          <table:table-cell office:value-type="float" office:value="966" calcext:value-type="float">
            <text:p>966</text:p>
          </table:table-cell>
          <table:table-cell table:formula="of:=RANDBETWEEN(1;100)" office:value-type="float" office:value="12" calcext:value-type="float">
            <text:p>1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558" calcext:value-type="float">
            <text:p>3558.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967" calcext:value-type="float">
            <text:p>967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236" calcext:value-type="float">
            <text:p>4236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table:formula="of:=RANDBETWEEN(1;100)" office:value-type="float" office:value="8" calcext:value-type="float">
            <text:p>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721" calcext:value-type="float">
            <text:p>9721.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table:formula="of:=RANDBETWEEN(1;100)" office:value-type="float" office:value="38" calcext:value-type="float">
            <text:p>3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412" calcext:value-type="float">
            <text:p>9412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3">
          <table:table-cell office:value-type="float" office:value="970" calcext:value-type="float">
            <text:p>970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332" calcext:value-type="float">
            <text:p>7332.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table:formula="of:=RANDBETWEEN(1;100)" office:value-type="float" office:value="37" calcext:value-type="float">
            <text:p>3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179" calcext:value-type="float">
            <text:p>1179.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3">
          <table:table-cell office:value-type="float" office:value="972" calcext:value-type="float">
            <text:p>972</text:p>
          </table:table-cell>
          <table:table-cell table:formula="of:=RANDBETWEEN(1;100)" office:value-type="float" office:value="26" calcext:value-type="float">
            <text:p>2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531" calcext:value-type="float">
            <text:p>5531.00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3">
          <table:table-cell office:value-type="float" office:value="973" calcext:value-type="float">
            <text:p>973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222" calcext:value-type="float">
            <text:p>5222.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3">
          <table:table-cell office:value-type="float" office:value="974" calcext:value-type="float">
            <text:p>974</text:p>
          </table:table-cell>
          <table:table-cell table:formula="of:=RANDBETWEEN(1;100)" office:value-type="float" office:value="76" calcext:value-type="float">
            <text:p>7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114" calcext:value-type="float">
            <text:p>4114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3">
          <table:table-cell office:value-type="float" office:value="975" calcext:value-type="float">
            <text:p>975</text:p>
          </table:table-cell>
          <table:table-cell table:formula="of:=RANDBETWEEN(1;100)" office:value-type="float" office:value="88" calcext:value-type="float">
            <text:p>8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985" calcext:value-type="float">
            <text:p>8985.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3">
          <table:table-cell office:value-type="float" office:value="976" calcext:value-type="float">
            <text:p>976</text:p>
          </table:table-cell>
          <table:table-cell table:formula="of:=RANDBETWEEN(1;100)" office:value-type="float" office:value="28" calcext:value-type="float">
            <text:p>2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09" calcext:value-type="float">
            <text:p>8309.00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977" calcext:value-type="float">
            <text:p>977</text:p>
          </table:table-cell>
          <table:table-cell table:formula="of:=RANDBETWEEN(1;100)" office:value-type="float" office:value="23" calcext:value-type="float">
            <text:p>2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301" calcext:value-type="float">
            <text:p>5301.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3">
          <table:table-cell office:value-type="float" office:value="978" calcext:value-type="float">
            <text:p>978</text:p>
          </table:table-cell>
          <table:table-cell table:formula="of:=RANDBETWEEN(1;100)" office:value-type="float" office:value="74" calcext:value-type="float">
            <text:p>7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747" calcext:value-type="float">
            <text:p>7747.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3">
          <table:table-cell office:value-type="float" office:value="979" calcext:value-type="float">
            <text:p>979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568" calcext:value-type="float">
            <text:p>2568.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3">
          <table:table-cell office:value-type="float" office:value="980" calcext:value-type="float">
            <text:p>980</text:p>
          </table:table-cell>
          <table:table-cell table:formula="of:=RANDBETWEEN(1;100)" office:value-type="float" office:value="2" calcext:value-type="float">
            <text:p>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815" calcext:value-type="float">
            <text:p>3815.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3">
          <table:table-cell office:value-type="float" office:value="981" calcext:value-type="float">
            <text:p>981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731" calcext:value-type="float">
            <text:p>6731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3">
          <table:table-cell office:value-type="float" office:value="982" calcext:value-type="float">
            <text:p>982</text:p>
          </table:table-cell>
          <table:table-cell table:formula="of:=RANDBETWEEN(1;100)" office:value-type="float" office:value="34" calcext:value-type="float">
            <text:p>3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140" calcext:value-type="float">
            <text:p>4140.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</table:table-row>
        <table:table-row table:style-name="ro3">
          <table:table-cell office:value-type="float" office:value="983" calcext:value-type="float">
            <text:p>983</text:p>
          </table:table-cell>
          <table:table-cell table:formula="of:=RANDBETWEEN(1;100)" office:value-type="float" office:value="97" calcext:value-type="float">
            <text:p>9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376" calcext:value-type="float">
            <text:p>6376.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3">
          <table:table-cell office:value-type="float" office:value="984" calcext:value-type="float">
            <text:p>984</text:p>
          </table:table-cell>
          <table:table-cell table:formula="of:=RANDBETWEEN(1;100)" office:value-type="float" office:value="48" calcext:value-type="float">
            <text:p>4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86" calcext:value-type="float">
            <text:p>8886.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</table:table-row>
        <table:table-row table:style-name="ro3">
          <table:table-cell office:value-type="float" office:value="985" calcext:value-type="float">
            <text:p>985</text:p>
          </table:table-cell>
          <table:table-cell table:formula="of:=RANDBETWEEN(1;100)" office:value-type="float" office:value="57" calcext:value-type="float">
            <text:p>5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651" calcext:value-type="float">
            <text:p>7651.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3">
          <table:table-cell office:value-type="float" office:value="986" calcext:value-type="float">
            <text:p>986</text:p>
          </table:table-cell>
          <table:table-cell table:formula="of:=RANDBETWEEN(1;100)" office:value-type="float" office:value="52" calcext:value-type="float">
            <text:p>5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727" calcext:value-type="float">
            <text:p>2727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3">
          <table:table-cell office:value-type="float" office:value="987" calcext:value-type="float">
            <text:p>987</text:p>
          </table:table-cell>
          <table:table-cell table:formula="of:=RANDBETWEEN(1;100)" office:value-type="float" office:value="96" calcext:value-type="float">
            <text:p>9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407" calcext:value-type="float">
            <text:p>3407.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3">
          <table:table-cell office:value-type="float" office:value="988" calcext:value-type="float">
            <text:p>988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228" calcext:value-type="float">
            <text:p>9228.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3">
          <table:table-cell office:value-type="float" office:value="989" calcext:value-type="float">
            <text:p>989</text:p>
          </table:table-cell>
          <table:table-cell table:formula="of:=RANDBETWEEN(1;100)" office:value-type="float" office:value="67" calcext:value-type="float">
            <text:p>6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359" calcext:value-type="float">
            <text:p>8359.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3">
          <table:table-cell office:value-type="float" office:value="990" calcext:value-type="float">
            <text:p>990</text:p>
          </table:table-cell>
          <table:table-cell table:formula="of:=RANDBETWEEN(1;100)" office:value-type="float" office:value="33" calcext:value-type="float">
            <text:p>3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673" calcext:value-type="float">
            <text:p>6673.00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3">
          <table:table-cell office:value-type="float" office:value="991" calcext:value-type="float">
            <text:p>991</text:p>
          </table:table-cell>
          <table:table-cell table:formula="of:=RANDBETWEEN(1;100)" office:value-type="float" office:value="89" calcext:value-type="float">
            <text:p>8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590" calcext:value-type="float">
            <text:p>6590.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3">
          <table:table-cell office:value-type="float" office:value="992" calcext:value-type="float">
            <text:p>992</text:p>
          </table:table-cell>
          <table:table-cell table:formula="of:=RANDBETWEEN(1;100)" office:value-type="float" office:value="99" calcext:value-type="float">
            <text:p>9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763" calcext:value-type="float">
            <text:p>5763.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3">
          <table:table-cell office:value-type="float" office:value="993" calcext:value-type="float">
            <text:p>993</text:p>
          </table:table-cell>
          <table:table-cell table:formula="of:=RANDBETWEEN(1;100)" office:value-type="float" office:value="71" calcext:value-type="float">
            <text:p>7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523" calcext:value-type="float">
            <text:p>1523.00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</table:table-row>
        <table:table-row table:style-name="ro3">
          <table:table-cell office:value-type="float" office:value="994" calcext:value-type="float">
            <text:p>994</text:p>
          </table:table-cell>
          <table:table-cell table:formula="of:=RANDBETWEEN(1;100)" office:value-type="float" office:value="64" calcext:value-type="float">
            <text:p>6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165" calcext:value-type="float">
            <text:p>6165.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3">
          <table:table-cell office:value-type="float" office:value="995" calcext:value-type="float">
            <text:p>995</text:p>
          </table:table-cell>
          <table:table-cell table:formula="of:=RANDBETWEEN(1;100)" office:value-type="float" office:value="5" calcext:value-type="float">
            <text:p>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65" calcext:value-type="float">
            <text:p>6465.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table:formula="of:=RANDBETWEEN(1;100)" office:value-type="float" office:value="65" calcext:value-type="float">
            <text:p>6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24" calcext:value-type="float">
            <text:p>8424.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3">
          <table:table-cell office:value-type="float" office:value="997" calcext:value-type="float">
            <text:p>997</text:p>
          </table:table-cell>
          <table:table-cell table:formula="of:=RANDBETWEEN(1;100)" office:value-type="float" office:value="11" calcext:value-type="float">
            <text:p>1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896" calcext:value-type="float">
            <text:p>9896.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3">
          <table:table-cell office:value-type="float" office:value="998" calcext:value-type="float">
            <text:p>998</text:p>
          </table:table-cell>
          <table:table-cell table:formula="of:=RANDBETWEEN(1;100)" office:value-type="float" office:value="7" calcext:value-type="float">
            <text:p>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906" calcext:value-type="float">
            <text:p>4906.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3">
          <table:table-cell office:value-type="float" office:value="999" calcext:value-type="float">
            <text:p>999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724" calcext:value-type="float">
            <text:p>8724.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RANDBETWEEN(1;100)" office:value-type="float" office:value="62" calcext:value-type="float">
            <text:p>6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708" calcext:value-type="float">
            <text:p>8708.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</table:table>
      <table:named-expressions/>
      <table:database-ranges>
        <table:database-range table:name="__Anonymous_Sheet_DB__6" table:target-range-address="order_has_good.A1:order_has_good.B1048576">
          <table:sort>
            <table:sort-by table:field-number="1" table:data-type="automatic"/>
          </table:sort>
        </table:database-range>
        <table:database-range table:name="__Anonymous_Sheet_DB__7" table:target-range-address="category_has_good.A1:category_has_good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9:13:38.751805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5-04T20:24:44.014484516</dc:date>
    <dc:creator>Alexander Myasnov</dc:creator>
    <meta:editing-duration>PT9H49M2S</meta:editing-duration>
    <meta:editing-cycles>30</meta:editing-cycles>
    <meta:generator>LibreOffice/5.0.3.2$Linux_X86_64 LibreOffice_project/00m0$Build-2</meta:generator>
    <meta:document-statistic meta:table-count="9" meta:cell-count="8816" meta:object-count="0"/>
    <meta:user-defined meta:name=""/>
  </office:meta>
</office:document-meta>
</file>